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</office:automatic-styles>
  <office:body>
    <office:spreadsheet>
      <table:table table:name="Przytatnk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office:value-type="string">
            <text:p>nr</text:p>
          </table:table-cell>
          <table:table-cell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ekłonice / Wieś</text:p>
          </table:table-cell>
          <table:table-cell office:value-type="string">
            <text:p>ŁABUS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iekłonice - nż</text:p>
          </table:table-cell>
          <table:table-cell office:value-type="string">
            <text:p>Łabusz I - nż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iekłonice / Działki II</text:p>
          </table:table-cell>
          <table:table-cell office:value-type="string">
            <text:p>Łabusz - nż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iekłonice Działki / Petla</text:p>
          </table:table-cell>
          <table:table-cell office:value-type="string">
            <text:p>Północna II-nż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iekłonice / Drukarnia - nż</text:p>
          </table:table-cell>
          <table:table-cell office:value-type="string">
            <text:p>Północna I-nż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iekłonice / Działki I - nż</text:p>
          </table:table-cell>
          <table:table-cell office:value-type="string">
            <text:p>Jamno / MWiK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echicka / FMB</text:p>
          </table:table-cell>
          <table:table-cell office:value-type="string">
            <text:p>Jamno /Jamneńska - nż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echicka / Łużycka</text:p>
          </table:table-cell>
          <table:table-cell office:value-type="string">
            <text:p>Jamno Początkow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owstańców Wielkopolskich</text:p>
          </table:table-cell>
          <table:table-cell office:value-type="string">
            <text:p>Jamno / Skrzyżowani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worzec PKP / Bank</text:p>
          </table:table-cell>
          <table:table-cell office:value-type="string">
            <text:p>Koszalińska / Kwiatowa - nż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rmii Krajowej / Niepodległośc</text:p>
          </table:table-cell>
          <table:table-cell office:value-type="string">
            <text:p>Koszalińska / <text:s/>Jamno - nż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onte Cassino / Podgórna</text:p>
          </table:table-cell>
          <table:table-cell office:value-type="string">
            <text:p>Działki - nż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ładysława IV / Wańkowicza</text:p>
          </table:table-cell>
          <table:table-cell office:value-type="string">
            <text:p>Ogrody Działkow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ładysława IV / EMKA</text:p>
          </table:table-cell>
          <table:table-cell office:value-type="string">
            <text:p>Ogrody Działkowe I - nż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ładysława IV / Pętla</text:p>
          </table:table-cell>
          <table:table-cell office:value-type="string">
            <text:p>Ogrody Działkowe II - nż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ładysława IV / Wiadukt</text:p>
          </table:table-cell>
          <table:table-cell office:value-type="string">
            <text:p>Ogrody Działkowe III - nż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TBS / Brytyjska - nż</text:p>
          </table:table-cell>
          <table:table-cell office:value-type="string">
            <text:p>Osiedle UE / Francuska - nż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siedle UE / Francuska - nż</text:p>
          </table:table-cell>
          <table:table-cell office:value-type="string">
            <text:p>KTBS / Brytyjska - nż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grody Działkowe III - nż</text:p>
          </table:table-cell>
          <table:table-cell office:value-type="string">
            <text:p>Władysława IV / Pętl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grody Dzałkowe II - nż</text:p>
          </table:table-cell>
          <table:table-cell office:value-type="string">
            <text:p>Władysława IV / Kwiatkowskiego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grody Dzałkowe I - nż</text:p>
          </table:table-cell>
          <table:table-cell office:value-type="string">
            <text:p>Władysława IV / Sikorskiego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ziałki - nż</text:p>
          </table:table-cell>
          <table:table-cell office:value-type="string">
            <text:p>Władysława IV / Kutrzeb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Koszalińska/Jamno-nż</text:p>
          </table:table-cell>
          <table:table-cell office:value-type="string">
            <text:p>Monte Cassino / Bałtycka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Koszalińska / Kwiatowa - nż</text:p>
          </table:table-cell>
          <table:table-cell office:value-type="string">
            <text:p>Armii Krajowej / Kościół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amno / Skrzyżowanie</text:p>
          </table:table-cell>
          <table:table-cell office:value-type="string">
            <text:p>Dworzec PKP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Jamno / Początkowy</text:p>
          </table:table-cell>
          <table:table-cell office:value-type="string">
            <text:p>Dworzec PKP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Jamno / Początkowy</text:p>
          </table:table-cell>
          <table:table-cell office:value-type="string">
            <text:p>Krakusa i Wandy / Zwycięstwa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amno / Jamneńska - nż</text:p>
          </table:table-cell>
          <table:table-cell office:value-type="string">
            <text:p>Lechicka / Kolejowa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Jamno / MWiK</text:p>
          </table:table-cell>
          <table:table-cell office:value-type="string">
            <text:p>Lechicka / FMB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ółnocna / Torfowa I - nż</text:p>
          </table:table-cell>
          <table:table-cell office:value-type="string">
            <text:p>Niekłonice / Działki I - nż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ółnocna / Torfowa II - nż</text:p>
          </table:table-cell>
          <table:table-cell office:value-type="string">
            <text:p>Niekłonice / Drukarnia - nż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Łabusz - nż</text:p>
          </table:table-cell>
          <table:table-cell office:value-type="string">
            <text:p>Niekłonice Działki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Łabusz I - nż</text:p>
          </table:table-cell>
          <table:table-cell office:value-type="string">
            <text:p>Niekłonice Działki k. Wieś</text:p>
          </table:table-cell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iekłonice - nż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table:style-name="Default"/>
        </table:table-row>
        <table:table-row table:style-name="ro1">
          <table:table-cell office:value-type="float" office:value="36">
            <text:p>36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" office:value-type="string" table:number-columns-spanned="2" table:number-rows-spanned="1">
            <text:p>kierunek</text:p>
          </table:table-cell>
          <table:covered-table-cell table:style-name="Default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</table:table>
      <table:table table:name="1_1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Niekłonice / Wieś</text:p>
          </table:table-cell>
          <table:table-cell table:style-name="Default"/>
          <table:table-cell office:value-type="string">
            <text:p>6:14va</text:p>
          </table:table-cell>
          <table:table-cell table:style-name="Default"/>
          <table:table-cell office:value-type="string">
            <text:p>7:15Sa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office:value-type="string">
            <text:p>13:10J</text:p>
          </table:table-cell>
          <table:table-cell table:style-name="Default"/>
          <table:table-cell office:value-type="string">
            <text:p>14:30j</text:p>
          </table:table-cell>
          <table:table-cell table:style-name="Default"/>
          <table:table-cell office:value-type="string">
            <text:p>15:50a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Niekłonice - nż</text:p>
          </table:table-cell>
          <table:table-cell table:style-name="Default"/>
          <table:table-cell office:value-type="string">
            <text:p>6:15va</text:p>
          </table:table-cell>
          <table:table-cell table:style-name="Default"/>
          <table:table-cell office:value-type="string">
            <text:p>7:16Sa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office:value-type="string">
            <text:p>13:11J</text:p>
          </table:table-cell>
          <table:table-cell table:style-name="Default"/>
          <table:table-cell office:value-type="string">
            <text:p>14:31j</text:p>
          </table:table-cell>
          <table:table-cell table:style-name="Default"/>
          <table:table-cell office:value-type="string">
            <text:p>15:51a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Niekłonice / Działki II</text:p>
          </table:table-cell>
          <table:table-cell table:style-name="Default"/>
          <table:table-cell office:value-type="string">
            <text:p>6:16va</text:p>
          </table:table-cell>
          <table:table-cell table:style-name="Default"/>
          <table:table-cell office:value-type="string">
            <text:p>7:17Sa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office:value-type="string">
            <text:p>13:12J</text:p>
          </table:table-cell>
          <table:table-cell table:style-name="Default"/>
          <table:table-cell office:value-type="string">
            <text:p>14:32j</text:p>
          </table:table-cell>
          <table:table-cell table:style-name="Default"/>
          <table:table-cell office:value-type="string">
            <text:p>15:52a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Niekłonice Działki / Petla</text:p>
          </table:table-cell>
          <table:table-cell office:value-type="string">
            <text:p>5:32</text:p>
          </table:table-cell>
          <table:table-cell table:style-name="Default"/>
          <table:table-cell office:value-type="string">
            <text:p>6:47w</text:p>
          </table:table-cell>
          <table:table-cell table:style-name="Default"/>
          <table:table-cell office:value-type="string">
            <text:p>7:40wv</text:p>
          </table:table-cell>
          <table:table-cell office:value-type="string">
            <text:p>7:50J</text:p>
          </table:table-cell>
          <table:table-cell office:value-type="string">
            <text:p>8:52J</text:p>
          </table:table-cell>
          <table:table-cell office:value-type="string">
            <text:p>10:22J</text:p>
          </table:table-cell>
          <table:table-cell office:value-type="string">
            <text:p>11:41S</text:p>
          </table:table-cell>
          <table:table-cell office:value-type="string">
            <text:p>12:35J</text:p>
          </table:table-cell>
          <table:table-cell table:style-name="Default"/>
          <table:table-cell office:value-type="string">
            <text:p>13:42Sa</text:p>
          </table:table-cell>
          <table:table-cell table:style-name="Default"/>
          <table:table-cell office:value-type="string">
            <text:p>15:07J</text:p>
          </table:table-cell>
          <table:table-cell table:style-name="Default"/>
          <table:table-cell office:value-type="string">
            <text:p>16:32J</text:p>
          </table:table-cell>
          <table:table-cell office:value-type="string">
            <text:p>17:12</text:p>
          </table:table-cell>
          <table:table-cell office:value-type="string">
            <text:p>17:36x</text:p>
          </table:table-cell>
          <table:table-cell office:value-type="string">
            <text:p>18:32J</text:p>
          </table:table-cell>
          <table:table-cell office:value-type="string">
            <text:p>19:52w</text:p>
          </table:table-cell>
          <table:table-cell office:value-type="string">
            <text:p>20:57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Niekłonice / Drukarnia - nż</text:p>
          </table:table-cell>
          <table:table-cell office:value-type="string">
            <text:p>5:34</text:p>
          </table:table-cell>
          <table:table-cell office:value-type="string">
            <text:p>6:17va</text:p>
          </table:table-cell>
          <table:table-cell office:value-type="string">
            <text:p>6:49w</text:p>
          </table:table-cell>
          <table:table-cell office:value-type="string">
            <text:p>7:18Sa</text:p>
          </table:table-cell>
          <table:table-cell office:value-type="string">
            <text:p>7:42wv</text:p>
          </table:table-cell>
          <table:table-cell office:value-type="string">
            <text:p>7:52J</text:p>
          </table:table-cell>
          <table:table-cell office:value-type="string">
            <text:p>8:54J</text:p>
          </table:table-cell>
          <table:table-cell office:value-type="string">
            <text:p>10:24J</text:p>
          </table:table-cell>
          <table:table-cell office:value-type="string">
            <text:p>11:43S</text:p>
          </table:table-cell>
          <table:table-cell office:value-type="string">
            <text:p>12:37J</text:p>
          </table:table-cell>
          <table:table-cell office:value-type="string">
            <text:p>13:13J</text:p>
          </table:table-cell>
          <table:table-cell office:value-type="string">
            <text:p>13:44Sa</text:p>
          </table:table-cell>
          <table:table-cell office:value-type="string">
            <text:p>14:33j</text:p>
          </table:table-cell>
          <table:table-cell office:value-type="string">
            <text:p>15:09J</text:p>
          </table:table-cell>
          <table:table-cell office:value-type="string">
            <text:p>15:53a</text:p>
          </table:table-cell>
          <table:table-cell office:value-type="string">
            <text:p>16:34J</text:p>
          </table:table-cell>
          <table:table-cell office:value-type="string">
            <text:p>17:14</text:p>
          </table:table-cell>
          <table:table-cell office:value-type="string">
            <text:p>17:38x</text:p>
          </table:table-cell>
          <table:table-cell office:value-type="string">
            <text:p>18:34J</text:p>
          </table:table-cell>
          <table:table-cell office:value-type="string">
            <text:p>19:54w</text:p>
          </table:table-cell>
          <table:table-cell office:value-type="string">
            <text:p>20:59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Niekłonice / Działki I - nż</text:p>
          </table:table-cell>
          <table:table-cell office:value-type="string">
            <text:p>5:35</text:p>
          </table:table-cell>
          <table:table-cell office:value-type="string">
            <text:p>6:18va</text:p>
          </table:table-cell>
          <table:table-cell office:value-type="string">
            <text:p>6:50w</text:p>
          </table:table-cell>
          <table:table-cell office:value-type="string">
            <text:p>7:19Sa</text:p>
          </table:table-cell>
          <table:table-cell office:value-type="string">
            <text:p>7:43wv</text:p>
          </table:table-cell>
          <table:table-cell office:value-type="string">
            <text:p>7:53J</text:p>
          </table:table-cell>
          <table:table-cell office:value-type="string">
            <text:p>8:55J</text:p>
          </table:table-cell>
          <table:table-cell office:value-type="string">
            <text:p>10:25J</text:p>
          </table:table-cell>
          <table:table-cell office:value-type="string">
            <text:p>11:44S</text:p>
          </table:table-cell>
          <table:table-cell office:value-type="string">
            <text:p>12:38J</text:p>
          </table:table-cell>
          <table:table-cell office:value-type="string">
            <text:p>13:14J</text:p>
          </table:table-cell>
          <table:table-cell office:value-type="string">
            <text:p>13:45Sa</text:p>
          </table:table-cell>
          <table:table-cell office:value-type="string">
            <text:p>14:34j</text:p>
          </table:table-cell>
          <table:table-cell office:value-type="string">
            <text:p>15:10J</text:p>
          </table:table-cell>
          <table:table-cell office:value-type="string">
            <text:p>15:54a</text:p>
          </table:table-cell>
          <table:table-cell office:value-type="string">
            <text:p>16:35J</text:p>
          </table:table-cell>
          <table:table-cell office:value-type="string">
            <text:p>17:15</text:p>
          </table:table-cell>
          <table:table-cell office:value-type="string">
            <text:p>17:39x</text:p>
          </table:table-cell>
          <table:table-cell office:value-type="string">
            <text:p>18:35J</text:p>
          </table:table-cell>
          <table:table-cell office:value-type="string">
            <text:p>19:55w</text:p>
          </table:table-cell>
          <table:table-cell office:value-type="string">
            <text:p>21:00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Lechicka / FMB</text:p>
          </table:table-cell>
          <table:table-cell office:value-type="string">
            <text:p>5:37</text:p>
          </table:table-cell>
          <table:table-cell office:value-type="string">
            <text:p>6:20va</text:p>
          </table:table-cell>
          <table:table-cell office:value-type="string">
            <text:p>6:52w</text:p>
          </table:table-cell>
          <table:table-cell office:value-type="string">
            <text:p>7:21Sa</text:p>
          </table:table-cell>
          <table:table-cell office:value-type="string">
            <text:p>7:45wv</text:p>
          </table:table-cell>
          <table:table-cell office:value-type="string">
            <text:p>7:55J</text:p>
          </table:table-cell>
          <table:table-cell office:value-type="string">
            <text:p>8:57J</text:p>
          </table:table-cell>
          <table:table-cell office:value-type="string">
            <text:p>10:27J</text:p>
          </table:table-cell>
          <table:table-cell office:value-type="string">
            <text:p>11:46S</text:p>
          </table:table-cell>
          <table:table-cell office:value-type="string">
            <text:p>12:40J</text:p>
          </table:table-cell>
          <table:table-cell office:value-type="string">
            <text:p>13:16J</text:p>
          </table:table-cell>
          <table:table-cell office:value-type="string">
            <text:p>13:47Sa</text:p>
          </table:table-cell>
          <table:table-cell office:value-type="string">
            <text:p>14:36j</text:p>
          </table:table-cell>
          <table:table-cell office:value-type="string">
            <text:p>15:12J</text:p>
          </table:table-cell>
          <table:table-cell office:value-type="string">
            <text:p>15:56a</text:p>
          </table:table-cell>
          <table:table-cell office:value-type="string">
            <text:p>16:37J</text:p>
          </table:table-cell>
          <table:table-cell office:value-type="string">
            <text:p>17:17</text:p>
          </table:table-cell>
          <table:table-cell office:value-type="string">
            <text:p>17:41x</text:p>
          </table:table-cell>
          <table:table-cell office:value-type="string">
            <text:p>18:37J</text:p>
          </table:table-cell>
          <table:table-cell office:value-type="string">
            <text:p>19:57w</text:p>
          </table:table-cell>
          <table:table-cell office:value-type="string">
            <text:p>21:02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Lechicka / Łużycka</text:p>
          </table:table-cell>
          <table:table-cell office:value-type="string">
            <text:p>5:38</text:p>
          </table:table-cell>
          <table:table-cell office:value-type="string">
            <text:p>6:21va</text:p>
          </table:table-cell>
          <table:table-cell office:value-type="string">
            <text:p>6:53w</text:p>
          </table:table-cell>
          <table:table-cell office:value-type="string">
            <text:p>7:22Sa</text:p>
          </table:table-cell>
          <table:table-cell office:value-type="string">
            <text:p>7:46wv</text:p>
          </table:table-cell>
          <table:table-cell office:value-type="string">
            <text:p>7:56J</text:p>
          </table:table-cell>
          <table:table-cell office:value-type="string">
            <text:p>8:58J</text:p>
          </table:table-cell>
          <table:table-cell office:value-type="string">
            <text:p>10:28J</text:p>
          </table:table-cell>
          <table:table-cell office:value-type="string">
            <text:p>11:47S</text:p>
          </table:table-cell>
          <table:table-cell office:value-type="string">
            <text:p>12:41J</text:p>
          </table:table-cell>
          <table:table-cell office:value-type="string">
            <text:p>13:17J</text:p>
          </table:table-cell>
          <table:table-cell office:value-type="string">
            <text:p>13:48Sa</text:p>
          </table:table-cell>
          <table:table-cell office:value-type="string">
            <text:p>14:37j</text:p>
          </table:table-cell>
          <table:table-cell office:value-type="string">
            <text:p>15:13J</text:p>
          </table:table-cell>
          <table:table-cell office:value-type="string">
            <text:p>15:57a</text:p>
          </table:table-cell>
          <table:table-cell office:value-type="string">
            <text:p>16:38J</text:p>
          </table:table-cell>
          <table:table-cell office:value-type="string">
            <text:p>17:18</text:p>
          </table:table-cell>
          <table:table-cell table:style-name="Default"/>
          <table:table-cell office:value-type="string">
            <text:p>18:38J</text:p>
          </table:table-cell>
          <table:table-cell office:value-type="string">
            <text:p>19:58w</text:p>
          </table:table-cell>
          <table:table-cell office:value-type="string">
            <text:p>21:03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Powstańców Wielkopolskich</text:p>
          </table:table-cell>
          <table:table-cell office:value-type="string">
            <text:p>5:40</text:p>
          </table:table-cell>
          <table:table-cell office:value-type="string">
            <text:p>6:23va</text:p>
          </table:table-cell>
          <table:table-cell office:value-type="string">
            <text:p>6:55w</text:p>
          </table:table-cell>
          <table:table-cell office:value-type="string">
            <text:p>7:24Sa</text:p>
          </table:table-cell>
          <table:table-cell office:value-type="string">
            <text:p>7:48wv</text:p>
          </table:table-cell>
          <table:table-cell office:value-type="string">
            <text:p>7:58J</text:p>
          </table:table-cell>
          <table:table-cell office:value-type="string">
            <text:p>9:00J</text:p>
          </table:table-cell>
          <table:table-cell office:value-type="string">
            <text:p>10:30J</text:p>
          </table:table-cell>
          <table:table-cell office:value-type="string">
            <text:p>11:49S</text:p>
          </table:table-cell>
          <table:table-cell office:value-type="string">
            <text:p>12:43J</text:p>
          </table:table-cell>
          <table:table-cell office:value-type="string">
            <text:p>13:19J</text:p>
          </table:table-cell>
          <table:table-cell office:value-type="string">
            <text:p>13:50Sa</text:p>
          </table:table-cell>
          <table:table-cell office:value-type="string">
            <text:p>14:39j</text:p>
          </table:table-cell>
          <table:table-cell office:value-type="string">
            <text:p>15:15J</text:p>
          </table:table-cell>
          <table:table-cell office:value-type="string">
            <text:p>15:59a</text:p>
          </table:table-cell>
          <table:table-cell office:value-type="string">
            <text:p>16:40J</text:p>
          </table:table-cell>
          <table:table-cell office:value-type="string">
            <text:p>17:20</text:p>
          </table:table-cell>
          <table:table-cell table:style-name="Default"/>
          <table:table-cell office:value-type="string">
            <text:p>18:40J</text:p>
          </table:table-cell>
          <table:table-cell office:value-type="string">
            <text:p>20:00w</text:p>
          </table:table-cell>
          <table:table-cell office:value-type="string">
            <text:p>21:05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Dworzec PKP / Bank</text:p>
          </table:table-cell>
          <table:table-cell office:value-type="string">
            <text:p>5:42</text:p>
          </table:table-cell>
          <table:table-cell office:value-type="string">
            <text:p>6:26va</text:p>
          </table:table-cell>
          <table:table-cell office:value-type="string">
            <text:p>6:57w</text:p>
          </table:table-cell>
          <table:table-cell office:value-type="string">
            <text:p>7:26Sa</text:p>
          </table:table-cell>
          <table:table-cell office:value-type="string">
            <text:p>7:50wv</text:p>
          </table:table-cell>
          <table:table-cell office:value-type="string">
            <text:p>8:00J</text:p>
          </table:table-cell>
          <table:table-cell office:value-type="string">
            <text:p>9:02J</text:p>
          </table:table-cell>
          <table:table-cell office:value-type="string">
            <text:p>10:33J</text:p>
          </table:table-cell>
          <table:table-cell office:value-type="string">
            <text:p>11:52S</text:p>
          </table:table-cell>
          <table:table-cell office:value-type="string">
            <text:p>12:45J</text:p>
          </table:table-cell>
          <table:table-cell office:value-type="string">
            <text:p>13:21J</text:p>
          </table:table-cell>
          <table:table-cell office:value-type="string">
            <text:p>13:53Sa</text:p>
          </table:table-cell>
          <table:table-cell office:value-type="string">
            <text:p>14:41j</text:p>
          </table:table-cell>
          <table:table-cell office:value-type="string">
            <text:p>15:18J</text:p>
          </table:table-cell>
          <table:table-cell office:value-type="string">
            <text:p>16:01a</text:p>
          </table:table-cell>
          <table:table-cell office:value-type="string">
            <text:p>16:42J</text:p>
          </table:table-cell>
          <table:table-cell office:value-type="string">
            <text:p>17:22</text:p>
          </table:table-cell>
          <table:table-cell table:style-name="Default"/>
          <table:table-cell office:value-type="string">
            <text:p>18:42J</text:p>
          </table:table-cell>
          <table:table-cell office:value-type="string">
            <text:p>20:02w</text:p>
          </table:table-cell>
          <table:table-cell office:value-type="string">
            <text:p>21:07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Armii Krajowej / Niepodległośc</text:p>
          </table:table-cell>
          <table:table-cell office:value-type="string">
            <text:p>5:43</text:p>
          </table:table-cell>
          <table:table-cell office:value-type="string">
            <text:p>6:28va</text:p>
          </table:table-cell>
          <table:table-cell office:value-type="string">
            <text:p>6:58w</text:p>
          </table:table-cell>
          <table:table-cell office:value-type="string">
            <text:p>7:27Sa</text:p>
          </table:table-cell>
          <table:table-cell office:value-type="string">
            <text:p>7:51wv</text:p>
          </table:table-cell>
          <table:table-cell office:value-type="string">
            <text:p>8:01J</text:p>
          </table:table-cell>
          <table:table-cell office:value-type="string">
            <text:p>9:03J</text:p>
          </table:table-cell>
          <table:table-cell office:value-type="string">
            <text:p>10:35J</text:p>
          </table:table-cell>
          <table:table-cell office:value-type="string">
            <text:p>11:54S</text:p>
          </table:table-cell>
          <table:table-cell office:value-type="string">
            <text:p>12:46J</text:p>
          </table:table-cell>
          <table:table-cell office:value-type="string">
            <text:p>13:22J</text:p>
          </table:table-cell>
          <table:table-cell office:value-type="string">
            <text:p>13:55Sa</text:p>
          </table:table-cell>
          <table:table-cell office:value-type="string">
            <text:p>14:42j</text:p>
          </table:table-cell>
          <table:table-cell office:value-type="string">
            <text:p>15:20J</text:p>
          </table:table-cell>
          <table:table-cell office:value-type="string">
            <text:p>16:02a</text:p>
          </table:table-cell>
          <table:table-cell office:value-type="string">
            <text:p>16:43J</text:p>
          </table:table-cell>
          <table:table-cell office:value-type="string">
            <text:p>17:23</text:p>
          </table:table-cell>
          <table:table-cell table:style-name="Default"/>
          <table:table-cell office:value-type="string">
            <text:p>18:43J</text:p>
          </table:table-cell>
          <table:table-cell office:value-type="string">
            <text:p>20:03w</text:p>
          </table:table-cell>
          <table:table-cell office:value-type="string">
            <text:p>21:08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Monte Cassino / Podgórna</text:p>
          </table:table-cell>
          <table:table-cell office:value-type="string">
            <text:p>5:45</text:p>
          </table:table-cell>
          <table:table-cell office:value-type="string">
            <text:p>6:30va</text:p>
          </table:table-cell>
          <table:table-cell office:value-type="string">
            <text:p>7:00w</text:p>
          </table:table-cell>
          <table:table-cell office:value-type="string">
            <text:p>7:29Sa</text:p>
          </table:table-cell>
          <table:table-cell office:value-type="string">
            <text:p>7:53wv</text:p>
          </table:table-cell>
          <table:table-cell office:value-type="string">
            <text:p>8:03J</text:p>
          </table:table-cell>
          <table:table-cell office:value-type="string">
            <text:p>9:05J</text:p>
          </table:table-cell>
          <table:table-cell office:value-type="string">
            <text:p>10:38J</text:p>
          </table:table-cell>
          <table:table-cell office:value-type="string">
            <text:p>11:57S</text:p>
          </table:table-cell>
          <table:table-cell office:value-type="string">
            <text:p>12:48J</text:p>
          </table:table-cell>
          <table:table-cell office:value-type="string">
            <text:p>13:24J</text:p>
          </table:table-cell>
          <table:table-cell office:value-type="string">
            <text:p>13:58Sa</text:p>
          </table:table-cell>
          <table:table-cell office:value-type="string">
            <text:p>14:44j</text:p>
          </table:table-cell>
          <table:table-cell office:value-type="string">
            <text:p>15:23J</text:p>
          </table:table-cell>
          <table:table-cell office:value-type="string">
            <text:p>16:04a</text:p>
          </table:table-cell>
          <table:table-cell office:value-type="string">
            <text:p>16:45J</text:p>
          </table:table-cell>
          <table:table-cell office:value-type="string">
            <text:p>17:25</text:p>
          </table:table-cell>
          <table:table-cell table:style-name="Default"/>
          <table:table-cell office:value-type="string">
            <text:p>18:45J</text:p>
          </table:table-cell>
          <table:table-cell office:value-type="string">
            <text:p>20:05w</text:p>
          </table:table-cell>
          <table:table-cell office:value-type="string">
            <text:p>21:10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Władysława IV / Wańkowicza</text:p>
          </table:table-cell>
          <table:table-cell office:value-type="string">
            <text:p>5:46</text:p>
          </table:table-cell>
          <table:table-cell office:value-type="string">
            <text:p>6:32va</text:p>
          </table:table-cell>
          <table:table-cell office:value-type="string">
            <text:p>7:01w</text:p>
          </table:table-cell>
          <table:table-cell office:value-type="string">
            <text:p>7:30Sa</text:p>
          </table:table-cell>
          <table:table-cell office:value-type="string">
            <text:p>7:54wv</text:p>
          </table:table-cell>
          <table:table-cell office:value-type="string">
            <text:p>8:04J</text:p>
          </table:table-cell>
          <table:table-cell office:value-type="string">
            <text:p>9:06J</text:p>
          </table:table-cell>
          <table:table-cell office:value-type="string">
            <text:p>10:40J</text:p>
          </table:table-cell>
          <table:table-cell office:value-type="string">
            <text:p>11:59S</text:p>
          </table:table-cell>
          <table:table-cell office:value-type="string">
            <text:p>12:49J</text:p>
          </table:table-cell>
          <table:table-cell office:value-type="string">
            <text:p>13:25J</text:p>
          </table:table-cell>
          <table:table-cell office:value-type="string">
            <text:p>14:00Sa</text:p>
          </table:table-cell>
          <table:table-cell office:value-type="string">
            <text:p>14:45j</text:p>
          </table:table-cell>
          <table:table-cell office:value-type="string">
            <text:p>15:25J</text:p>
          </table:table-cell>
          <table:table-cell office:value-type="string">
            <text:p>16:05a</text:p>
          </table:table-cell>
          <table:table-cell office:value-type="string">
            <text:p>16:46J</text:p>
          </table:table-cell>
          <table:table-cell office:value-type="string">
            <text:p>17:26</text:p>
          </table:table-cell>
          <table:table-cell table:style-name="Default"/>
          <table:table-cell office:value-type="string">
            <text:p>18:46J</text:p>
          </table:table-cell>
          <table:table-cell office:value-type="string">
            <text:p>20:06w</text:p>
          </table:table-cell>
          <table:table-cell office:value-type="string">
            <text:p>21:11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Władysława IV / EMKA</text:p>
          </table:table-cell>
          <table:table-cell office:value-type="string">
            <text:p>5:48</text:p>
          </table:table-cell>
          <table:table-cell office:value-type="string">
            <text:p>6:34va</text:p>
          </table:table-cell>
          <table:table-cell office:value-type="string">
            <text:p>7:02w</text:p>
          </table:table-cell>
          <table:table-cell office:value-type="string">
            <text:p>7:32Sa</text:p>
          </table:table-cell>
          <table:table-cell office:value-type="string">
            <text:p>7:55wv</text:p>
          </table:table-cell>
          <table:table-cell office:value-type="string">
            <text:p>8:06J</text:p>
          </table:table-cell>
          <table:table-cell office:value-type="string">
            <text:p>9:07J</text:p>
          </table:table-cell>
          <table:table-cell office:value-type="string">
            <text:p>10:42J</text:p>
          </table:table-cell>
          <table:table-cell office:value-type="string">
            <text:p>12:01S</text:p>
          </table:table-cell>
          <table:table-cell office:value-type="string">
            <text:p>12:51J</text:p>
          </table:table-cell>
          <table:table-cell office:value-type="string">
            <text:p>13:27J</text:p>
          </table:table-cell>
          <table:table-cell office:value-type="string">
            <text:p>14:02Sa</text:p>
          </table:table-cell>
          <table:table-cell office:value-type="string">
            <text:p>14:47j</text:p>
          </table:table-cell>
          <table:table-cell office:value-type="string">
            <text:p>15:27J</text:p>
          </table:table-cell>
          <table:table-cell office:value-type="string">
            <text:p>16:07a</text:p>
          </table:table-cell>
          <table:table-cell office:value-type="string">
            <text:p>16:47J</text:p>
          </table:table-cell>
          <table:table-cell office:value-type="string">
            <text:p>17:28</text:p>
          </table:table-cell>
          <table:table-cell table:style-name="Default"/>
          <table:table-cell office:value-type="string">
            <text:p>18:48J</text:p>
          </table:table-cell>
          <table:table-cell office:value-type="string">
            <text:p>20:07w</text:p>
          </table:table-cell>
          <table:table-cell office:value-type="string">
            <text:p>21:13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Władysława IV / Pętla</text:p>
          </table:table-cell>
          <table:table-cell table:style-name="Default" table:number-columns-repeated="21"/>
          <table:table-cell table:number-columns-repeated="1002"/>
        </table:table-row>
        <table:table-row table:style-name="ro1">
          <table:table-cell table:style-name="Default" office:value-type="string">
            <text:p>Władysława IV / Wiadukt</text:p>
          </table:table-cell>
          <table:table-cell office:value-type="string">
            <text:p>5:49</text:p>
          </table:table-cell>
          <table:table-cell office:value-type="string">
            <text:p>6:35va</text:p>
          </table:table-cell>
          <table:table-cell table:style-name="Default"/>
          <table:table-cell office:value-type="string">
            <text:p>7:33Sa</text:p>
          </table:table-cell>
          <table:table-cell table:style-name="Default"/>
          <table:table-cell office:value-type="string">
            <text:p>8:07J</text:p>
          </table:table-cell>
          <table:table-cell office:value-type="string">
            <text:p>9:08J</text:p>
          </table:table-cell>
          <table:table-cell office:value-type="string">
            <text:p>10:43J</text:p>
          </table:table-cell>
          <table:table-cell office:value-type="string">
            <text:p>12:02S</text:p>
          </table:table-cell>
          <table:table-cell office:value-type="string">
            <text:p>12:52J</text:p>
          </table:table-cell>
          <table:table-cell office:value-type="string">
            <text:p>13:28J</text:p>
          </table:table-cell>
          <table:table-cell office:value-type="string">
            <text:p>14:03Sa</text:p>
          </table:table-cell>
          <table:table-cell office:value-type="string">
            <text:p>14:48j</text:p>
          </table:table-cell>
          <table:table-cell office:value-type="string">
            <text:p>15:28J</text:p>
          </table:table-cell>
          <table:table-cell office:value-type="string">
            <text:p>16:08a</text:p>
          </table:table-cell>
          <table:table-cell office:value-type="string">
            <text:p>16:48J</text:p>
          </table:table-cell>
          <table:table-cell office:value-type="string">
            <text:p>17:29</text:p>
          </table:table-cell>
          <table:table-cell table:style-name="Default"/>
          <table:table-cell office:value-type="string">
            <text:p>18:49J</text:p>
          </table:table-cell>
          <table:table-cell table:style-name="Default"/>
          <table:table-cell office:value-type="string">
            <text:p>21:14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KTBS / Brytyjska - nż</text:p>
          </table:table-cell>
          <table:table-cell office:value-type="string">
            <text:p>5:50</text:p>
          </table:table-cell>
          <table:table-cell office:value-type="string">
            <text:p>6:36va</text:p>
          </table:table-cell>
          <table:table-cell table:style-name="Default"/>
          <table:table-cell office:value-type="string">
            <text:p>7:34Sa</text:p>
          </table:table-cell>
          <table:table-cell table:style-name="Default"/>
          <table:table-cell office:value-type="string">
            <text:p>8:08J</text:p>
          </table:table-cell>
          <table:table-cell office:value-type="string">
            <text:p>9:09J</text:p>
          </table:table-cell>
          <table:table-cell office:value-type="string">
            <text:p>10:44J</text:p>
          </table:table-cell>
          <table:table-cell office:value-type="string">
            <text:p>12:03S</text:p>
          </table:table-cell>
          <table:table-cell office:value-type="string">
            <text:p>12:53J</text:p>
          </table:table-cell>
          <table:table-cell office:value-type="string">
            <text:p>13:29J</text:p>
          </table:table-cell>
          <table:table-cell office:value-type="string">
            <text:p>14:04Sa</text:p>
          </table:table-cell>
          <table:table-cell office:value-type="string">
            <text:p>14:49j</text:p>
          </table:table-cell>
          <table:table-cell office:value-type="string">
            <text:p>15:29J</text:p>
          </table:table-cell>
          <table:table-cell office:value-type="string">
            <text:p>16:09a</text:p>
          </table:table-cell>
          <table:table-cell office:value-type="string">
            <text:p>16:49J</text:p>
          </table:table-cell>
          <table:table-cell office:value-type="string">
            <text:p>17:30</text:p>
          </table:table-cell>
          <table:table-cell table:style-name="Default"/>
          <table:table-cell office:value-type="string">
            <text:p>18:50J</text:p>
          </table:table-cell>
          <table:table-cell table:style-name="Default"/>
          <table:table-cell office:value-type="string">
            <text:p>21:15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Osiedle UE / Francuska - nż</text:p>
          </table:table-cell>
          <table:table-cell office:value-type="string">
            <text:p>5:51</text:p>
          </table:table-cell>
          <table:table-cell office:value-type="string">
            <text:p>6:37va</text:p>
          </table:table-cell>
          <table:table-cell table:style-name="Default"/>
          <table:table-cell office:value-type="string">
            <text:p>7:35Sa</text:p>
          </table:table-cell>
          <table:table-cell table:style-name="Default"/>
          <table:table-cell office:value-type="string">
            <text:p>8:09J</text:p>
          </table:table-cell>
          <table:table-cell office:value-type="string">
            <text:p>9:10J</text:p>
          </table:table-cell>
          <table:table-cell office:value-type="string">
            <text:p>10:45J</text:p>
          </table:table-cell>
          <table:table-cell office:value-type="string">
            <text:p>12:04S</text:p>
          </table:table-cell>
          <table:table-cell office:value-type="string">
            <text:p>12:54J</text:p>
          </table:table-cell>
          <table:table-cell office:value-type="string">
            <text:p>13:30J</text:p>
          </table:table-cell>
          <table:table-cell office:value-type="string">
            <text:p>14:05Sa</text:p>
          </table:table-cell>
          <table:table-cell office:value-type="string">
            <text:p>14:50j</text:p>
          </table:table-cell>
          <table:table-cell office:value-type="string">
            <text:p>15:30J</text:p>
          </table:table-cell>
          <table:table-cell office:value-type="string">
            <text:p>16:10a</text:p>
          </table:table-cell>
          <table:table-cell office:value-type="string">
            <text:p>16:50J</text:p>
          </table:table-cell>
          <table:table-cell office:value-type="string">
            <text:p>17:31</text:p>
          </table:table-cell>
          <table:table-cell table:style-name="Default"/>
          <table:table-cell office:value-type="string">
            <text:p>18:51J</text:p>
          </table:table-cell>
          <table:table-cell table:style-name="Default"/>
          <table:table-cell office:value-type="string">
            <text:p>21:16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Ogrody Działkowe III - nż</text:p>
          </table:table-cell>
          <table:table-cell office:value-type="string">
            <text:p>5:52</text:p>
          </table:table-cell>
          <table:table-cell office:value-type="string">
            <text:p>6:38va</text:p>
          </table:table-cell>
          <table:table-cell table:style-name="Default"/>
          <table:table-cell office:value-type="string">
            <text:p>7:36Sa</text:p>
          </table:table-cell>
          <table:table-cell table:style-name="Default"/>
          <table:table-cell office:value-type="string">
            <text:p>8:10J</text:p>
          </table:table-cell>
          <table:table-cell office:value-type="string">
            <text:p>9:11J</text:p>
          </table:table-cell>
          <table:table-cell office:value-type="string">
            <text:p>10:46J</text:p>
          </table:table-cell>
          <table:table-cell office:value-type="string">
            <text:p>12:05S</text:p>
          </table:table-cell>
          <table:table-cell office:value-type="string">
            <text:p>12:55J</text:p>
          </table:table-cell>
          <table:table-cell office:value-type="string">
            <text:p>13:31J</text:p>
          </table:table-cell>
          <table:table-cell office:value-type="string">
            <text:p>14:06Sa</text:p>
          </table:table-cell>
          <table:table-cell office:value-type="string">
            <text:p>14:51j</text:p>
          </table:table-cell>
          <table:table-cell office:value-type="string">
            <text:p>15:31J</text:p>
          </table:table-cell>
          <table:table-cell office:value-type="string">
            <text:p>16:11a</text:p>
          </table:table-cell>
          <table:table-cell office:value-type="string">
            <text:p>16:51J</text:p>
          </table:table-cell>
          <table:table-cell office:value-type="string">
            <text:p>17:32</text:p>
          </table:table-cell>
          <table:table-cell table:style-name="Default"/>
          <table:table-cell office:value-type="string">
            <text:p>18:52J</text:p>
          </table:table-cell>
          <table:table-cell table:style-name="Default"/>
          <table:table-cell office:value-type="string">
            <text:p>21:17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Ogrody Dzałkowe II - nż</text:p>
          </table:table-cell>
          <table:table-cell office:value-type="string">
            <text:p>5:53</text:p>
          </table:table-cell>
          <table:table-cell office:value-type="string">
            <text:p>6:39va</text:p>
          </table:table-cell>
          <table:table-cell table:style-name="Default"/>
          <table:table-cell office:value-type="string">
            <text:p>7:37Sa</text:p>
          </table:table-cell>
          <table:table-cell table:style-name="Default"/>
          <table:table-cell office:value-type="string">
            <text:p>8:11J</text:p>
          </table:table-cell>
          <table:table-cell office:value-type="string">
            <text:p>9:12J</text:p>
          </table:table-cell>
          <table:table-cell office:value-type="string">
            <text:p>10:47J</text:p>
          </table:table-cell>
          <table:table-cell office:value-type="string">
            <text:p>12:06S</text:p>
          </table:table-cell>
          <table:table-cell office:value-type="string">
            <text:p>12:56J</text:p>
          </table:table-cell>
          <table:table-cell office:value-type="string">
            <text:p>13:32J</text:p>
          </table:table-cell>
          <table:table-cell office:value-type="string">
            <text:p>14:07Sa</text:p>
          </table:table-cell>
          <table:table-cell office:value-type="string">
            <text:p>14:52j</text:p>
          </table:table-cell>
          <table:table-cell office:value-type="string">
            <text:p>15:32J</text:p>
          </table:table-cell>
          <table:table-cell office:value-type="string">
            <text:p>16:12a</text:p>
          </table:table-cell>
          <table:table-cell office:value-type="string">
            <text:p>16:52J</text:p>
          </table:table-cell>
          <table:table-cell office:value-type="string">
            <text:p>17:33</text:p>
          </table:table-cell>
          <table:table-cell table:style-name="Default"/>
          <table:table-cell office:value-type="string">
            <text:p>18:53J</text:p>
          </table:table-cell>
          <table:table-cell table:style-name="Default"/>
          <table:table-cell office:value-type="string">
            <text:p>21:18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Ogrody Dzałkowe I - nż</text:p>
          </table:table-cell>
          <table:table-cell office:value-type="string">
            <text:p>5:54</text:p>
          </table:table-cell>
          <table:table-cell office:value-type="string">
            <text:p>6:40va</text:p>
          </table:table-cell>
          <table:table-cell table:style-name="Default"/>
          <table:table-cell office:value-type="string">
            <text:p>7:38Sa</text:p>
          </table:table-cell>
          <table:table-cell table:style-name="Default"/>
          <table:table-cell office:value-type="string">
            <text:p>8:12J</text:p>
          </table:table-cell>
          <table:table-cell office:value-type="string">
            <text:p>9:13J</text:p>
          </table:table-cell>
          <table:table-cell office:value-type="string">
            <text:p>10:48J</text:p>
          </table:table-cell>
          <table:table-cell office:value-type="string">
            <text:p>12:07S</text:p>
          </table:table-cell>
          <table:table-cell office:value-type="string">
            <text:p>12:57J</text:p>
          </table:table-cell>
          <table:table-cell office:value-type="string">
            <text:p>13:33J</text:p>
          </table:table-cell>
          <table:table-cell office:value-type="string">
            <text:p>14:08Sa</text:p>
          </table:table-cell>
          <table:table-cell office:value-type="string">
            <text:p>14:53j</text:p>
          </table:table-cell>
          <table:table-cell office:value-type="string">
            <text:p>15:33J</text:p>
          </table:table-cell>
          <table:table-cell office:value-type="string">
            <text:p>16:13a</text:p>
          </table:table-cell>
          <table:table-cell office:value-type="string">
            <text:p>16:53J</text:p>
          </table:table-cell>
          <table:table-cell office:value-type="string">
            <text:p>17:34</text:p>
          </table:table-cell>
          <table:table-cell table:style-name="Default"/>
          <table:table-cell office:value-type="string">
            <text:p>18:54J</text:p>
          </table:table-cell>
          <table:table-cell table:style-name="Default"/>
          <table:table-cell office:value-type="string">
            <text:p>21:19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Działki - nż</text:p>
          </table:table-cell>
          <table:table-cell office:value-type="string">
            <text:p>5:56</text:p>
          </table:table-cell>
          <table:table-cell office:value-type="string">
            <text:p>6:42va</text:p>
          </table:table-cell>
          <table:table-cell table:style-name="Default"/>
          <table:table-cell office:value-type="string">
            <text:p>7:40Sa</text:p>
          </table:table-cell>
          <table:table-cell table:style-name="Default"/>
          <table:table-cell office:value-type="string">
            <text:p>8:14J</text:p>
          </table:table-cell>
          <table:table-cell office:value-type="string">
            <text:p>9:15J</text:p>
          </table:table-cell>
          <table:table-cell office:value-type="string">
            <text:p>10:50J</text:p>
          </table:table-cell>
          <table:table-cell office:value-type="string">
            <text:p>12:09S</text:p>
          </table:table-cell>
          <table:table-cell office:value-type="string">
            <text:p>12:59J</text:p>
          </table:table-cell>
          <table:table-cell office:value-type="string">
            <text:p>13:35J</text:p>
          </table:table-cell>
          <table:table-cell office:value-type="string">
            <text:p>14:10Sa</text:p>
          </table:table-cell>
          <table:table-cell office:value-type="string">
            <text:p>14:55j</text:p>
          </table:table-cell>
          <table:table-cell office:value-type="string">
            <text:p>15:35J</text:p>
          </table:table-cell>
          <table:table-cell office:value-type="string">
            <text:p>16:15a</text:p>
          </table:table-cell>
          <table:table-cell office:value-type="string">
            <text:p>16:55J</text:p>
          </table:table-cell>
          <table:table-cell office:value-type="string">
            <text:p>17:36</text:p>
          </table:table-cell>
          <table:table-cell table:style-name="Default"/>
          <table:table-cell office:value-type="string">
            <text:p>18:56J</text:p>
          </table:table-cell>
          <table:table-cell table:style-name="Default"/>
          <table:table-cell office:value-type="string">
            <text:p>21:21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Koszalińska/Jamno-nż</text:p>
          </table:table-cell>
          <table:table-cell office:value-type="string">
            <text:p>5:57</text:p>
          </table:table-cell>
          <table:table-cell office:value-type="string">
            <text:p>6:43va</text:p>
          </table:table-cell>
          <table:table-cell table:style-name="Default"/>
          <table:table-cell office:value-type="string">
            <text:p>7:41Sa</text:p>
          </table:table-cell>
          <table:table-cell table:style-name="Default"/>
          <table:table-cell office:value-type="string">
            <text:p>8:15J</text:p>
          </table:table-cell>
          <table:table-cell office:value-type="string">
            <text:p>9:16J</text:p>
          </table:table-cell>
          <table:table-cell office:value-type="string">
            <text:p>10:51J</text:p>
          </table:table-cell>
          <table:table-cell office:value-type="string">
            <text:p>12:10S</text:p>
          </table:table-cell>
          <table:table-cell office:value-type="string">
            <text:p>13:00J</text:p>
          </table:table-cell>
          <table:table-cell office:value-type="string">
            <text:p>13:36J</text:p>
          </table:table-cell>
          <table:table-cell office:value-type="string">
            <text:p>14:11Sa</text:p>
          </table:table-cell>
          <table:table-cell office:value-type="string">
            <text:p>14:56j</text:p>
          </table:table-cell>
          <table:table-cell office:value-type="string">
            <text:p>15:36J</text:p>
          </table:table-cell>
          <table:table-cell office:value-type="string">
            <text:p>16:16a</text:p>
          </table:table-cell>
          <table:table-cell office:value-type="string">
            <text:p>16:56J</text:p>
          </table:table-cell>
          <table:table-cell office:value-type="string">
            <text:p>17:37</text:p>
          </table:table-cell>
          <table:table-cell table:style-name="Default"/>
          <table:table-cell office:value-type="string">
            <text:p>18:57J</text:p>
          </table:table-cell>
          <table:table-cell table:style-name="Default"/>
          <table:table-cell office:value-type="string">
            <text:p>21:22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Koszalińska / Kwiatowa - nż</text:p>
          </table:table-cell>
          <table:table-cell office:value-type="string">
            <text:p>5:58</text:p>
          </table:table-cell>
          <table:table-cell office:value-type="string">
            <text:p>6:44va</text:p>
          </table:table-cell>
          <table:table-cell table:style-name="Default"/>
          <table:table-cell office:value-type="string">
            <text:p>7:42Sa</text:p>
          </table:table-cell>
          <table:table-cell table:style-name="Default"/>
          <table:table-cell office:value-type="string">
            <text:p>8:16J</text:p>
          </table:table-cell>
          <table:table-cell office:value-type="string">
            <text:p>9:17J</text:p>
          </table:table-cell>
          <table:table-cell office:value-type="string">
            <text:p>10:52J</text:p>
          </table:table-cell>
          <table:table-cell office:value-type="string">
            <text:p>12:11S</text:p>
          </table:table-cell>
          <table:table-cell office:value-type="string">
            <text:p>13:01J</text:p>
          </table:table-cell>
          <table:table-cell office:value-type="string">
            <text:p>13:37J</text:p>
          </table:table-cell>
          <table:table-cell office:value-type="string">
            <text:p>14:12Sa</text:p>
          </table:table-cell>
          <table:table-cell office:value-type="string">
            <text:p>14:57j</text:p>
          </table:table-cell>
          <table:table-cell office:value-type="string">
            <text:p>15:37J</text:p>
          </table:table-cell>
          <table:table-cell office:value-type="string">
            <text:p>16:17a</text:p>
          </table:table-cell>
          <table:table-cell office:value-type="string">
            <text:p>16:57J</text:p>
          </table:table-cell>
          <table:table-cell office:value-type="string">
            <text:p>17:38</text:p>
          </table:table-cell>
          <table:table-cell table:style-name="Default"/>
          <table:table-cell office:value-type="string">
            <text:p>18:58J</text:p>
          </table:table-cell>
          <table:table-cell table:style-name="Default"/>
          <table:table-cell office:value-type="string">
            <text:p>21:23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Jamno / Skrzyżowanie</text:p>
          </table:table-cell>
          <table:table-cell office:value-type="string">
            <text:p>5:59</text:p>
          </table:table-cell>
          <table:table-cell office:value-type="string">
            <text:p>6:45va</text:p>
          </table:table-cell>
          <table:table-cell table:style-name="Default"/>
          <table:table-cell office:value-type="string">
            <text:p>7:43Sa</text:p>
          </table:table-cell>
          <table:table-cell table:style-name="Default"/>
          <table:table-cell office:value-type="string">
            <text:p>8:17J</text:p>
          </table:table-cell>
          <table:table-cell office:value-type="string">
            <text:p>9:18J</text:p>
          </table:table-cell>
          <table:table-cell office:value-type="string">
            <text:p>10:53J</text:p>
          </table:table-cell>
          <table:table-cell office:value-type="string">
            <text:p>12:12S</text:p>
          </table:table-cell>
          <table:table-cell office:value-type="string">
            <text:p>13:02J</text:p>
          </table:table-cell>
          <table:table-cell office:value-type="string">
            <text:p>13:38J</text:p>
          </table:table-cell>
          <table:table-cell office:value-type="string">
            <text:p>14:13Sa</text:p>
          </table:table-cell>
          <table:table-cell office:value-type="string">
            <text:p>14:58j</text:p>
          </table:table-cell>
          <table:table-cell office:value-type="string">
            <text:p>15:38J</text:p>
          </table:table-cell>
          <table:table-cell office:value-type="string">
            <text:p>16:18a</text:p>
          </table:table-cell>
          <table:table-cell office:value-type="string">
            <text:p>16:58J</text:p>
          </table:table-cell>
          <table:table-cell office:value-type="string">
            <text:p>17:39</text:p>
          </table:table-cell>
          <table:table-cell table:style-name="Default"/>
          <table:table-cell office:value-type="string">
            <text:p>18:59J</text:p>
          </table:table-cell>
          <table:table-cell table:style-name="Default"/>
          <table:table-cell office:value-type="string">
            <text:p>21:24J</text:p>
          </table:table-cell>
          <table:table-cell table:number-columns-repeated="1002"/>
        </table:table-row>
        <table:table-row table:style-name="ro1">
          <table:table-cell table:style-name="Default" office:value-type="string">
            <text:p>Jamno / Początkowy</text:p>
          </table:table-cell>
          <table:table-cell table:style-name="Default" table:number-columns-repeated="21"/>
          <table:table-cell table:number-columns-repeated="1002"/>
        </table:table-row>
        <table:table-row table:style-name="ro1">
          <table:table-cell table:style-name="Default" office:value-type="string">
            <text:p>Jamno / Początkowy</text:p>
          </table:table-cell>
          <table:table-cell table:style-name="Default"/>
          <table:table-cell office:value-type="string">
            <text:p>6:46va</text:p>
          </table:table-cell>
          <table:table-cell table:style-name="Default"/>
          <table:table-cell office:value-type="string">
            <text:p>7:44Sa</text:p>
          </table:table-cell>
          <table:table-cell table:number-columns-repeated="5"/>
          <table:table-cell table:style-name="Default" table:number-columns-repeated="2"/>
          <table:table-cell office:value-type="string">
            <text:p>14:14Sa</text:p>
          </table:table-cell>
          <table:table-cell office:value-type="string">
            <text:p>14:59j</text:p>
          </table:table-cell>
          <table:table-cell/>
          <table:table-cell office:value-type="string">
            <text:p>16:19a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Jamno / Jamneńska - nż</text:p>
          </table:table-cell>
          <table:table-cell table:style-name="Default"/>
          <table:table-cell table:number-columns-repeated="11"/>
          <table:table-cell office:value-type="string">
            <text:p>15:01j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Jamno / MWiK</text:p>
          </table:table-cell>
          <table:table-cell table:style-name="Default" table:number-columns-repeated="17"/>
          <table:table-cell table:number-columns-repeated="1006"/>
        </table:table-row>
        <table:table-row table:style-name="ro1">
          <table:table-cell table:style-name="Default" office:value-type="string">
            <text:p>Północna / Torfowa I - nż</text:p>
          </table:table-cell>
          <table:table-cell office:value-type="string">
            <text:p>6:01</text:p>
          </table:table-cell>
          <table:table-cell office:value-type="string">
            <text:p>6:48va</text:p>
          </table:table-cell>
          <table:table-cell table:style-name="Default"/>
          <table:table-cell office:value-type="string">
            <text:p>7:46Sa</text:p>
          </table:table-cell>
          <table:table-cell table:style-name="Default" table:number-columns-repeated="4"/>
          <table:table-cell office:value-type="string">
            <text:p>12:14S</text:p>
          </table:table-cell>
          <table:table-cell table:style-name="Default" table:number-columns-repeated="2"/>
          <table:table-cell office:value-type="string">
            <text:p>14:16Sa</text:p>
          </table:table-cell>
          <table:table-cell table:style-name="Default" table:number-columns-repeated="2"/>
          <table:table-cell office:value-type="string">
            <text:p>16:21a</text:p>
          </table:table-cell>
          <table:table-cell table:style-name="Default"/>
          <table:table-cell office:value-type="string">
            <text:p>17:41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Północna / Torfowa II - nż</text:p>
          </table:table-cell>
          <table:table-cell office:value-type="string">
            <text:p>6:02</text:p>
          </table:table-cell>
          <table:table-cell office:value-type="string">
            <text:p>6:49va</text:p>
          </table:table-cell>
          <table:table-cell table:style-name="Default"/>
          <table:table-cell office:value-type="string">
            <text:p>7:47Sa</text:p>
          </table:table-cell>
          <table:table-cell table:style-name="Default" table:number-columns-repeated="4"/>
          <table:table-cell office:value-type="string">
            <text:p>12:15S</text:p>
          </table:table-cell>
          <table:table-cell table:style-name="Default" table:number-columns-repeated="2"/>
          <table:table-cell office:value-type="string">
            <text:p>14:17Sa</text:p>
          </table:table-cell>
          <table:table-cell table:style-name="Default" table:number-columns-repeated="2"/>
          <table:table-cell office:value-type="string">
            <text:p>16:22a</text:p>
          </table:table-cell>
          <table:table-cell table:style-name="Default"/>
          <table:table-cell office:value-type="string">
            <text:p>17:42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Łabusz - nż</text:p>
          </table:table-cell>
          <table:table-cell office:value-type="string">
            <text:p>6:03</text:p>
          </table:table-cell>
          <table:table-cell office:value-type="string">
            <text:p>6:50va</text:p>
          </table:table-cell>
          <table:table-cell table:style-name="Default"/>
          <table:table-cell office:value-type="string">
            <text:p>7:48Sa</text:p>
          </table:table-cell>
          <table:table-cell table:style-name="Default" table:number-columns-repeated="4"/>
          <table:table-cell office:value-type="string">
            <text:p>12:16S</text:p>
          </table:table-cell>
          <table:table-cell table:style-name="Default" table:number-columns-repeated="2"/>
          <table:table-cell office:value-type="string">
            <text:p>14:18Sa</text:p>
          </table:table-cell>
          <table:table-cell table:style-name="Default" table:number-columns-repeated="2"/>
          <table:table-cell office:value-type="string">
            <text:p>16:23a</text:p>
          </table:table-cell>
          <table:table-cell table:style-name="Default"/>
          <table:table-cell office:value-type="string">
            <text:p>17:43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Łabusz I - nż</text:p>
          </table:table-cell>
          <table:table-cell office:value-type="string">
            <text:p>6:04</text:p>
          </table:table-cell>
          <table:table-cell office:value-type="string">
            <text:p>6:51va</text:p>
          </table:table-cell>
          <table:table-cell table:style-name="Default"/>
          <table:table-cell office:value-type="string">
            <text:p>7:49Sa</text:p>
          </table:table-cell>
          <table:table-cell table:style-name="Default" table:number-columns-repeated="4"/>
          <table:table-cell office:value-type="string">
            <text:p>12:17S</text:p>
          </table:table-cell>
          <table:table-cell table:style-name="Default" table:number-columns-repeated="2"/>
          <table:table-cell office:value-type="string">
            <text:p>14:19Sa</text:p>
          </table:table-cell>
          <table:table-cell table:style-name="Default" table:number-columns-repeated="2"/>
          <table:table-cell office:value-type="string">
            <text:p>16:24a</text:p>
          </table:table-cell>
          <table:table-cell table:style-name="Default"/>
          <table:table-cell office:value-type="string">
            <text:p>17:44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Niekłonice / Wieś</text:p>
          </table:table-cell>
          <table:table-cell office:value-type="string">
            <text:p>6:58w</text:p>
          </table:table-cell>
          <table:table-cell table:style-name="Default" table:number-columns-repeated="2"/>
          <table:table-cell office:value-type="string">
            <text:p>11:23J</text:p>
          </table:table-cell>
          <table:table-cell/>
          <table:table-cell table:style-name="Default" table:number-columns-repeated="2"/>
          <table:table-cell office:value-type="string">
            <text:p>16:18wv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Niekłonice - nż</text:p>
          </table:table-cell>
          <table:table-cell office:value-type="string">
            <text:p>6:59w</text:p>
          </table:table-cell>
          <table:table-cell table:style-name="Default" table:number-columns-repeated="2"/>
          <table:table-cell office:value-type="string">
            <text:p>11:24J</text:p>
          </table:table-cell>
          <table:table-cell/>
          <table:table-cell table:style-name="Default" table:number-columns-repeated="2"/>
          <table:table-cell office:value-type="string">
            <text:p>16:19wv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Niekłonice / Działki II</text:p>
          </table:table-cell>
          <table:table-cell office:value-type="string">
            <text:p>7:00w</text:p>
          </table:table-cell>
          <table:table-cell table:style-name="Default" table:number-columns-repeated="2"/>
          <table:table-cell office:value-type="string">
            <text:p>11:25J</text:p>
          </table:table-cell>
          <table:table-cell table:style-name="Default"/>
          <table:table-cell table:number-columns-repeated="2"/>
          <table:table-cell office:value-type="string">
            <text:p>16:20wv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Niekłonice Działki / Petla</text:p>
          </table:table-cell>
          <table:table-cell table:style-name="Default"/>
          <table:table-cell office:value-type="string">
            <text:p>8:48</text:p>
          </table:table-cell>
          <table:table-cell office:value-type="string">
            <text:p>10:13J</text:p>
          </table:table-cell>
          <table:table-cell table:style-name="Default"/>
          <table:table-cell office:value-type="string">
            <text:p>12:31J</text:p>
          </table:table-cell>
          <table:table-cell office:value-type="string">
            <text:p>13:48Jv</text:p>
          </table:table-cell>
          <table:table-cell office:value-type="string">
            <text:p>14:50v</text:p>
          </table:table-cell>
          <table:table-cell table:style-name="Default"/>
          <table:table-cell office:value-type="string">
            <text:p>17:30Jv</text:p>
          </table:table-cell>
          <table:table-cell office:value-type="string">
            <text:p>18:20J</text:p>
          </table:table-cell>
          <table:table-cell office:value-type="string">
            <text:p>18:50Jv</text:p>
          </table:table-cell>
          <table:table-cell office:value-type="string">
            <text:p>19:37x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Niekłonice / Drukarnia - nż</text:p>
          </table:table-cell>
          <table:table-cell office:value-type="string">
            <text:p>7:01w</text:p>
          </table:table-cell>
          <table:table-cell office:value-type="string">
            <text:p>8:50</text:p>
          </table:table-cell>
          <table:table-cell office:value-type="string">
            <text:p>10:15J</text:p>
          </table:table-cell>
          <table:table-cell office:value-type="string">
            <text:p>11:26J</text:p>
          </table:table-cell>
          <table:table-cell office:value-type="string">
            <text:p>12:33J</text:p>
          </table:table-cell>
          <table:table-cell office:value-type="string">
            <text:p>13:50Jv</text:p>
          </table:table-cell>
          <table:table-cell office:value-type="string">
            <text:p>14:52v</text:p>
          </table:table-cell>
          <table:table-cell office:value-type="string">
            <text:p>16:21wv</text:p>
          </table:table-cell>
          <table:table-cell office:value-type="string">
            <text:p>17:32Jv</text:p>
          </table:table-cell>
          <table:table-cell office:value-type="string">
            <text:p>18:22J</text:p>
          </table:table-cell>
          <table:table-cell office:value-type="string">
            <text:p>18:52Jv</text:p>
          </table:table-cell>
          <table:table-cell office:value-type="string">
            <text:p>19:39x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Niekłonice / Działki I - nż</text:p>
          </table:table-cell>
          <table:table-cell office:value-type="string">
            <text:p>7:02w</text:p>
          </table:table-cell>
          <table:table-cell office:value-type="string">
            <text:p>8:51</text:p>
          </table:table-cell>
          <table:table-cell office:value-type="string">
            <text:p>10:16J</text:p>
          </table:table-cell>
          <table:table-cell office:value-type="string">
            <text:p>11:27J</text:p>
          </table:table-cell>
          <table:table-cell office:value-type="string">
            <text:p>12:34J</text:p>
          </table:table-cell>
          <table:table-cell office:value-type="string">
            <text:p>13:51Jv</text:p>
          </table:table-cell>
          <table:table-cell office:value-type="string">
            <text:p>14:53v</text:p>
          </table:table-cell>
          <table:table-cell office:value-type="string">
            <text:p>16:22wv</text:p>
          </table:table-cell>
          <table:table-cell office:value-type="string">
            <text:p>17:33Jv</text:p>
          </table:table-cell>
          <table:table-cell office:value-type="string">
            <text:p>18:23J</text:p>
          </table:table-cell>
          <table:table-cell office:value-type="string">
            <text:p>18:53Jv</text:p>
          </table:table-cell>
          <table:table-cell office:value-type="string">
            <text:p>19:40x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Lechicka / FMB</text:p>
          </table:table-cell>
          <table:table-cell office:value-type="string">
            <text:p>7:04w</text:p>
          </table:table-cell>
          <table:table-cell office:value-type="string">
            <text:p>8:53</text:p>
          </table:table-cell>
          <table:table-cell office:value-type="string">
            <text:p>10:18J</text:p>
          </table:table-cell>
          <table:table-cell office:value-type="string">
            <text:p>11:29J</text:p>
          </table:table-cell>
          <table:table-cell office:value-type="string">
            <text:p>12:36J</text:p>
          </table:table-cell>
          <table:table-cell office:value-type="string">
            <text:p>13:53Jv</text:p>
          </table:table-cell>
          <table:table-cell office:value-type="string">
            <text:p>14:55v</text:p>
          </table:table-cell>
          <table:table-cell office:value-type="string">
            <text:p>16:24wv</text:p>
          </table:table-cell>
          <table:table-cell office:value-type="string">
            <text:p>17:35Jv</text:p>
          </table:table-cell>
          <table:table-cell office:value-type="string">
            <text:p>18:25J</text:p>
          </table:table-cell>
          <table:table-cell office:value-type="string">
            <text:p>18:55Jv</text:p>
          </table:table-cell>
          <table:table-cell office:value-type="string">
            <text:p>19:42x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Lechicka / Łużycka</text:p>
          </table:table-cell>
          <table:table-cell office:value-type="string">
            <text:p>7:05w</text:p>
          </table:table-cell>
          <table:table-cell office:value-type="string">
            <text:p>8:54</text:p>
          </table:table-cell>
          <table:table-cell office:value-type="string">
            <text:p>10:19J</text:p>
          </table:table-cell>
          <table:table-cell office:value-type="string">
            <text:p>11:30J</text:p>
          </table:table-cell>
          <table:table-cell office:value-type="string">
            <text:p>12:37J</text:p>
          </table:table-cell>
          <table:table-cell office:value-type="string">
            <text:p>13:54Jv</text:p>
          </table:table-cell>
          <table:table-cell office:value-type="string">
            <text:p>14:56v</text:p>
          </table:table-cell>
          <table:table-cell office:value-type="string">
            <text:p>16:25wv</text:p>
          </table:table-cell>
          <table:table-cell office:value-type="string">
            <text:p>17:36Jv</text:p>
          </table:table-cell>
          <table:table-cell office:value-type="string">
            <text:p>18:26J</text:p>
          </table:table-cell>
          <table:table-cell office:value-type="string">
            <text:p>18:56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Powstańców Wielkopolskich</text:p>
          </table:table-cell>
          <table:table-cell office:value-type="string">
            <text:p>7:07w</text:p>
          </table:table-cell>
          <table:table-cell office:value-type="string">
            <text:p>8:56</text:p>
          </table:table-cell>
          <table:table-cell office:value-type="string">
            <text:p>10:21J</text:p>
          </table:table-cell>
          <table:table-cell office:value-type="string">
            <text:p>11:32J</text:p>
          </table:table-cell>
          <table:table-cell office:value-type="string">
            <text:p>12:39J</text:p>
          </table:table-cell>
          <table:table-cell office:value-type="string">
            <text:p>13:56Jv</text:p>
          </table:table-cell>
          <table:table-cell office:value-type="string">
            <text:p>14:58v</text:p>
          </table:table-cell>
          <table:table-cell office:value-type="string">
            <text:p>16:27wv</text:p>
          </table:table-cell>
          <table:table-cell office:value-type="string">
            <text:p>17:38Jv</text:p>
          </table:table-cell>
          <table:table-cell office:value-type="string">
            <text:p>18:28J</text:p>
          </table:table-cell>
          <table:table-cell office:value-type="string">
            <text:p>18:58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Dworzec PKP / Bank</text:p>
          </table:table-cell>
          <table:table-cell office:value-type="string">
            <text:p>7:09w</text:p>
          </table:table-cell>
          <table:table-cell office:value-type="string">
            <text:p>8:58</text:p>
          </table:table-cell>
          <table:table-cell office:value-type="string">
            <text:p>10:24J</text:p>
          </table:table-cell>
          <table:table-cell office:value-type="string">
            <text:p>11:35J</text:p>
          </table:table-cell>
          <table:table-cell office:value-type="string">
            <text:p>12:42J</text:p>
          </table:table-cell>
          <table:table-cell office:value-type="string">
            <text:p>13:58Jv</text:p>
          </table:table-cell>
          <table:table-cell office:value-type="string">
            <text:p>15:00v</text:p>
          </table:table-cell>
          <table:table-cell office:value-type="string">
            <text:p>16:29wv</text:p>
          </table:table-cell>
          <table:table-cell office:value-type="string">
            <text:p>17:40Jv</text:p>
          </table:table-cell>
          <table:table-cell office:value-type="string">
            <text:p>18:31J</text:p>
          </table:table-cell>
          <table:table-cell office:value-type="string">
            <text:p>19:01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Armii Krajowej / Niepodległośc</text:p>
          </table:table-cell>
          <table:table-cell office:value-type="string">
            <text:p>7:10w</text:p>
          </table:table-cell>
          <table:table-cell office:value-type="string">
            <text:p>8:59</text:p>
          </table:table-cell>
          <table:table-cell office:value-type="string">
            <text:p>10:26J</text:p>
          </table:table-cell>
          <table:table-cell office:value-type="string">
            <text:p>11:37J</text:p>
          </table:table-cell>
          <table:table-cell office:value-type="string">
            <text:p>12:44J</text:p>
          </table:table-cell>
          <table:table-cell office:value-type="string">
            <text:p>13:59Jv</text:p>
          </table:table-cell>
          <table:table-cell office:value-type="string">
            <text:p>15:01v</text:p>
          </table:table-cell>
          <table:table-cell office:value-type="string">
            <text:p>16:30wv</text:p>
          </table:table-cell>
          <table:table-cell office:value-type="string">
            <text:p>17:41Jv</text:p>
          </table:table-cell>
          <table:table-cell office:value-type="string">
            <text:p>18:33J</text:p>
          </table:table-cell>
          <table:table-cell office:value-type="string">
            <text:p>19:03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onte Cassino / Podgórna</text:p>
          </table:table-cell>
          <table:table-cell office:value-type="string">
            <text:p>7:12w</text:p>
          </table:table-cell>
          <table:table-cell office:value-type="string">
            <text:p>9:01</text:p>
          </table:table-cell>
          <table:table-cell office:value-type="string">
            <text:p>10:29J</text:p>
          </table:table-cell>
          <table:table-cell office:value-type="string">
            <text:p>11:40J</text:p>
          </table:table-cell>
          <table:table-cell office:value-type="string">
            <text:p>12:47J</text:p>
          </table:table-cell>
          <table:table-cell office:value-type="string">
            <text:p>14:01Jv</text:p>
          </table:table-cell>
          <table:table-cell office:value-type="string">
            <text:p>15:03v</text:p>
          </table:table-cell>
          <table:table-cell office:value-type="string">
            <text:p>16:32wv</text:p>
          </table:table-cell>
          <table:table-cell office:value-type="string">
            <text:p>17:43Jv</text:p>
          </table:table-cell>
          <table:table-cell office:value-type="string">
            <text:p>18:36J</text:p>
          </table:table-cell>
          <table:table-cell office:value-type="string">
            <text:p>19:06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Władysława IV / Wańkowicza</text:p>
          </table:table-cell>
          <table:table-cell office:value-type="string">
            <text:p>7:13w</text:p>
          </table:table-cell>
          <table:table-cell office:value-type="string">
            <text:p>9:02</text:p>
          </table:table-cell>
          <table:table-cell office:value-type="string">
            <text:p>10:31J</text:p>
          </table:table-cell>
          <table:table-cell office:value-type="string">
            <text:p>11:42J</text:p>
          </table:table-cell>
          <table:table-cell office:value-type="string">
            <text:p>12:49J</text:p>
          </table:table-cell>
          <table:table-cell office:value-type="string">
            <text:p>14:02Jv</text:p>
          </table:table-cell>
          <table:table-cell office:value-type="string">
            <text:p>15:04v</text:p>
          </table:table-cell>
          <table:table-cell office:value-type="string">
            <text:p>16:33wv</text:p>
          </table:table-cell>
          <table:table-cell office:value-type="string">
            <text:p>17:44Jv</text:p>
          </table:table-cell>
          <table:table-cell office:value-type="string">
            <text:p>18:38J</text:p>
          </table:table-cell>
          <table:table-cell office:value-type="string">
            <text:p>19:08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Władysława IV / EMKA</text:p>
          </table:table-cell>
          <table:table-cell office:value-type="string">
            <text:p>7:15w</text:p>
          </table:table-cell>
          <table:table-cell office:value-type="string">
            <text:p>9:04</text:p>
          </table:table-cell>
          <table:table-cell office:value-type="string">
            <text:p>10:33J</text:p>
          </table:table-cell>
          <table:table-cell office:value-type="string">
            <text:p>11:44J</text:p>
          </table:table-cell>
          <table:table-cell office:value-type="string">
            <text:p>12:51J</text:p>
          </table:table-cell>
          <table:table-cell office:value-type="string">
            <text:p>14:04Jv</text:p>
          </table:table-cell>
          <table:table-cell office:value-type="string">
            <text:p>15:06v</text:p>
          </table:table-cell>
          <table:table-cell office:value-type="string">
            <text:p>16:35wv</text:p>
          </table:table-cell>
          <table:table-cell office:value-type="string">
            <text:p>17:46Jv</text:p>
          </table:table-cell>
          <table:table-cell office:value-type="string">
            <text:p>18:40J</text:p>
          </table:table-cell>
          <table:table-cell office:value-type="string">
            <text:p>19:10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Władysława IV / Pętla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Default" office:value-type="string">
            <text:p>Władysława IV / Wiadukt</text:p>
          </table:table-cell>
          <table:table-cell table:style-name="Default"/>
          <table:table-cell office:value-type="string">
            <text:p>9:05</text:p>
          </table:table-cell>
          <table:table-cell office:value-type="string">
            <text:p>10:34J</text:p>
          </table:table-cell>
          <table:table-cell office:value-type="string">
            <text:p>11:45J</text:p>
          </table:table-cell>
          <table:table-cell office:value-type="string">
            <text:p>12:52J</text:p>
          </table:table-cell>
          <table:table-cell office:value-type="string">
            <text:p>14:05Jv</text:p>
          </table:table-cell>
          <table:table-cell office:value-type="string">
            <text:p>15:07v</text:p>
          </table:table-cell>
          <table:table-cell table:style-name="Default"/>
          <table:table-cell office:value-type="string">
            <text:p>17:47Jv</text:p>
          </table:table-cell>
          <table:table-cell office:value-type="string">
            <text:p>18:41J</text:p>
          </table:table-cell>
          <table:table-cell office:value-type="string">
            <text:p>19:11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KTBS / Brytyjska - nż</text:p>
          </table:table-cell>
          <table:table-cell table:style-name="Default"/>
          <table:table-cell office:value-type="string">
            <text:p>9:06</text:p>
          </table:table-cell>
          <table:table-cell office:value-type="string">
            <text:p>10:35J</text:p>
          </table:table-cell>
          <table:table-cell office:value-type="string">
            <text:p>11:46J</text:p>
          </table:table-cell>
          <table:table-cell office:value-type="string">
            <text:p>12:53J</text:p>
          </table:table-cell>
          <table:table-cell office:value-type="string">
            <text:p>14:06Jv</text:p>
          </table:table-cell>
          <table:table-cell office:value-type="string">
            <text:p>15:08v</text:p>
          </table:table-cell>
          <table:table-cell table:style-name="Default"/>
          <table:table-cell office:value-type="string">
            <text:p>17:48Jv</text:p>
          </table:table-cell>
          <table:table-cell office:value-type="string">
            <text:p>18:42J</text:p>
          </table:table-cell>
          <table:table-cell office:value-type="string">
            <text:p>19:12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Osiedle UE / Francuska - nż</text:p>
          </table:table-cell>
          <table:table-cell table:style-name="Default"/>
          <table:table-cell office:value-type="string">
            <text:p>9:07</text:p>
          </table:table-cell>
          <table:table-cell office:value-type="string">
            <text:p>10:36J</text:p>
          </table:table-cell>
          <table:table-cell office:value-type="string">
            <text:p>11:47J</text:p>
          </table:table-cell>
          <table:table-cell office:value-type="string">
            <text:p>12:54J</text:p>
          </table:table-cell>
          <table:table-cell office:value-type="string">
            <text:p>14:07Jv</text:p>
          </table:table-cell>
          <table:table-cell office:value-type="string">
            <text:p>15:09v</text:p>
          </table:table-cell>
          <table:table-cell table:style-name="Default"/>
          <table:table-cell office:value-type="string">
            <text:p>17:49Jv</text:p>
          </table:table-cell>
          <table:table-cell office:value-type="string">
            <text:p>18:43J</text:p>
          </table:table-cell>
          <table:table-cell office:value-type="string">
            <text:p>19:13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Ogrody Działkowe III - nż</text:p>
          </table:table-cell>
          <table:table-cell table:style-name="Default"/>
          <table:table-cell office:value-type="string">
            <text:p>9:08</text:p>
          </table:table-cell>
          <table:table-cell office:value-type="string">
            <text:p>10:37J</text:p>
          </table:table-cell>
          <table:table-cell office:value-type="string">
            <text:p>11:48J</text:p>
          </table:table-cell>
          <table:table-cell office:value-type="string">
            <text:p>12:55J</text:p>
          </table:table-cell>
          <table:table-cell office:value-type="string">
            <text:p>14:08Jv</text:p>
          </table:table-cell>
          <table:table-cell office:value-type="string">
            <text:p>15:10v</text:p>
          </table:table-cell>
          <table:table-cell table:style-name="Default"/>
          <table:table-cell office:value-type="string">
            <text:p>17:50Jv</text:p>
          </table:table-cell>
          <table:table-cell office:value-type="string">
            <text:p>18:44J</text:p>
          </table:table-cell>
          <table:table-cell office:value-type="string">
            <text:p>19:14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Ogrody Dzałkowe II - nż</text:p>
          </table:table-cell>
          <table:table-cell table:style-name="Default"/>
          <table:table-cell office:value-type="string">
            <text:p>9:09</text:p>
          </table:table-cell>
          <table:table-cell office:value-type="string">
            <text:p>10:38J</text:p>
          </table:table-cell>
          <table:table-cell office:value-type="string">
            <text:p>11:49J</text:p>
          </table:table-cell>
          <table:table-cell office:value-type="string">
            <text:p>12:56J</text:p>
          </table:table-cell>
          <table:table-cell office:value-type="string">
            <text:p>14:09Jv</text:p>
          </table:table-cell>
          <table:table-cell office:value-type="string">
            <text:p>15:11v</text:p>
          </table:table-cell>
          <table:table-cell table:style-name="Default"/>
          <table:table-cell office:value-type="string">
            <text:p>17:51Jv</text:p>
          </table:table-cell>
          <table:table-cell office:value-type="string">
            <text:p>18:45J</text:p>
          </table:table-cell>
          <table:table-cell office:value-type="string">
            <text:p>19:15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Ogrody Dzałkowe I - nż</text:p>
          </table:table-cell>
          <table:table-cell table:style-name="Default"/>
          <table:table-cell office:value-type="string">
            <text:p>9:10</text:p>
          </table:table-cell>
          <table:table-cell office:value-type="string">
            <text:p>10:39J</text:p>
          </table:table-cell>
          <table:table-cell office:value-type="string">
            <text:p>11:50J</text:p>
          </table:table-cell>
          <table:table-cell office:value-type="string">
            <text:p>12:57J</text:p>
          </table:table-cell>
          <table:table-cell office:value-type="string">
            <text:p>14:10Jv</text:p>
          </table:table-cell>
          <table:table-cell office:value-type="string">
            <text:p>15:12v</text:p>
          </table:table-cell>
          <table:table-cell table:style-name="Default"/>
          <table:table-cell office:value-type="string">
            <text:p>17:52Jv</text:p>
          </table:table-cell>
          <table:table-cell office:value-type="string">
            <text:p>18:46J</text:p>
          </table:table-cell>
          <table:table-cell office:value-type="string">
            <text:p>19:16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Działki - nż</text:p>
          </table:table-cell>
          <table:table-cell table:style-name="Default"/>
          <table:table-cell office:value-type="string">
            <text:p>9:12</text:p>
          </table:table-cell>
          <table:table-cell office:value-type="string">
            <text:p>10:41J</text:p>
          </table:table-cell>
          <table:table-cell office:value-type="string">
            <text:p>11:52J</text:p>
          </table:table-cell>
          <table:table-cell office:value-type="string">
            <text:p>12:59J</text:p>
          </table:table-cell>
          <table:table-cell office:value-type="string">
            <text:p>14:12Jv</text:p>
          </table:table-cell>
          <table:table-cell office:value-type="string">
            <text:p>15:14v</text:p>
          </table:table-cell>
          <table:table-cell table:style-name="Default"/>
          <table:table-cell office:value-type="string">
            <text:p>17:54Jv</text:p>
          </table:table-cell>
          <table:table-cell office:value-type="string">
            <text:p>18:48J</text:p>
          </table:table-cell>
          <table:table-cell office:value-type="string">
            <text:p>19:18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Koszalińska/Jamno-nż</text:p>
          </table:table-cell>
          <table:table-cell table:style-name="Default"/>
          <table:table-cell office:value-type="string">
            <text:p>9:13</text:p>
          </table:table-cell>
          <table:table-cell office:value-type="string">
            <text:p>10:42J</text:p>
          </table:table-cell>
          <table:table-cell office:value-type="string">
            <text:p>11:53J</text:p>
          </table:table-cell>
          <table:table-cell office:value-type="string">
            <text:p>13:00J</text:p>
          </table:table-cell>
          <table:table-cell office:value-type="string">
            <text:p>14:13Jv</text:p>
          </table:table-cell>
          <table:table-cell office:value-type="string">
            <text:p>15:15v</text:p>
          </table:table-cell>
          <table:table-cell table:style-name="Default"/>
          <table:table-cell office:value-type="string">
            <text:p>17:55Jv</text:p>
          </table:table-cell>
          <table:table-cell office:value-type="string">
            <text:p>18:49J</text:p>
          </table:table-cell>
          <table:table-cell office:value-type="string">
            <text:p>19:19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Koszalińska / Kwiatowa - nż</text:p>
          </table:table-cell>
          <table:table-cell table:style-name="Default"/>
          <table:table-cell office:value-type="string">
            <text:p>9:14</text:p>
          </table:table-cell>
          <table:table-cell office:value-type="string">
            <text:p>10:43J</text:p>
          </table:table-cell>
          <table:table-cell office:value-type="string">
            <text:p>11:54J</text:p>
          </table:table-cell>
          <table:table-cell office:value-type="string">
            <text:p>13:01J</text:p>
          </table:table-cell>
          <table:table-cell office:value-type="string">
            <text:p>14:14Jv</text:p>
          </table:table-cell>
          <table:table-cell office:value-type="string">
            <text:p>15:16v</text:p>
          </table:table-cell>
          <table:table-cell table:style-name="Default"/>
          <table:table-cell office:value-type="string">
            <text:p>17:56Jv</text:p>
          </table:table-cell>
          <table:table-cell office:value-type="string">
            <text:p>18:50J</text:p>
          </table:table-cell>
          <table:table-cell office:value-type="string">
            <text:p>19:20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Jamno / Skrzyżowanie</text:p>
          </table:table-cell>
          <table:table-cell table:style-name="Default"/>
          <table:table-cell office:value-type="string">
            <text:p>9:15</text:p>
          </table:table-cell>
          <table:table-cell office:value-type="string">
            <text:p>10:44J</text:p>
          </table:table-cell>
          <table:table-cell office:value-type="string">
            <text:p>11:55J</text:p>
          </table:table-cell>
          <table:table-cell office:value-type="string">
            <text:p>13:02J</text:p>
          </table:table-cell>
          <table:table-cell office:value-type="string">
            <text:p>14:15Jv</text:p>
          </table:table-cell>
          <table:table-cell office:value-type="string">
            <text:p>15:17v</text:p>
          </table:table-cell>
          <table:table-cell table:style-name="Default"/>
          <table:table-cell office:value-type="string">
            <text:p>17:57Jv</text:p>
          </table:table-cell>
          <table:table-cell office:value-type="string">
            <text:p>18:51J</text:p>
          </table:table-cell>
          <table:table-cell office:value-type="string">
            <text:p>19:21J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Jamno / Początkowy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Default" office:value-type="string">
            <text:p>Jamno / Początkowy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Jamno / Jamneńska - nż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Jamno / MWiK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>
            <text:p>Północna / Torfowa I - nż</text:p>
          </table:table-cell>
          <table:table-cell table:style-name="Default"/>
          <table:table-cell office:value-type="string">
            <text:p>9:17</text:p>
          </table:table-cell>
          <table:table-cell table:number-columns-repeated="3"/>
          <table:table-cell table:style-name="Default"/>
          <table:table-cell office:value-type="string">
            <text:p>15:19v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Północna / Torfowa II - nż</text:p>
          </table:table-cell>
          <table:table-cell table:style-name="Default"/>
          <table:table-cell office:value-type="string">
            <text:p>9:18</text:p>
          </table:table-cell>
          <table:table-cell table:number-columns-repeated="3"/>
          <table:table-cell table:style-name="Default"/>
          <table:table-cell office:value-type="string">
            <text:p>15:20v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Łabusz - nż</text:p>
          </table:table-cell>
          <table:table-cell table:style-name="Default"/>
          <table:table-cell office:value-type="string">
            <text:p>9:19</text:p>
          </table:table-cell>
          <table:table-cell table:number-columns-repeated="3"/>
          <table:table-cell table:style-name="Default"/>
          <table:table-cell office:value-type="string">
            <text:p>15:21v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Łabusz I - nż</text:p>
          </table:table-cell>
          <table:table-cell/>
          <table:table-cell office:value-type="string">
            <text:p>9:20</text:p>
          </table:table-cell>
          <table:table-cell table:number-columns-repeated="3"/>
          <table:table-cell table:style-name="Default"/>
          <table:table-cell office:value-type="string">
            <text:p>15:22v</text:p>
          </table:table-cell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Niekłonice / Wieś</text:p>
          </table:table-cell>
          <table:table-cell table:style-name="Default"/>
          <table:table-cell office:value-type="string">
            <text:p>8:46a</text:p>
          </table:table-cell>
          <table:table-cell table:style-name="Default"/>
          <table:table-cell office:value-type="string">
            <text:p>11:23J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Niekłonice - nż</text:p>
          </table:table-cell>
          <table:table-cell table:style-name="Default"/>
          <table:table-cell office:value-type="string">
            <text:p>8:47a</text:p>
          </table:table-cell>
          <table:table-cell table:style-name="Default"/>
          <table:table-cell office:value-type="string">
            <text:p>11:24J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Niekłonice / Działki II</text:p>
          </table:table-cell>
          <table:table-cell table:style-name="Default"/>
          <table:table-cell office:value-type="string">
            <text:p>8:48a</text:p>
          </table:table-cell>
          <table:table-cell/>
          <table:table-cell office:value-type="string">
            <text:p>11:25J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Niekłonice Działki / Petla</text:p>
          </table:table-cell>
          <table:table-cell office:value-type="string">
            <text:p>7:00w</text:p>
          </table:table-cell>
          <table:table-cell table:style-name="Default"/>
          <table:table-cell office:value-type="string">
            <text:p>10:13J</text:p>
          </table:table-cell>
          <table:table-cell table:style-name="Default"/>
          <table:table-cell office:value-type="string">
            <text:p>12:31J</text:p>
          </table:table-cell>
          <table:table-cell office:value-type="string">
            <text:p>13:48Jv</text:p>
          </table:table-cell>
          <table:table-cell office:value-type="string">
            <text:p>14:50v</text:p>
          </table:table-cell>
          <table:table-cell office:value-type="string">
            <text:p>16:20wv</text:p>
          </table:table-cell>
          <table:table-cell office:value-type="string">
            <text:p>17:32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Niekłonice / Drukarnia - nż</text:p>
          </table:table-cell>
          <table:table-cell office:value-type="string">
            <text:p>7:02w</text:p>
          </table:table-cell>
          <table:table-cell office:value-type="string">
            <text:p>8:49a</text:p>
          </table:table-cell>
          <table:table-cell office:value-type="string">
            <text:p>10:15J</text:p>
          </table:table-cell>
          <table:table-cell office:value-type="string">
            <text:p>11:26J</text:p>
          </table:table-cell>
          <table:table-cell office:value-type="string">
            <text:p>12:33J</text:p>
          </table:table-cell>
          <table:table-cell office:value-type="string">
            <text:p>13:50Jv</text:p>
          </table:table-cell>
          <table:table-cell office:value-type="string">
            <text:p>14:52v</text:p>
          </table:table-cell>
          <table:table-cell office:value-type="string">
            <text:p>16:22wv</text:p>
          </table:table-cell>
          <table:table-cell office:value-type="string">
            <text:p>17:34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Niekłonice / Działki I - nż</text:p>
          </table:table-cell>
          <table:table-cell office:value-type="string">
            <text:p>7:03w</text:p>
          </table:table-cell>
          <table:table-cell office:value-type="string">
            <text:p>8:50a</text:p>
          </table:table-cell>
          <table:table-cell office:value-type="string">
            <text:p>10:16J</text:p>
          </table:table-cell>
          <table:table-cell office:value-type="string">
            <text:p>11:27J</text:p>
          </table:table-cell>
          <table:table-cell office:value-type="string">
            <text:p>12:34J</text:p>
          </table:table-cell>
          <table:table-cell office:value-type="string">
            <text:p>13:51Jv</text:p>
          </table:table-cell>
          <table:table-cell office:value-type="string">
            <text:p>14:53v</text:p>
          </table:table-cell>
          <table:table-cell office:value-type="string">
            <text:p>16:23wv</text:p>
          </table:table-cell>
          <table:table-cell office:value-type="string">
            <text:p>17:35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Lechicka / FMB</text:p>
          </table:table-cell>
          <table:table-cell office:value-type="string">
            <text:p>7:05w</text:p>
          </table:table-cell>
          <table:table-cell office:value-type="string">
            <text:p>8:52a</text:p>
          </table:table-cell>
          <table:table-cell office:value-type="string">
            <text:p>10:18J</text:p>
          </table:table-cell>
          <table:table-cell office:value-type="string">
            <text:p>11:29J</text:p>
          </table:table-cell>
          <table:table-cell office:value-type="string">
            <text:p>12:36J</text:p>
          </table:table-cell>
          <table:table-cell office:value-type="string">
            <text:p>13:53Jv</text:p>
          </table:table-cell>
          <table:table-cell office:value-type="string">
            <text:p>14:55v</text:p>
          </table:table-cell>
          <table:table-cell office:value-type="string">
            <text:p>16:25wv</text:p>
          </table:table-cell>
          <table:table-cell office:value-type="string">
            <text:p>17:37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Lechicka / Łużycka</text:p>
          </table:table-cell>
          <table:table-cell office:value-type="string">
            <text:p>7:06w</text:p>
          </table:table-cell>
          <table:table-cell office:value-type="string">
            <text:p>8:53a</text:p>
          </table:table-cell>
          <table:table-cell office:value-type="string">
            <text:p>10:19J</text:p>
          </table:table-cell>
          <table:table-cell office:value-type="string">
            <text:p>11:30J</text:p>
          </table:table-cell>
          <table:table-cell office:value-type="string">
            <text:p>12:37J</text:p>
          </table:table-cell>
          <table:table-cell office:value-type="string">
            <text:p>13:54Jv</text:p>
          </table:table-cell>
          <table:table-cell office:value-type="string">
            <text:p>14:56v</text:p>
          </table:table-cell>
          <table:table-cell office:value-type="string">
            <text:p>16:26wv</text:p>
          </table:table-cell>
          <table:table-cell office:value-type="string">
            <text:p>17:38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owstańców Wielkopolskich</text:p>
          </table:table-cell>
          <table:table-cell office:value-type="string">
            <text:p>7:08w</text:p>
          </table:table-cell>
          <table:table-cell office:value-type="string">
            <text:p>8:55a</text:p>
          </table:table-cell>
          <table:table-cell office:value-type="string">
            <text:p>10:21J</text:p>
          </table:table-cell>
          <table:table-cell office:value-type="string">
            <text:p>11:32J</text:p>
          </table:table-cell>
          <table:table-cell office:value-type="string">
            <text:p>12:39J</text:p>
          </table:table-cell>
          <table:table-cell office:value-type="string">
            <text:p>13:56Jv</text:p>
          </table:table-cell>
          <table:table-cell office:value-type="string">
            <text:p>14:58v</text:p>
          </table:table-cell>
          <table:table-cell office:value-type="string">
            <text:p>16:28wv</text:p>
          </table:table-cell>
          <table:table-cell office:value-type="string">
            <text:p>17:40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Dworzec PKP / Bank</text:p>
          </table:table-cell>
          <table:table-cell office:value-type="string">
            <text:p>7:10w</text:p>
          </table:table-cell>
          <table:table-cell office:value-type="string">
            <text:p>8:57a</text:p>
          </table:table-cell>
          <table:table-cell office:value-type="string">
            <text:p>10:24J</text:p>
          </table:table-cell>
          <table:table-cell office:value-type="string">
            <text:p>11:35J</text:p>
          </table:table-cell>
          <table:table-cell office:value-type="string">
            <text:p>12:41J</text:p>
          </table:table-cell>
          <table:table-cell office:value-type="string">
            <text:p>13:58Jv</text:p>
          </table:table-cell>
          <table:table-cell office:value-type="string">
            <text:p>15:00v</text:p>
          </table:table-cell>
          <table:table-cell office:value-type="string">
            <text:p>16:30wv</text:p>
          </table:table-cell>
          <table:table-cell office:value-type="string">
            <text:p>17:42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Armii Krajowej / Niepodległośc</text:p>
          </table:table-cell>
          <table:table-cell office:value-type="string">
            <text:p>7:11w</text:p>
          </table:table-cell>
          <table:table-cell office:value-type="string">
            <text:p>8:58a</text:p>
          </table:table-cell>
          <table:table-cell office:value-type="string">
            <text:p>10:26J</text:p>
          </table:table-cell>
          <table:table-cell office:value-type="string">
            <text:p>11:37J</text:p>
          </table:table-cell>
          <table:table-cell office:value-type="string">
            <text:p>12:42J</text:p>
          </table:table-cell>
          <table:table-cell office:value-type="string">
            <text:p>13:59Jv</text:p>
          </table:table-cell>
          <table:table-cell office:value-type="string">
            <text:p>15:01v</text:p>
          </table:table-cell>
          <table:table-cell office:value-type="string">
            <text:p>16:31wv</text:p>
          </table:table-cell>
          <table:table-cell office:value-type="string">
            <text:p>17:43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Monte Cassino / Podgórna</text:p>
          </table:table-cell>
          <table:table-cell office:value-type="string">
            <text:p>7:13w</text:p>
          </table:table-cell>
          <table:table-cell office:value-type="string">
            <text:p>9:00a</text:p>
          </table:table-cell>
          <table:table-cell office:value-type="string">
            <text:p>10:29J</text:p>
          </table:table-cell>
          <table:table-cell office:value-type="string">
            <text:p>11:40J</text:p>
          </table:table-cell>
          <table:table-cell office:value-type="string">
            <text:p>12:44J</text:p>
          </table:table-cell>
          <table:table-cell office:value-type="string">
            <text:p>14:01Jv</text:p>
          </table:table-cell>
          <table:table-cell office:value-type="string">
            <text:p>15:03v</text:p>
          </table:table-cell>
          <table:table-cell office:value-type="string">
            <text:p>16:33wv</text:p>
          </table:table-cell>
          <table:table-cell office:value-type="string">
            <text:p>17:45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Władysława IV / Wańkowicza</text:p>
          </table:table-cell>
          <table:table-cell office:value-type="string">
            <text:p>7:14w</text:p>
          </table:table-cell>
          <table:table-cell office:value-type="string">
            <text:p>9:01a</text:p>
          </table:table-cell>
          <table:table-cell office:value-type="string">
            <text:p>10:31J</text:p>
          </table:table-cell>
          <table:table-cell office:value-type="string">
            <text:p>11:42J</text:p>
          </table:table-cell>
          <table:table-cell office:value-type="string">
            <text:p>12:45J</text:p>
          </table:table-cell>
          <table:table-cell office:value-type="string">
            <text:p>14:02Jv</text:p>
          </table:table-cell>
          <table:table-cell office:value-type="string">
            <text:p>15:04v</text:p>
          </table:table-cell>
          <table:table-cell office:value-type="string">
            <text:p>16:34wv</text:p>
          </table:table-cell>
          <table:table-cell office:value-type="string">
            <text:p>17:46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Władysława IV / EMKA</text:p>
          </table:table-cell>
          <table:table-cell office:value-type="string">
            <text:p>7:16w</text:p>
          </table:table-cell>
          <table:table-cell office:value-type="string">
            <text:p>9:03a</text:p>
          </table:table-cell>
          <table:table-cell office:value-type="string">
            <text:p>10:33J</text:p>
          </table:table-cell>
          <table:table-cell office:value-type="string">
            <text:p>11:44J</text:p>
          </table:table-cell>
          <table:table-cell office:value-type="string">
            <text:p>12:47J</text:p>
          </table:table-cell>
          <table:table-cell office:value-type="string">
            <text:p>14:04Jv</text:p>
          </table:table-cell>
          <table:table-cell office:value-type="string">
            <text:p>15:06v</text:p>
          </table:table-cell>
          <table:table-cell office:value-type="string">
            <text:p>16:36wv</text:p>
          </table:table-cell>
          <table:table-cell office:value-type="string">
            <text:p>17:47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Władysława IV / Pętla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office:value-type="string">
            <text:p>Władysława IV / Wiadukt</text:p>
          </table:table-cell>
          <table:table-cell table:style-name="Default"/>
          <table:table-cell office:value-type="string">
            <text:p>9:04a</text:p>
          </table:table-cell>
          <table:table-cell office:value-type="string">
            <text:p>10:34J</text:p>
          </table:table-cell>
          <table:table-cell office:value-type="string">
            <text:p>11:45J</text:p>
          </table:table-cell>
          <table:table-cell office:value-type="string">
            <text:p>12:48J</text:p>
          </table:table-cell>
          <table:table-cell office:value-type="string">
            <text:p>14:05Jv</text:p>
          </table:table-cell>
          <table:table-cell office:value-type="string">
            <text:p>15:07v</text:p>
          </table:table-cell>
          <table:table-cell table:style-name="Default"/>
          <table:table-cell office:value-type="string">
            <text:p>17:48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KTBS / Brytyjska - nż</text:p>
          </table:table-cell>
          <table:table-cell table:style-name="Default"/>
          <table:table-cell office:value-type="string">
            <text:p>9:05a</text:p>
          </table:table-cell>
          <table:table-cell office:value-type="string">
            <text:p>10:35J</text:p>
          </table:table-cell>
          <table:table-cell office:value-type="string">
            <text:p>11:46J</text:p>
          </table:table-cell>
          <table:table-cell office:value-type="string">
            <text:p>12:49J</text:p>
          </table:table-cell>
          <table:table-cell office:value-type="string">
            <text:p>14:06Jv</text:p>
          </table:table-cell>
          <table:table-cell office:value-type="string">
            <text:p>15:08v</text:p>
          </table:table-cell>
          <table:table-cell table:style-name="Default"/>
          <table:table-cell office:value-type="string">
            <text:p>17:49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Osiedle UE / Francuska - nż</text:p>
          </table:table-cell>
          <table:table-cell table:style-name="Default"/>
          <table:table-cell office:value-type="string">
            <text:p>9:06a</text:p>
          </table:table-cell>
          <table:table-cell office:value-type="string">
            <text:p>10:36J</text:p>
          </table:table-cell>
          <table:table-cell office:value-type="string">
            <text:p>11:47J</text:p>
          </table:table-cell>
          <table:table-cell office:value-type="string">
            <text:p>12:50J</text:p>
          </table:table-cell>
          <table:table-cell office:value-type="string">
            <text:p>14:07Jv</text:p>
          </table:table-cell>
          <table:table-cell office:value-type="string">
            <text:p>15:09v</text:p>
          </table:table-cell>
          <table:table-cell table:style-name="Default"/>
          <table:table-cell office:value-type="string">
            <text:p>17:50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Ogrody Działkowe III - nż</text:p>
          </table:table-cell>
          <table:table-cell table:style-name="Default"/>
          <table:table-cell office:value-type="string">
            <text:p>9:07a</text:p>
          </table:table-cell>
          <table:table-cell office:value-type="string">
            <text:p>10:37J</text:p>
          </table:table-cell>
          <table:table-cell office:value-type="string">
            <text:p>11:48J</text:p>
          </table:table-cell>
          <table:table-cell office:value-type="string">
            <text:p>12:51J</text:p>
          </table:table-cell>
          <table:table-cell office:value-type="string">
            <text:p>14:08Jv</text:p>
          </table:table-cell>
          <table:table-cell office:value-type="string">
            <text:p>15:10v</text:p>
          </table:table-cell>
          <table:table-cell table:style-name="Default"/>
          <table:table-cell office:value-type="string">
            <text:p>17:51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Ogrody Dzałkowe II - nż</text:p>
          </table:table-cell>
          <table:table-cell table:style-name="Default"/>
          <table:table-cell office:value-type="string">
            <text:p>9:08a</text:p>
          </table:table-cell>
          <table:table-cell office:value-type="string">
            <text:p>10:38J</text:p>
          </table:table-cell>
          <table:table-cell office:value-type="string">
            <text:p>11:49J</text:p>
          </table:table-cell>
          <table:table-cell office:value-type="string">
            <text:p>12:52J</text:p>
          </table:table-cell>
          <table:table-cell office:value-type="string">
            <text:p>14:09Jv</text:p>
          </table:table-cell>
          <table:table-cell office:value-type="string">
            <text:p>15:11v</text:p>
          </table:table-cell>
          <table:table-cell table:style-name="Default"/>
          <table:table-cell office:value-type="string">
            <text:p>17:52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Ogrody Dzałkowe I - nż</text:p>
          </table:table-cell>
          <table:table-cell table:style-name="Default"/>
          <table:table-cell office:value-type="string">
            <text:p>9:09a</text:p>
          </table:table-cell>
          <table:table-cell office:value-type="string">
            <text:p>10:39J</text:p>
          </table:table-cell>
          <table:table-cell office:value-type="string">
            <text:p>11:50J</text:p>
          </table:table-cell>
          <table:table-cell office:value-type="string">
            <text:p>12:53J</text:p>
          </table:table-cell>
          <table:table-cell office:value-type="string">
            <text:p>14:10Jv</text:p>
          </table:table-cell>
          <table:table-cell office:value-type="string">
            <text:p>15:12v</text:p>
          </table:table-cell>
          <table:table-cell table:style-name="Default"/>
          <table:table-cell office:value-type="string">
            <text:p>17:53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Działki - nż</text:p>
          </table:table-cell>
          <table:table-cell table:style-name="Default"/>
          <table:table-cell office:value-type="string">
            <text:p>9:11a</text:p>
          </table:table-cell>
          <table:table-cell office:value-type="string">
            <text:p>10:41J</text:p>
          </table:table-cell>
          <table:table-cell office:value-type="string">
            <text:p>11:52J</text:p>
          </table:table-cell>
          <table:table-cell office:value-type="string">
            <text:p>12:55J</text:p>
          </table:table-cell>
          <table:table-cell office:value-type="string">
            <text:p>14:12Jv</text:p>
          </table:table-cell>
          <table:table-cell office:value-type="string">
            <text:p>15:14v</text:p>
          </table:table-cell>
          <table:table-cell table:style-name="Default"/>
          <table:table-cell office:value-type="string">
            <text:p>17:55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Koszalińska/Jamno-nż</text:p>
          </table:table-cell>
          <table:table-cell table:style-name="Default"/>
          <table:table-cell office:value-type="string">
            <text:p>9:12a</text:p>
          </table:table-cell>
          <table:table-cell office:value-type="string">
            <text:p>10:42J</text:p>
          </table:table-cell>
          <table:table-cell office:value-type="string">
            <text:p>11:53J</text:p>
          </table:table-cell>
          <table:table-cell office:value-type="string">
            <text:p>12:56J</text:p>
          </table:table-cell>
          <table:table-cell office:value-type="string">
            <text:p>14:13Jv</text:p>
          </table:table-cell>
          <table:table-cell office:value-type="string">
            <text:p>15:15v</text:p>
          </table:table-cell>
          <table:table-cell table:style-name="Default"/>
          <table:table-cell office:value-type="string">
            <text:p>17:56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Koszalińska / Kwiatowa - nż</text:p>
          </table:table-cell>
          <table:table-cell table:style-name="Default"/>
          <table:table-cell office:value-type="string">
            <text:p>9:13a</text:p>
          </table:table-cell>
          <table:table-cell office:value-type="string">
            <text:p>10:43J</text:p>
          </table:table-cell>
          <table:table-cell office:value-type="string">
            <text:p>11:54J</text:p>
          </table:table-cell>
          <table:table-cell office:value-type="string">
            <text:p>12:57J</text:p>
          </table:table-cell>
          <table:table-cell office:value-type="string">
            <text:p>14:14Jv</text:p>
          </table:table-cell>
          <table:table-cell office:value-type="string">
            <text:p>15:16v</text:p>
          </table:table-cell>
          <table:table-cell table:style-name="Default"/>
          <table:table-cell office:value-type="string">
            <text:p>17:57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Jamno / Skrzyżowanie</text:p>
          </table:table-cell>
          <table:table-cell/>
          <table:table-cell office:value-type="string">
            <text:p>9:14a</text:p>
          </table:table-cell>
          <table:table-cell office:value-type="string">
            <text:p>10:44J</text:p>
          </table:table-cell>
          <table:table-cell office:value-type="string">
            <text:p>11:55J</text:p>
          </table:table-cell>
          <table:table-cell office:value-type="string">
            <text:p>12:58J</text:p>
          </table:table-cell>
          <table:table-cell office:value-type="string">
            <text:p>14:15Jv</text:p>
          </table:table-cell>
          <table:table-cell office:value-type="string">
            <text:p>15:17v</text:p>
          </table:table-cell>
          <table:table-cell table:style-name="Default"/>
          <table:table-cell office:value-type="string">
            <text:p>17:58J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Jamno / Początkowy</text:p>
          </table:table-cell>
          <table:table-cell/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>
            <text:p>Jamno / Początkowy</text:p>
          </table:table-cell>
          <table:table-cell table:style-name="Default"/>
          <table:table-cell office:value-type="string">
            <text:p>9:15a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Jamno / Jamneńska - nż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>
            <text:p>Jamno / MWiK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>
            <text:p>Północna / Torfowa I - nż</text:p>
          </table:table-cell>
          <table:table-cell table:style-name="Default"/>
          <table:table-cell office:value-type="string">
            <text:p>9:17a</text:p>
          </table:table-cell>
          <table:table-cell table:number-columns-repeated="3"/>
          <table:table-cell table:style-name="Default"/>
          <table:table-cell office:value-type="string">
            <text:p>15:19v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Północna / Torfowa II - nż</text:p>
          </table:table-cell>
          <table:table-cell/>
          <table:table-cell office:value-type="string">
            <text:p>9:18a</text:p>
          </table:table-cell>
          <table:table-cell table:number-columns-repeated="3"/>
          <table:table-cell table:style-name="Default"/>
          <table:table-cell office:value-type="string">
            <text:p>15:20v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Łabusz - nż</text:p>
          </table:table-cell>
          <table:table-cell/>
          <table:table-cell office:value-type="string">
            <text:p>9:19a</text:p>
          </table:table-cell>
          <table:table-cell table:number-columns-repeated="3"/>
          <table:table-cell table:style-name="Default"/>
          <table:table-cell office:value-type="string">
            <text:p>15:21v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Łabusz I - nż</text:p>
          </table:table-cell>
          <table:table-cell/>
          <table:table-cell office:value-type="string">
            <text:p>9:20a</text:p>
          </table:table-cell>
          <table:table-cell table:number-columns-repeated="3"/>
          <table:table-cell table:style-name="Default"/>
          <table:table-cell office:value-type="string">
            <text:p>15:22v</text:p>
          </table:table-cell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office:value-type="string">
            <text:p>ŁABUSZ</text:p>
          </table:table-cell>
          <table:table-cell table:style-name="Default" table:number-columns-repeated="2"/>
          <table:table-cell office:value-type="string">
            <text:p>6:05n</text:p>
          </table:table-cell>
          <table:table-cell office:value-type="string">
            <text:p>7:00nv</text:p>
          </table:table-cell>
          <table:table-cell table:style-name="Default"/>
          <table:table-cell office:value-type="string">
            <text:p>7:50D</text:p>
          </table:table-cell>
          <table:table-cell table:style-name="Default" table:number-columns-repeated="3"/>
          <table:table-cell office:value-type="string">
            <text:p>12:20</text:p>
          </table:table-cell>
          <table:table-cell table:style-name="Default" table:number-columns-repeated="2"/>
          <table:table-cell office:value-type="string">
            <text:p>14:28nv</text:p>
          </table:table-cell>
          <table:table-cell table:style-name="Default" table:number-columns-repeated="2"/>
          <table:table-cell office:value-type="string">
            <text:p>16:28n</text:p>
          </table:table-cell>
          <table:table-cell table:style-name="Default"/>
          <table:table-cell office:value-type="string">
            <text:p>17:48n</text:p>
          </table:table-cell>
          <table:table-cell table:number-columns-repeated="1005"/>
        </table:table-row>
        <table:table-row table:style-name="ro1">
          <table:table-cell office:value-type="string">
            <text:p>Łabusz I - nż</text:p>
          </table:table-cell>
          <table:table-cell table:style-name="Default" table:number-columns-repeated="2"/>
          <table:table-cell office:value-type="string">
            <text:p>6:07n</text:p>
          </table:table-cell>
          <table:table-cell office:value-type="string">
            <text:p>7:02nv</text:p>
          </table:table-cell>
          <table:table-cell table:style-name="Default"/>
          <table:table-cell office:value-type="string">
            <text:p>7:52D</text:p>
          </table:table-cell>
          <table:table-cell table:style-name="Default" table:number-columns-repeated="3"/>
          <table:table-cell office:value-type="string">
            <text:p>12:22</text:p>
          </table:table-cell>
          <table:table-cell table:style-name="Default" table:number-columns-repeated="2"/>
          <table:table-cell office:value-type="string">
            <text:p>14:30nv</text:p>
          </table:table-cell>
          <table:table-cell table:style-name="Default" table:number-columns-repeated="2"/>
          <table:table-cell office:value-type="string">
            <text:p>16:30n</text:p>
          </table:table-cell>
          <table:table-cell table:style-name="Default"/>
          <table:table-cell office:value-type="string">
            <text:p>17:50n</text:p>
          </table:table-cell>
          <table:table-cell table:number-columns-repeated="1005"/>
        </table:table-row>
        <table:table-row table:style-name="ro1">
          <table:table-cell office:value-type="string">
            <text:p>Łabusz - nż</text:p>
          </table:table-cell>
          <table:table-cell table:style-name="Default" table:number-columns-repeated="2"/>
          <table:table-cell office:value-type="string">
            <text:p>6:09n</text:p>
          </table:table-cell>
          <table:table-cell office:value-type="string">
            <text:p>7:04nv</text:p>
          </table:table-cell>
          <table:table-cell table:style-name="Default"/>
          <table:table-cell office:value-type="string">
            <text:p>7:54D</text:p>
          </table:table-cell>
          <table:table-cell table:style-name="Default" table:number-columns-repeated="3"/>
          <table:table-cell office:value-type="string">
            <text:p>12:24</text:p>
          </table:table-cell>
          <table:table-cell table:style-name="Default" table:number-columns-repeated="2"/>
          <table:table-cell office:value-type="string">
            <text:p>14:32nv</text:p>
          </table:table-cell>
          <table:table-cell table:style-name="Default" table:number-columns-repeated="2"/>
          <table:table-cell office:value-type="string">
            <text:p>16:32n</text:p>
          </table:table-cell>
          <table:table-cell table:style-name="Default"/>
          <table:table-cell office:value-type="string">
            <text:p>17:52n</text:p>
          </table:table-cell>
          <table:table-cell table:number-columns-repeated="1005"/>
        </table:table-row>
        <table:table-row table:style-name="ro1">
          <table:table-cell office:value-type="string">
            <text:p>Północna II-nż</text:p>
          </table:table-cell>
          <table:table-cell table:style-name="Default" table:number-columns-repeated="2"/>
          <table:table-cell office:value-type="string">
            <text:p>6:10n</text:p>
          </table:table-cell>
          <table:table-cell office:value-type="string">
            <text:p>7:05nv</text:p>
          </table:table-cell>
          <table:table-cell table:style-name="Default"/>
          <table:table-cell office:value-type="string">
            <text:p>7:55D</text:p>
          </table:table-cell>
          <table:table-cell table:style-name="Default" table:number-columns-repeated="3"/>
          <table:table-cell office:value-type="string">
            <text:p>12:25</text:p>
          </table:table-cell>
          <table:table-cell table:style-name="Default" table:number-columns-repeated="2"/>
          <table:table-cell office:value-type="string">
            <text:p>14:33nv</text:p>
          </table:table-cell>
          <table:table-cell table:style-name="Default" table:number-columns-repeated="2"/>
          <table:table-cell office:value-type="string">
            <text:p>16:33n</text:p>
          </table:table-cell>
          <table:table-cell table:style-name="Default"/>
          <table:table-cell office:value-type="string">
            <text:p>17:53n</text:p>
          </table:table-cell>
          <table:table-cell table:number-columns-repeated="1005"/>
        </table:table-row>
        <table:table-row table:style-name="ro1">
          <table:table-cell office:value-type="string">
            <text:p>Północna I-nż</text:p>
          </table:table-cell>
          <table:table-cell table:style-name="Default" table:number-columns-repeated="2"/>
          <table:table-cell office:value-type="string">
            <text:p>6:11n</text:p>
          </table:table-cell>
          <table:table-cell office:value-type="string">
            <text:p>7:06nv</text:p>
          </table:table-cell>
          <table:table-cell table:style-name="Default"/>
          <table:table-cell office:value-type="string">
            <text:p>7:56D</text:p>
          </table:table-cell>
          <table:table-cell table:style-name="Default" table:number-columns-repeated="3"/>
          <table:table-cell office:value-type="string">
            <text:p>12:26</text:p>
          </table:table-cell>
          <table:table-cell table:style-name="Default" table:number-columns-repeated="2"/>
          <table:table-cell office:value-type="string">
            <text:p>14:34nv</text:p>
          </table:table-cell>
          <table:table-cell table:style-name="Default" table:number-columns-repeated="2"/>
          <table:table-cell office:value-type="string">
            <text:p>16:34n</text:p>
          </table:table-cell>
          <table:table-cell table:style-name="Default"/>
          <table:table-cell office:value-type="string">
            <text:p>17:54n</text:p>
          </table:table-cell>
          <table:table-cell table:number-columns-repeated="1005"/>
        </table:table-row>
        <table:table-row table:style-name="ro1">
          <table:table-cell office:value-type="string">
            <text:p>Jamno / MWiK</text:p>
          </table:table-cell>
          <table:table-cell table:style-name="Default"/>
          <table:table-cell table:number-columns-repeated="12"/>
          <table:table-cell office:value-type="string">
            <text:p>15:12</text:p>
          </table:table-cell>
          <table:table-cell table:number-columns-repeated="1009"/>
        </table:table-row>
        <table:table-row table:style-name="ro1">
          <table:table-cell office:value-type="string">
            <text:p>Jamno /Jamneńska - nż</text:p>
          </table:table-cell>
          <table:table-cell table:style-name="Default"/>
          <table:table-cell table:number-columns-repeated="12"/>
          <table:table-cell office:value-type="string">
            <text:p>15:15</text:p>
          </table:table-cell>
          <table:table-cell table:number-columns-repeated="1009"/>
        </table:table-row>
        <table:table-row table:style-name="ro1">
          <table:table-cell office:value-type="string">
            <text:p>Jamno Początkowy</text:p>
          </table:table-cell>
          <table:table-cell table:style-name="Default"/>
          <table:table-cell office:value-type="string">
            <text:p>5:26v</text:p>
          </table:table-cell>
          <table:table-cell office:value-type="string">
            <text:p>6:12n</text:p>
          </table:table-cell>
          <table:table-cell office:value-type="string">
            <text:p>7:07nv</text:p>
          </table:table-cell>
          <table:table-cell table:style-name="Default"/>
          <table:table-cell office:value-type="string">
            <text:p>7:59D</text:p>
          </table:table-cell>
          <table:table-cell office:value-type="string">
            <text:p>8:20n</text:p>
          </table:table-cell>
          <table:table-cell office:value-type="string">
            <text:p>9:20n</text:p>
          </table:table-cell>
          <table:table-cell office:value-type="string">
            <text:p>11:10n</text:p>
          </table:table-cell>
          <table:table-cell office:value-type="string">
            <text:p>12:29</text:p>
          </table:table-cell>
          <table:table-cell office:value-type="string">
            <text:p>13:06n</text:p>
          </table:table-cell>
          <table:table-cell office:value-type="string">
            <text:p>13:50</text:p>
          </table:table-cell>
          <table:table-cell office:value-type="string">
            <text:p>14:35nv</text:p>
          </table:table-cell>
          <table:table-cell office:value-type="string">
            <text:p>15:17</text:p>
          </table:table-cell>
          <table:table-cell office:value-type="string">
            <text:p>15:50n</text:p>
          </table:table-cell>
          <table:table-cell office:value-type="string">
            <text:p>16:35n</text:p>
          </table:table-cell>
          <table:table-cell office:value-type="string">
            <text:p>17:05n</text:p>
          </table:table-cell>
          <table:table-cell office:value-type="string">
            <text:p>17:55n</text:p>
          </table:table-cell>
          <table:table-cell office:value-type="string">
            <text:p>19:01n</text:p>
          </table:table-cell>
          <table:table-cell table:style-name="Default"/>
          <table:table-cell office:value-type="string">
            <text:p>21:32D</text:p>
          </table:table-cell>
          <table:table-cell table:number-columns-repeated="1002"/>
        </table:table-row>
        <table:table-row table:style-name="ro1">
          <table:table-cell office:value-type="string">
            <text:p>Jamno / Skrzyżowanie</text:p>
          </table:table-cell>
          <table:table-cell table:style-name="Default"/>
          <table:table-cell office:value-type="string">
            <text:p>5:28v</text:p>
          </table:table-cell>
          <table:table-cell office:value-type="string">
            <text:p>6:14n</text:p>
          </table:table-cell>
          <table:table-cell office:value-type="string">
            <text:p>7:09nv</text:p>
          </table:table-cell>
          <table:table-cell table:style-name="Default"/>
          <table:table-cell office:value-type="string">
            <text:p>8:00D</text:p>
          </table:table-cell>
          <table:table-cell office:value-type="string">
            <text:p>8:22n</text:p>
          </table:table-cell>
          <table:table-cell office:value-type="string">
            <text:p>9:22n</text:p>
          </table:table-cell>
          <table:table-cell office:value-type="string">
            <text:p>11:12n</text:p>
          </table:table-cell>
          <table:table-cell office:value-type="string">
            <text:p>12:31</text:p>
          </table:table-cell>
          <table:table-cell office:value-type="string">
            <text:p>13:08n</text:p>
          </table:table-cell>
          <table:table-cell office:value-type="string">
            <text:p>13:52</text:p>
          </table:table-cell>
          <table:table-cell office:value-type="string">
            <text:p>14:37nv</text:p>
          </table:table-cell>
          <table:table-cell office:value-type="string">
            <text:p>15:19</text:p>
          </table:table-cell>
          <table:table-cell office:value-type="string">
            <text:p>15:52n</text:p>
          </table:table-cell>
          <table:table-cell office:value-type="string">
            <text:p>16:37n</text:p>
          </table:table-cell>
          <table:table-cell office:value-type="string">
            <text:p>17:07n</text:p>
          </table:table-cell>
          <table:table-cell office:value-type="string">
            <text:p>17:57n</text:p>
          </table:table-cell>
          <table:table-cell office:value-type="string">
            <text:p>19:03n</text:p>
          </table:table-cell>
          <table:table-cell table:style-name="Default"/>
          <table:table-cell office:value-type="string">
            <text:p>21:34D</text:p>
          </table:table-cell>
          <table:table-cell table:number-columns-repeated="1002"/>
        </table:table-row>
        <table:table-row table:style-name="ro1">
          <table:table-cell office:value-type="string">
            <text:p>Koszalińska / Kwiatowa - nż</text:p>
          </table:table-cell>
          <table:table-cell table:style-name="Default"/>
          <table:table-cell office:value-type="string">
            <text:p>5:29v</text:p>
          </table:table-cell>
          <table:table-cell office:value-type="string">
            <text:p>6:15n</text:p>
          </table:table-cell>
          <table:table-cell office:value-type="string">
            <text:p>7:10nv</text:p>
          </table:table-cell>
          <table:table-cell table:style-name="Default"/>
          <table:table-cell office:value-type="string">
            <text:p>8:01D</text:p>
          </table:table-cell>
          <table:table-cell office:value-type="string">
            <text:p>8:23n</text:p>
          </table:table-cell>
          <table:table-cell office:value-type="string">
            <text:p>9:23n</text:p>
          </table:table-cell>
          <table:table-cell office:value-type="string">
            <text:p>11:13n</text:p>
          </table:table-cell>
          <table:table-cell office:value-type="string">
            <text:p>12:32</text:p>
          </table:table-cell>
          <table:table-cell office:value-type="string">
            <text:p>13:09n</text:p>
          </table:table-cell>
          <table:table-cell office:value-type="string">
            <text:p>13:53</text:p>
          </table:table-cell>
          <table:table-cell office:value-type="string">
            <text:p>14:38nv</text:p>
          </table:table-cell>
          <table:table-cell office:value-type="string">
            <text:p>15:20</text:p>
          </table:table-cell>
          <table:table-cell office:value-type="string">
            <text:p>15:53n</text:p>
          </table:table-cell>
          <table:table-cell office:value-type="string">
            <text:p>16:38n</text:p>
          </table:table-cell>
          <table:table-cell office:value-type="string">
            <text:p>17:08n</text:p>
          </table:table-cell>
          <table:table-cell office:value-type="string">
            <text:p>17:58n</text:p>
          </table:table-cell>
          <table:table-cell office:value-type="string">
            <text:p>19:04n</text:p>
          </table:table-cell>
          <table:table-cell table:style-name="Default"/>
          <table:table-cell office:value-type="string">
            <text:p>21:35D</text:p>
          </table:table-cell>
          <table:table-cell table:number-columns-repeated="1002"/>
        </table:table-row>
        <table:table-row table:style-name="ro1">
          <table:table-cell office:value-type="string">
            <text:p>Koszalińska / <text:s/>Jamno - nż</text:p>
          </table:table-cell>
          <table:table-cell table:style-name="Default"/>
          <table:table-cell office:value-type="string">
            <text:p>5:30v</text:p>
          </table:table-cell>
          <table:table-cell office:value-type="string">
            <text:p>6:16n</text:p>
          </table:table-cell>
          <table:table-cell office:value-type="string">
            <text:p>7:11nv</text:p>
          </table:table-cell>
          <table:table-cell table:style-name="Default"/>
          <table:table-cell office:value-type="string">
            <text:p>8:02D</text:p>
          </table:table-cell>
          <table:table-cell office:value-type="string">
            <text:p>8:24n</text:p>
          </table:table-cell>
          <table:table-cell office:value-type="string">
            <text:p>9:24n</text:p>
          </table:table-cell>
          <table:table-cell office:value-type="string">
            <text:p>11:14n</text:p>
          </table:table-cell>
          <table:table-cell office:value-type="string">
            <text:p>12:33</text:p>
          </table:table-cell>
          <table:table-cell office:value-type="string">
            <text:p>13:10n</text:p>
          </table:table-cell>
          <table:table-cell office:value-type="string">
            <text:p>13:54</text:p>
          </table:table-cell>
          <table:table-cell office:value-type="string">
            <text:p>14:39nv</text:p>
          </table:table-cell>
          <table:table-cell office:value-type="string">
            <text:p>15:21</text:p>
          </table:table-cell>
          <table:table-cell office:value-type="string">
            <text:p>15:54n</text:p>
          </table:table-cell>
          <table:table-cell office:value-type="string">
            <text:p>16:39n</text:p>
          </table:table-cell>
          <table:table-cell office:value-type="string">
            <text:p>17:09n</text:p>
          </table:table-cell>
          <table:table-cell office:value-type="string">
            <text:p>17:59n</text:p>
          </table:table-cell>
          <table:table-cell office:value-type="string">
            <text:p>19:05n</text:p>
          </table:table-cell>
          <table:table-cell table:style-name="Default"/>
          <table:table-cell office:value-type="string">
            <text:p>21:36D</text:p>
          </table:table-cell>
          <table:table-cell table:number-columns-repeated="1002"/>
        </table:table-row>
        <table:table-row table:style-name="ro1">
          <table:table-cell office:value-type="string">
            <text:p>Działki - nż</text:p>
          </table:table-cell>
          <table:table-cell table:style-name="Default"/>
          <table:table-cell office:value-type="string">
            <text:p>5:31v</text:p>
          </table:table-cell>
          <table:table-cell office:value-type="string">
            <text:p>6:17n</text:p>
          </table:table-cell>
          <table:table-cell office:value-type="string">
            <text:p>7:12nv</text:p>
          </table:table-cell>
          <table:table-cell table:style-name="Default"/>
          <table:table-cell office:value-type="string">
            <text:p>8:03D</text:p>
          </table:table-cell>
          <table:table-cell office:value-type="string">
            <text:p>8:25n</text:p>
          </table:table-cell>
          <table:table-cell office:value-type="string">
            <text:p>9:25n</text:p>
          </table:table-cell>
          <table:table-cell office:value-type="string">
            <text:p>11:15n</text:p>
          </table:table-cell>
          <table:table-cell office:value-type="string">
            <text:p>12:34</text:p>
          </table:table-cell>
          <table:table-cell office:value-type="string">
            <text:p>13:11n</text:p>
          </table:table-cell>
          <table:table-cell office:value-type="string">
            <text:p>13:55</text:p>
          </table:table-cell>
          <table:table-cell office:value-type="string">
            <text:p>14:40nv</text:p>
          </table:table-cell>
          <table:table-cell office:value-type="string">
            <text:p>15:22</text:p>
          </table:table-cell>
          <table:table-cell office:value-type="string">
            <text:p>15:55n</text:p>
          </table:table-cell>
          <table:table-cell office:value-type="string">
            <text:p>16:40n</text:p>
          </table:table-cell>
          <table:table-cell office:value-type="string">
            <text:p>17:10n</text:p>
          </table:table-cell>
          <table:table-cell office:value-type="string">
            <text:p>18:00n</text:p>
          </table:table-cell>
          <table:table-cell office:value-type="string">
            <text:p>19:06n</text:p>
          </table:table-cell>
          <table:table-cell table:style-name="Default"/>
          <table:table-cell office:value-type="string">
            <text:p>21:37D</text:p>
          </table:table-cell>
          <table:table-cell table:number-columns-repeated="1002"/>
        </table:table-row>
        <table:table-row table:style-name="ro1">
          <table:table-cell office:value-type="string">
            <text:p>Ogrody Działkowe</text:p>
          </table:table-cell>
          <table:table-cell table:style-name="Default"/>
          <table:table-cell office:value-type="string">
            <text:p>5:32v</text:p>
          </table:table-cell>
          <table:table-cell office:value-type="string">
            <text:p>6:18n</text:p>
          </table:table-cell>
          <table:table-cell office:value-type="string">
            <text:p>7:13nv</text:p>
          </table:table-cell>
          <table:table-cell table:style-name="Default"/>
          <table:table-cell office:value-type="string">
            <text:p>8:04D</text:p>
          </table:table-cell>
          <table:table-cell office:value-type="string">
            <text:p>8:26n</text:p>
          </table:table-cell>
          <table:table-cell office:value-type="string">
            <text:p>9:26n</text:p>
          </table:table-cell>
          <table:table-cell office:value-type="string">
            <text:p>11:16n</text:p>
          </table:table-cell>
          <table:table-cell office:value-type="string">
            <text:p>12:35</text:p>
          </table:table-cell>
          <table:table-cell office:value-type="string">
            <text:p>13:12n</text:p>
          </table:table-cell>
          <table:table-cell office:value-type="string">
            <text:p>13:56</text:p>
          </table:table-cell>
          <table:table-cell office:value-type="string">
            <text:p>14:41nv</text:p>
          </table:table-cell>
          <table:table-cell office:value-type="string">
            <text:p>15:23</text:p>
          </table:table-cell>
          <table:table-cell office:value-type="string">
            <text:p>15:56n</text:p>
          </table:table-cell>
          <table:table-cell office:value-type="string">
            <text:p>16:41n</text:p>
          </table:table-cell>
          <table:table-cell office:value-type="string">
            <text:p>17:11n</text:p>
          </table:table-cell>
          <table:table-cell office:value-type="string">
            <text:p>18:01n</text:p>
          </table:table-cell>
          <table:table-cell office:value-type="string">
            <text:p>19:07n</text:p>
          </table:table-cell>
          <table:table-cell table:style-name="Default"/>
          <table:table-cell office:value-type="string">
            <text:p>21:38D</text:p>
          </table:table-cell>
          <table:table-cell table:number-columns-repeated="1002"/>
        </table:table-row>
        <table:table-row table:style-name="ro1">
          <table:table-cell office:value-type="string">
            <text:p>Ogrody Działkowe I - nż</text:p>
          </table:table-cell>
          <table:table-cell table:style-name="Default"/>
          <table:table-cell office:value-type="string">
            <text:p>5:32v</text:p>
          </table:table-cell>
          <table:table-cell office:value-type="string">
            <text:p>6:18n</text:p>
          </table:table-cell>
          <table:table-cell office:value-type="string">
            <text:p>7:13nv</text:p>
          </table:table-cell>
          <table:table-cell table:style-name="Default"/>
          <table:table-cell office:value-type="string">
            <text:p>8:04D</text:p>
          </table:table-cell>
          <table:table-cell office:value-type="string">
            <text:p>8:26n</text:p>
          </table:table-cell>
          <table:table-cell office:value-type="string">
            <text:p>9:26n</text:p>
          </table:table-cell>
          <table:table-cell office:value-type="string">
            <text:p>11:16n</text:p>
          </table:table-cell>
          <table:table-cell office:value-type="string">
            <text:p>12:35</text:p>
          </table:table-cell>
          <table:table-cell office:value-type="string">
            <text:p>13:12n</text:p>
          </table:table-cell>
          <table:table-cell office:value-type="string">
            <text:p>13:56</text:p>
          </table:table-cell>
          <table:table-cell office:value-type="string">
            <text:p>14:41nv</text:p>
          </table:table-cell>
          <table:table-cell office:value-type="string">
            <text:p>15:23</text:p>
          </table:table-cell>
          <table:table-cell office:value-type="string">
            <text:p>15:56n</text:p>
          </table:table-cell>
          <table:table-cell office:value-type="string">
            <text:p>16:41n</text:p>
          </table:table-cell>
          <table:table-cell office:value-type="string">
            <text:p>17:11n</text:p>
          </table:table-cell>
          <table:table-cell office:value-type="string">
            <text:p>18:01n</text:p>
          </table:table-cell>
          <table:table-cell office:value-type="string">
            <text:p>19:07n</text:p>
          </table:table-cell>
          <table:table-cell table:style-name="Default"/>
          <table:table-cell office:value-type="string">
            <text:p>21:38D</text:p>
          </table:table-cell>
          <table:table-cell table:number-columns-repeated="1002"/>
        </table:table-row>
        <table:table-row table:style-name="ro1">
          <table:table-cell office:value-type="string">
            <text:p>Ogrody Działkowe II - nż</text:p>
          </table:table-cell>
          <table:table-cell table:style-name="Default"/>
          <table:table-cell office:value-type="string">
            <text:p>5:33v</text:p>
          </table:table-cell>
          <table:table-cell office:value-type="string">
            <text:p>6:19n</text:p>
          </table:table-cell>
          <table:table-cell office:value-type="string">
            <text:p>7:14nv</text:p>
          </table:table-cell>
          <table:table-cell table:style-name="Default"/>
          <table:table-cell office:value-type="string">
            <text:p>8:05D</text:p>
          </table:table-cell>
          <table:table-cell office:value-type="string">
            <text:p>8:27n</text:p>
          </table:table-cell>
          <table:table-cell office:value-type="string">
            <text:p>9:27n</text:p>
          </table:table-cell>
          <table:table-cell office:value-type="string">
            <text:p>11:17n</text:p>
          </table:table-cell>
          <table:table-cell office:value-type="string">
            <text:p>12:36</text:p>
          </table:table-cell>
          <table:table-cell office:value-type="string">
            <text:p>13:13n</text:p>
          </table:table-cell>
          <table:table-cell office:value-type="string">
            <text:p>13:57</text:p>
          </table:table-cell>
          <table:table-cell office:value-type="string">
            <text:p>14:42nv</text:p>
          </table:table-cell>
          <table:table-cell office:value-type="string">
            <text:p>15:24</text:p>
          </table:table-cell>
          <table:table-cell office:value-type="string">
            <text:p>15:57n</text:p>
          </table:table-cell>
          <table:table-cell office:value-type="string">
            <text:p>16:42n</text:p>
          </table:table-cell>
          <table:table-cell office:value-type="string">
            <text:p>17:12n</text:p>
          </table:table-cell>
          <table:table-cell office:value-type="string">
            <text:p>18:02n</text:p>
          </table:table-cell>
          <table:table-cell office:value-type="string">
            <text:p>19:08n</text:p>
          </table:table-cell>
          <table:table-cell table:style-name="Default"/>
          <table:table-cell office:value-type="string">
            <text:p>21:39D</text:p>
          </table:table-cell>
          <table:table-cell table:number-columns-repeated="1002"/>
        </table:table-row>
        <table:table-row table:style-name="ro1">
          <table:table-cell office:value-type="string">
            <text:p>Ogrody Działkowe III - nż</text:p>
          </table:table-cell>
          <table:table-cell table:style-name="Default"/>
          <table:table-cell office:value-type="string">
            <text:p>5:34v</text:p>
          </table:table-cell>
          <table:table-cell office:value-type="string">
            <text:p>6:20n</text:p>
          </table:table-cell>
          <table:table-cell office:value-type="string">
            <text:p>7:15nv</text:p>
          </table:table-cell>
          <table:table-cell table:style-name="Default"/>
          <table:table-cell office:value-type="string">
            <text:p>8:06D</text:p>
          </table:table-cell>
          <table:table-cell office:value-type="string">
            <text:p>8:28n</text:p>
          </table:table-cell>
          <table:table-cell office:value-type="string">
            <text:p>9:28n</text:p>
          </table:table-cell>
          <table:table-cell office:value-type="string">
            <text:p>11:18n</text:p>
          </table:table-cell>
          <table:table-cell office:value-type="string">
            <text:p>12:37</text:p>
          </table:table-cell>
          <table:table-cell office:value-type="string">
            <text:p>13:14n</text:p>
          </table:table-cell>
          <table:table-cell office:value-type="string">
            <text:p>13:58</text:p>
          </table:table-cell>
          <table:table-cell office:value-type="string">
            <text:p>14:43nv</text:p>
          </table:table-cell>
          <table:table-cell office:value-type="string">
            <text:p>15:25</text:p>
          </table:table-cell>
          <table:table-cell office:value-type="string">
            <text:p>15:58n</text:p>
          </table:table-cell>
          <table:table-cell office:value-type="string">
            <text:p>16:43n</text:p>
          </table:table-cell>
          <table:table-cell office:value-type="string">
            <text:p>17:13n</text:p>
          </table:table-cell>
          <table:table-cell office:value-type="string">
            <text:p>18:03n</text:p>
          </table:table-cell>
          <table:table-cell office:value-type="string">
            <text:p>19:09n</text:p>
          </table:table-cell>
          <table:table-cell table:style-name="Default"/>
          <table:table-cell office:value-type="string">
            <text:p>21:40D</text:p>
          </table:table-cell>
          <table:table-cell table:number-columns-repeated="1002"/>
        </table:table-row>
        <table:table-row table:style-name="ro1">
          <table:table-cell office:value-type="string">
            <text:p>Osiedle UE / Francuska - nż</text:p>
          </table:table-cell>
          <table:table-cell table:style-name="Default"/>
          <table:table-cell office:value-type="string">
            <text:p>5:35v</text:p>
          </table:table-cell>
          <table:table-cell office:value-type="string">
            <text:p>6:21n</text:p>
          </table:table-cell>
          <table:table-cell office:value-type="string">
            <text:p>7:16nv</text:p>
          </table:table-cell>
          <table:table-cell table:style-name="Default"/>
          <table:table-cell office:value-type="string">
            <text:p>8:07D</text:p>
          </table:table-cell>
          <table:table-cell office:value-type="string">
            <text:p>8:29n</text:p>
          </table:table-cell>
          <table:table-cell office:value-type="string">
            <text:p>9:29n</text:p>
          </table:table-cell>
          <table:table-cell office:value-type="string">
            <text:p>11:19n</text:p>
          </table:table-cell>
          <table:table-cell office:value-type="string">
            <text:p>12:38</text:p>
          </table:table-cell>
          <table:table-cell office:value-type="string">
            <text:p>13:15n</text:p>
          </table:table-cell>
          <table:table-cell office:value-type="string">
            <text:p>13:59</text:p>
          </table:table-cell>
          <table:table-cell office:value-type="string">
            <text:p>14:44nv</text:p>
          </table:table-cell>
          <table:table-cell office:value-type="string">
            <text:p>15:26</text:p>
          </table:table-cell>
          <table:table-cell office:value-type="string">
            <text:p>15:59n</text:p>
          </table:table-cell>
          <table:table-cell office:value-type="string">
            <text:p>16:44n</text:p>
          </table:table-cell>
          <table:table-cell office:value-type="string">
            <text:p>17:14n</text:p>
          </table:table-cell>
          <table:table-cell office:value-type="string">
            <text:p>18:04n</text:p>
          </table:table-cell>
          <table:table-cell office:value-type="string">
            <text:p>19:10n</text:p>
          </table:table-cell>
          <table:table-cell table:style-name="Default"/>
          <table:table-cell office:value-type="string">
            <text:p>21:41D</text:p>
          </table:table-cell>
          <table:table-cell table:number-columns-repeated="1002"/>
        </table:table-row>
        <table:table-row table:style-name="ro1">
          <table:table-cell office:value-type="string">
            <text:p>KTBS / Brytyjska - nż</text:p>
          </table:table-cell>
          <table:table-cell table:style-name="Default"/>
          <table:table-cell office:value-type="string">
            <text:p>5:36v</text:p>
          </table:table-cell>
          <table:table-cell office:value-type="string">
            <text:p>6:22n</text:p>
          </table:table-cell>
          <table:table-cell office:value-type="string">
            <text:p>7:17nv</text:p>
          </table:table-cell>
          <table:table-cell table:style-name="Default"/>
          <table:table-cell office:value-type="string">
            <text:p>8:08D</text:p>
          </table:table-cell>
          <table:table-cell office:value-type="string">
            <text:p>8:30n</text:p>
          </table:table-cell>
          <table:table-cell office:value-type="string">
            <text:p>9:30n</text:p>
          </table:table-cell>
          <table:table-cell office:value-type="string">
            <text:p>11:20n</text:p>
          </table:table-cell>
          <table:table-cell office:value-type="string">
            <text:p>12:39</text:p>
          </table:table-cell>
          <table:table-cell office:value-type="string">
            <text:p>13:16n</text:p>
          </table:table-cell>
          <table:table-cell office:value-type="string">
            <text:p>14:00</text:p>
          </table:table-cell>
          <table:table-cell office:value-type="string">
            <text:p>14:45nv</text:p>
          </table:table-cell>
          <table:table-cell office:value-type="string">
            <text:p>15:27</text:p>
          </table:table-cell>
          <table:table-cell office:value-type="string">
            <text:p>16:00n</text:p>
          </table:table-cell>
          <table:table-cell office:value-type="string">
            <text:p>16:45n</text:p>
          </table:table-cell>
          <table:table-cell office:value-type="string">
            <text:p>17:15n</text:p>
          </table:table-cell>
          <table:table-cell office:value-type="string">
            <text:p>18:05n</text:p>
          </table:table-cell>
          <table:table-cell office:value-type="string">
            <text:p>19:11n</text:p>
          </table:table-cell>
          <table:table-cell table:style-name="Default"/>
          <table:table-cell office:value-type="string">
            <text:p>21:42D</text:p>
          </table:table-cell>
          <table:table-cell table:number-columns-repeated="1002"/>
        </table:table-row>
        <table:table-row table:style-name="ro1">
          <table:table-cell office:value-type="string">
            <text:p>Władysława IV / Pętla</text:p>
          </table:table-cell>
          <table:table-cell office:value-type="string">
            <text:p>5:08nv</text:p>
          </table:table-cell>
          <table:table-cell office:value-type="string">
            <text:p>5:38v</text:p>
          </table:table-cell>
          <table:table-cell office:value-type="string">
            <text:p>6:24n</text:p>
          </table:table-cell>
          <table:table-cell office:value-type="string">
            <text:p>7:19nv</text:p>
          </table:table-cell>
          <table:table-cell office:value-type="string">
            <text:p>7:27n</text:p>
          </table:table-cell>
          <table:table-cell office:value-type="string">
            <text:p>8:10D</text:p>
          </table:table-cell>
          <table:table-cell office:value-type="string">
            <text:p>8:32n</text:p>
          </table:table-cell>
          <table:table-cell office:value-type="string">
            <text:p>9:32n</text:p>
          </table:table-cell>
          <table:table-cell office:value-type="string">
            <text:p>11:22n</text:p>
          </table:table-cell>
          <table:table-cell office:value-type="string">
            <text:p>12:41</text:p>
          </table:table-cell>
          <table:table-cell office:value-type="string">
            <text:p>13:18n</text:p>
          </table:table-cell>
          <table:table-cell office:value-type="string">
            <text:p>14:02</text:p>
          </table:table-cell>
          <table:table-cell office:value-type="string">
            <text:p>14:47nv</text:p>
          </table:table-cell>
          <table:table-cell office:value-type="string">
            <text:p>15:29</text:p>
          </table:table-cell>
          <table:table-cell office:value-type="string">
            <text:p>16:02n</text:p>
          </table:table-cell>
          <table:table-cell office:value-type="string">
            <text:p>16:47n</text:p>
          </table:table-cell>
          <table:table-cell office:value-type="string">
            <text:p>17:17n</text:p>
          </table:table-cell>
          <table:table-cell office:value-type="string">
            <text:p>18:07n</text:p>
          </table:table-cell>
          <table:table-cell office:value-type="string">
            <text:p>19:13n</text:p>
          </table:table-cell>
          <table:table-cell office:value-type="string">
            <text:p>20:25n</text:p>
          </table:table-cell>
          <table:table-cell office:value-type="string">
            <text:p>21:44D</text:p>
          </table:table-cell>
          <table:table-cell table:number-columns-repeated="1002"/>
        </table:table-row>
        <table:table-row table:style-name="ro1">
          <table:table-cell office:value-type="string">
            <text:p>Władysława IV / Kwiatkowskiego</text:p>
          </table:table-cell>
          <table:table-cell office:value-type="string">
            <text:p>5:10nv</text:p>
          </table:table-cell>
          <table:table-cell office:value-type="string">
            <text:p>5:40v</text:p>
          </table:table-cell>
          <table:table-cell office:value-type="string">
            <text:p>6:26n</text:p>
          </table:table-cell>
          <table:table-cell office:value-type="string">
            <text:p>7:21nv</text:p>
          </table:table-cell>
          <table:table-cell office:value-type="string">
            <text:p>7:29n</text:p>
          </table:table-cell>
          <table:table-cell office:value-type="string">
            <text:p>8:12D</text:p>
          </table:table-cell>
          <table:table-cell office:value-type="string">
            <text:p>8:34n</text:p>
          </table:table-cell>
          <table:table-cell office:value-type="string">
            <text:p>9:34n</text:p>
          </table:table-cell>
          <table:table-cell office:value-type="string">
            <text:p>11:24n</text:p>
          </table:table-cell>
          <table:table-cell office:value-type="string">
            <text:p>12:43</text:p>
          </table:table-cell>
          <table:table-cell office:value-type="string">
            <text:p>13:20n</text:p>
          </table:table-cell>
          <table:table-cell office:value-type="string">
            <text:p>14:04</text:p>
          </table:table-cell>
          <table:table-cell office:value-type="string">
            <text:p>14:49nv</text:p>
          </table:table-cell>
          <table:table-cell office:value-type="string">
            <text:p>15:31</text:p>
          </table:table-cell>
          <table:table-cell office:value-type="string">
            <text:p>16:04n</text:p>
          </table:table-cell>
          <table:table-cell office:value-type="string">
            <text:p>16:49n</text:p>
          </table:table-cell>
          <table:table-cell office:value-type="string">
            <text:p>17:19n</text:p>
          </table:table-cell>
          <table:table-cell office:value-type="string">
            <text:p>18:09n</text:p>
          </table:table-cell>
          <table:table-cell office:value-type="string">
            <text:p>19:15n</text:p>
          </table:table-cell>
          <table:table-cell office:value-type="string">
            <text:p>20:27n</text:p>
          </table:table-cell>
          <table:table-cell office:value-type="string">
            <text:p>21:46D</text:p>
          </table:table-cell>
          <table:table-cell table:number-columns-repeated="1002"/>
        </table:table-row>
        <table:table-row table:style-name="ro1">
          <table:table-cell office:value-type="string">
            <text:p>Władysława IV / Sikorskiego</text:p>
          </table:table-cell>
          <table:table-cell office:value-type="string">
            <text:p>5:11nv</text:p>
          </table:table-cell>
          <table:table-cell office:value-type="string">
            <text:p>5:41v</text:p>
          </table:table-cell>
          <table:table-cell office:value-type="string">
            <text:p>6:27n</text:p>
          </table:table-cell>
          <table:table-cell office:value-type="string">
            <text:p>7:22nv</text:p>
          </table:table-cell>
          <table:table-cell office:value-type="string">
            <text:p>7:30n</text:p>
          </table:table-cell>
          <table:table-cell office:value-type="string">
            <text:p>8:13D</text:p>
          </table:table-cell>
          <table:table-cell office:value-type="string">
            <text:p>8:35n</text:p>
          </table:table-cell>
          <table:table-cell office:value-type="string">
            <text:p>9:35n</text:p>
          </table:table-cell>
          <table:table-cell office:value-type="string">
            <text:p>11:25n</text:p>
          </table:table-cell>
          <table:table-cell office:value-type="string">
            <text:p>12:44</text:p>
          </table:table-cell>
          <table:table-cell office:value-type="string">
            <text:p>13:21n</text:p>
          </table:table-cell>
          <table:table-cell office:value-type="string">
            <text:p>14:05</text:p>
          </table:table-cell>
          <table:table-cell office:value-type="string">
            <text:p>14:50nv</text:p>
          </table:table-cell>
          <table:table-cell office:value-type="string">
            <text:p>15:32</text:p>
          </table:table-cell>
          <table:table-cell office:value-type="string">
            <text:p>16:05n</text:p>
          </table:table-cell>
          <table:table-cell office:value-type="string">
            <text:p>16:50n</text:p>
          </table:table-cell>
          <table:table-cell office:value-type="string">
            <text:p>17:20n</text:p>
          </table:table-cell>
          <table:table-cell office:value-type="string">
            <text:p>18:10n</text:p>
          </table:table-cell>
          <table:table-cell office:value-type="string">
            <text:p>19:16n</text:p>
          </table:table-cell>
          <table:table-cell office:value-type="string">
            <text:p>20:28n</text:p>
          </table:table-cell>
          <table:table-cell office:value-type="string">
            <text:p>21:47D</text:p>
          </table:table-cell>
          <table:table-cell table:number-columns-repeated="1002"/>
        </table:table-row>
        <table:table-row table:style-name="ro1">
          <table:table-cell office:value-type="string">
            <text:p>Władysława IV / Kutrzeby</text:p>
          </table:table-cell>
          <table:table-cell office:value-type="string">
            <text:p>5:13nv</text:p>
          </table:table-cell>
          <table:table-cell office:value-type="string">
            <text:p>5:42v</text:p>
          </table:table-cell>
          <table:table-cell office:value-type="string">
            <text:p>6:29n</text:p>
          </table:table-cell>
          <table:table-cell office:value-type="string">
            <text:p>7:23nv</text:p>
          </table:table-cell>
          <table:table-cell office:value-type="string">
            <text:p>7:32n</text:p>
          </table:table-cell>
          <table:table-cell office:value-type="string">
            <text:p>8:14D</text:p>
          </table:table-cell>
          <table:table-cell office:value-type="string">
            <text:p>8:36n</text:p>
          </table:table-cell>
          <table:table-cell office:value-type="string">
            <text:p>9:36n</text:p>
          </table:table-cell>
          <table:table-cell office:value-type="string">
            <text:p>11:26n</text:p>
          </table:table-cell>
          <table:table-cell office:value-type="string">
            <text:p>12:45</text:p>
          </table:table-cell>
          <table:table-cell office:value-type="string">
            <text:p>13:22n</text:p>
          </table:table-cell>
          <table:table-cell office:value-type="string">
            <text:p>14:06</text:p>
          </table:table-cell>
          <table:table-cell office:value-type="string">
            <text:p>14:51nv</text:p>
          </table:table-cell>
          <table:table-cell office:value-type="string">
            <text:p>15:33</text:p>
          </table:table-cell>
          <table:table-cell office:value-type="string">
            <text:p>16:06n</text:p>
          </table:table-cell>
          <table:table-cell office:value-type="string">
            <text:p>16:51n</text:p>
          </table:table-cell>
          <table:table-cell office:value-type="string">
            <text:p>17:21n</text:p>
          </table:table-cell>
          <table:table-cell office:value-type="string">
            <text:p>18:11n</text:p>
          </table:table-cell>
          <table:table-cell office:value-type="string">
            <text:p>19:17n</text:p>
          </table:table-cell>
          <table:table-cell office:value-type="string">
            <text:p>20:29n</text:p>
          </table:table-cell>
          <table:table-cell office:value-type="string">
            <text:p>21:48D</text:p>
          </table:table-cell>
          <table:table-cell table:number-columns-repeated="1002"/>
        </table:table-row>
        <table:table-row table:style-name="ro1">
          <table:table-cell office:value-type="string">
            <text:p>Monte Cassino / Bałtycka</text:p>
          </table:table-cell>
          <table:table-cell office:value-type="string">
            <text:p>5:15nv</text:p>
          </table:table-cell>
          <table:table-cell office:value-type="string">
            <text:p>5:44v</text:p>
          </table:table-cell>
          <table:table-cell office:value-type="string">
            <text:p>6:31n</text:p>
          </table:table-cell>
          <table:table-cell office:value-type="string">
            <text:p>7:25nv</text:p>
          </table:table-cell>
          <table:table-cell office:value-type="string">
            <text:p>7:34n</text:p>
          </table:table-cell>
          <table:table-cell office:value-type="string">
            <text:p>8:16D</text:p>
          </table:table-cell>
          <table:table-cell office:value-type="string">
            <text:p>8:38n</text:p>
          </table:table-cell>
          <table:table-cell office:value-type="string">
            <text:p>9:38n</text:p>
          </table:table-cell>
          <table:table-cell office:value-type="string">
            <text:p>11:28n</text:p>
          </table:table-cell>
          <table:table-cell office:value-type="string">
            <text:p>12:47</text:p>
          </table:table-cell>
          <table:table-cell office:value-type="string">
            <text:p>13:24n</text:p>
          </table:table-cell>
          <table:table-cell office:value-type="string">
            <text:p>14:08</text:p>
          </table:table-cell>
          <table:table-cell office:value-type="string">
            <text:p>14:53nv</text:p>
          </table:table-cell>
          <table:table-cell office:value-type="string">
            <text:p>15:35</text:p>
          </table:table-cell>
          <table:table-cell office:value-type="string">
            <text:p>16:08n</text:p>
          </table:table-cell>
          <table:table-cell office:value-type="string">
            <text:p>16:53n</text:p>
          </table:table-cell>
          <table:table-cell office:value-type="string">
            <text:p>17:23n</text:p>
          </table:table-cell>
          <table:table-cell office:value-type="string">
            <text:p>18:13n</text:p>
          </table:table-cell>
          <table:table-cell office:value-type="string">
            <text:p>19:19n</text:p>
          </table:table-cell>
          <table:table-cell office:value-type="string">
            <text:p>20:31n</text:p>
          </table:table-cell>
          <table:table-cell office:value-type="string">
            <text:p>21:50D</text:p>
          </table:table-cell>
          <table:table-cell table:number-columns-repeated="1002"/>
        </table:table-row>
        <table:table-row table:style-name="ro1">
          <table:table-cell office:value-type="string">
            <text:p>Armii Krajowej / Kościół</text:p>
          </table:table-cell>
          <table:table-cell office:value-type="string">
            <text:p>5:17nv</text:p>
          </table:table-cell>
          <table:table-cell office:value-type="string">
            <text:p>5:46v</text:p>
          </table:table-cell>
          <table:table-cell office:value-type="string">
            <text:p>6:33n</text:p>
          </table:table-cell>
          <table:table-cell office:value-type="string">
            <text:p>7:27nv</text:p>
          </table:table-cell>
          <table:table-cell office:value-type="string">
            <text:p>7:36n</text:p>
          </table:table-cell>
          <table:table-cell office:value-type="string">
            <text:p>8:18D</text:p>
          </table:table-cell>
          <table:table-cell office:value-type="string">
            <text:p>8:40n</text:p>
          </table:table-cell>
          <table:table-cell office:value-type="string">
            <text:p>9:40n</text:p>
          </table:table-cell>
          <table:table-cell office:value-type="string">
            <text:p>11:30n</text:p>
          </table:table-cell>
          <table:table-cell office:value-type="string">
            <text:p>12:49</text:p>
          </table:table-cell>
          <table:table-cell office:value-type="string">
            <text:p>13:26n</text:p>
          </table:table-cell>
          <table:table-cell office:value-type="string">
            <text:p>14:10</text:p>
          </table:table-cell>
          <table:table-cell office:value-type="string">
            <text:p>14:55nv</text:p>
          </table:table-cell>
          <table:table-cell office:value-type="string">
            <text:p>15:37</text:p>
          </table:table-cell>
          <table:table-cell office:value-type="string">
            <text:p>16:10n</text:p>
          </table:table-cell>
          <table:table-cell office:value-type="string">
            <text:p>16:55n</text:p>
          </table:table-cell>
          <table:table-cell office:value-type="string">
            <text:p>17:25n</text:p>
          </table:table-cell>
          <table:table-cell office:value-type="string">
            <text:p>18:15n</text:p>
          </table:table-cell>
          <table:table-cell office:value-type="string">
            <text:p>19:21n</text:p>
          </table:table-cell>
          <table:table-cell office:value-type="string">
            <text:p>20:33n</text:p>
          </table:table-cell>
          <table:table-cell office:value-type="string">
            <text:p>21:52D</text:p>
          </table:table-cell>
          <table:table-cell table:number-columns-repeated="1002"/>
        </table:table-row>
        <table:table-row table:style-name="ro1">
          <table:table-cell office:value-type="string">
            <text:p>Dworzec PKP</text:p>
          </table:table-cell>
          <table:table-cell table:style-name="Default" table:number-columns-repeated="21"/>
          <table:table-cell table:number-columns-repeated="1002"/>
        </table:table-row>
        <table:table-row table:style-name="ro1">
          <table:table-cell office:value-type="string">
            <text:p>Dworzec PKP</text:p>
          </table:table-cell>
          <table:table-cell office:value-type="string">
            <text:p>5:18nv</text:p>
          </table:table-cell>
          <table:table-cell office:value-type="string">
            <text:p>5:47v</text:p>
          </table:table-cell>
          <table:table-cell office:value-type="string">
            <text:p>6:34n</text:p>
          </table:table-cell>
          <table:table-cell office:value-type="string">
            <text:p>7:28nv</text:p>
          </table:table-cell>
          <table:table-cell office:value-type="string">
            <text:p>7:37n</text:p>
          </table:table-cell>
          <table:table-cell table:style-name="Default"/>
          <table:table-cell office:value-type="string">
            <text:p>8:41n</text:p>
          </table:table-cell>
          <table:table-cell office:value-type="string">
            <text:p>9:41n</text:p>
          </table:table-cell>
          <table:table-cell office:value-type="string">
            <text:p>11:31n</text:p>
          </table:table-cell>
          <table:table-cell office:value-type="string">
            <text:p>12:50</text:p>
          </table:table-cell>
          <table:table-cell office:value-type="string">
            <text:p>13:27n</text:p>
          </table:table-cell>
          <table:table-cell office:value-type="string">
            <text:p>14:11</text:p>
          </table:table-cell>
          <table:table-cell office:value-type="string">
            <text:p>14:56nv</text:p>
          </table:table-cell>
          <table:table-cell office:value-type="string">
            <text:p>15:38</text:p>
          </table:table-cell>
          <table:table-cell office:value-type="string">
            <text:p>16:11n</text:p>
          </table:table-cell>
          <table:table-cell office:value-type="string">
            <text:p>16:56n</text:p>
          </table:table-cell>
          <table:table-cell office:value-type="string">
            <text:p>17:26n</text:p>
          </table:table-cell>
          <table:table-cell office:value-type="string">
            <text:p>18:16n</text:p>
          </table:table-cell>
          <table:table-cell office:value-type="string">
            <text:p>19:22n</text:p>
          </table:table-cell>
          <table:table-cell office:value-type="string">
            <text:p>20:34n</text:p>
          </table:table-cell>
          <table:table-cell table:number-columns-repeated="1003"/>
        </table:table-row>
        <table:table-row table:style-name="ro1">
          <table:table-cell office:value-type="string">
            <text:p>Krakusa i Wandy / Zwycięstwa</text:p>
          </table:table-cell>
          <table:table-cell office:value-type="string">
            <text:p>5:19nv</text:p>
          </table:table-cell>
          <table:table-cell office:value-type="string">
            <text:p>5:47v</text:p>
          </table:table-cell>
          <table:table-cell office:value-type="string">
            <text:p>6:35n</text:p>
          </table:table-cell>
          <table:table-cell office:value-type="string">
            <text:p>7:29nv</text:p>
          </table:table-cell>
          <table:table-cell office:value-type="string">
            <text:p>7:38n</text:p>
          </table:table-cell>
          <table:table-cell table:style-name="Default"/>
          <table:table-cell office:value-type="string">
            <text:p>8:41n</text:p>
          </table:table-cell>
          <table:table-cell office:value-type="string">
            <text:p>9:42n</text:p>
          </table:table-cell>
          <table:table-cell office:value-type="string">
            <text:p>11:32n</text:p>
          </table:table-cell>
          <table:table-cell office:value-type="string">
            <text:p>12:50</text:p>
          </table:table-cell>
          <table:table-cell office:value-type="string">
            <text:p>13:28n</text:p>
          </table:table-cell>
          <table:table-cell office:value-type="string">
            <text:p>14:11</text:p>
          </table:table-cell>
          <table:table-cell office:value-type="string">
            <text:p>14:57nv</text:p>
          </table:table-cell>
          <table:table-cell office:value-type="string">
            <text:p>15:39</text:p>
          </table:table-cell>
          <table:table-cell office:value-type="string">
            <text:p>16:11n</text:p>
          </table:table-cell>
          <table:table-cell office:value-type="string">
            <text:p>16:57n</text:p>
          </table:table-cell>
          <table:table-cell office:value-type="string">
            <text:p>17:27n</text:p>
          </table:table-cell>
          <table:table-cell office:value-type="string">
            <text:p>18:17n</text:p>
          </table:table-cell>
          <table:table-cell office:value-type="string">
            <text:p>19:23n</text:p>
          </table:table-cell>
          <table:table-cell office:value-type="string">
            <text:p>20:34n</text:p>
          </table:table-cell>
          <table:table-cell table:number-columns-repeated="1003"/>
        </table:table-row>
        <table:table-row table:style-name="ro1">
          <table:table-cell office:value-type="string">
            <text:p>Lechicka / Kolejowa</text:p>
          </table:table-cell>
          <table:table-cell office:value-type="string">
            <text:p>5:21nv</text:p>
          </table:table-cell>
          <table:table-cell office:value-type="string">
            <text:p>5:49v</text:p>
          </table:table-cell>
          <table:table-cell office:value-type="string">
            <text:p>6:37n</text:p>
          </table:table-cell>
          <table:table-cell office:value-type="string">
            <text:p>7:31nv</text:p>
          </table:table-cell>
          <table:table-cell office:value-type="string">
            <text:p>7:40n</text:p>
          </table:table-cell>
          <table:table-cell table:style-name="Default"/>
          <table:table-cell office:value-type="string">
            <text:p>8:43n</text:p>
          </table:table-cell>
          <table:table-cell office:value-type="string">
            <text:p>9:44n</text:p>
          </table:table-cell>
          <table:table-cell office:value-type="string">
            <text:p>11:34n</text:p>
          </table:table-cell>
          <table:table-cell office:value-type="string">
            <text:p>12:52</text:p>
          </table:table-cell>
          <table:table-cell office:value-type="string">
            <text:p>13:30n</text:p>
          </table:table-cell>
          <table:table-cell office:value-type="string">
            <text:p>14:13</text:p>
          </table:table-cell>
          <table:table-cell office:value-type="string">
            <text:p>14:59nv</text:p>
          </table:table-cell>
          <table:table-cell office:value-type="string">
            <text:p>15:41</text:p>
          </table:table-cell>
          <table:table-cell office:value-type="string">
            <text:p>16:13n</text:p>
          </table:table-cell>
          <table:table-cell office:value-type="string">
            <text:p>16:59n</text:p>
          </table:table-cell>
          <table:table-cell office:value-type="string">
            <text:p>17:29n</text:p>
          </table:table-cell>
          <table:table-cell office:value-type="string">
            <text:p>18:19n</text:p>
          </table:table-cell>
          <table:table-cell office:value-type="string">
            <text:p>19:25n</text:p>
          </table:table-cell>
          <table:table-cell office:value-type="string">
            <text:p>20:36n</text:p>
          </table:table-cell>
          <table:table-cell table:number-columns-repeated="1003"/>
        </table:table-row>
        <table:table-row table:style-name="ro1">
          <table:table-cell office:value-type="string">
            <text:p>Lechicka / FMB</text:p>
          </table:table-cell>
          <table:table-cell office:value-type="string">
            <text:p>5:22nv</text:p>
          </table:table-cell>
          <table:table-cell office:value-type="string">
            <text:p>5:50v</text:p>
          </table:table-cell>
          <table:table-cell office:value-type="string">
            <text:p>6:38n</text:p>
          </table:table-cell>
          <table:table-cell office:value-type="string">
            <text:p>7:32nv</text:p>
          </table:table-cell>
          <table:table-cell office:value-type="string">
            <text:p>7:41n</text:p>
          </table:table-cell>
          <table:table-cell table:style-name="Default"/>
          <table:table-cell office:value-type="string">
            <text:p>8:44n</text:p>
          </table:table-cell>
          <table:table-cell office:value-type="string">
            <text:p>9:45n</text:p>
          </table:table-cell>
          <table:table-cell office:value-type="string">
            <text:p>11:35n</text:p>
          </table:table-cell>
          <table:table-cell office:value-type="string">
            <text:p>12:53</text:p>
          </table:table-cell>
          <table:table-cell office:value-type="string">
            <text:p>13:31n</text:p>
          </table:table-cell>
          <table:table-cell office:value-type="string">
            <text:p>14:14</text:p>
          </table:table-cell>
          <table:table-cell office:value-type="string">
            <text:p>15:00nv</text:p>
          </table:table-cell>
          <table:table-cell office:value-type="string">
            <text:p>15:42</text:p>
          </table:table-cell>
          <table:table-cell office:value-type="string">
            <text:p>16:14n</text:p>
          </table:table-cell>
          <table:table-cell office:value-type="string">
            <text:p>17:00n</text:p>
          </table:table-cell>
          <table:table-cell office:value-type="string">
            <text:p>17:30n</text:p>
          </table:table-cell>
          <table:table-cell office:value-type="string">
            <text:p>18:20n</text:p>
          </table:table-cell>
          <table:table-cell office:value-type="string">
            <text:p>19:26n</text:p>
          </table:table-cell>
          <table:table-cell office:value-type="string">
            <text:p>20:37n</text:p>
          </table:table-cell>
          <table:table-cell table:number-columns-repeated="1003"/>
        </table:table-row>
        <table:table-row table:style-name="ro1">
          <table:table-cell office:value-type="string">
            <text:p>Niekłonice / Działki I - nż</text:p>
          </table:table-cell>
          <table:table-cell office:value-type="string">
            <text:p>5:23nv</text:p>
          </table:table-cell>
          <table:table-cell office:value-type="string">
            <text:p>5:51v</text:p>
          </table:table-cell>
          <table:table-cell office:value-type="string">
            <text:p>6:39n</text:p>
          </table:table-cell>
          <table:table-cell office:value-type="string">
            <text:p>7:33nv</text:p>
          </table:table-cell>
          <table:table-cell office:value-type="string">
            <text:p>7:42n</text:p>
          </table:table-cell>
          <table:table-cell table:style-name="Default"/>
          <table:table-cell office:value-type="string">
            <text:p>8:45n</text:p>
          </table:table-cell>
          <table:table-cell office:value-type="string">
            <text:p>9:46n</text:p>
          </table:table-cell>
          <table:table-cell office:value-type="string">
            <text:p>11:36n</text:p>
          </table:table-cell>
          <table:table-cell office:value-type="string">
            <text:p>12:54</text:p>
          </table:table-cell>
          <table:table-cell office:value-type="string">
            <text:p>13:32n</text:p>
          </table:table-cell>
          <table:table-cell office:value-type="string">
            <text:p>14:15</text:p>
          </table:table-cell>
          <table:table-cell office:value-type="string">
            <text:p>15:01nv</text:p>
          </table:table-cell>
          <table:table-cell office:value-type="string">
            <text:p>15:43</text:p>
          </table:table-cell>
          <table:table-cell office:value-type="string">
            <text:p>16:15n</text:p>
          </table:table-cell>
          <table:table-cell office:value-type="string">
            <text:p>17:01n</text:p>
          </table:table-cell>
          <table:table-cell office:value-type="string">
            <text:p>17:31n</text:p>
          </table:table-cell>
          <table:table-cell office:value-type="string">
            <text:p>18:21n</text:p>
          </table:table-cell>
          <table:table-cell office:value-type="string">
            <text:p>19:27n</text:p>
          </table:table-cell>
          <table:table-cell office:value-type="string">
            <text:p>20:38n</text:p>
          </table:table-cell>
          <table:table-cell table:number-columns-repeated="1003"/>
        </table:table-row>
        <table:table-row table:style-name="ro1">
          <table:table-cell office:value-type="string">
            <text:p>Niekłonice / Drukarnia - nż</text:p>
          </table:table-cell>
          <table:table-cell office:value-type="string">
            <text:p>5:24nv</text:p>
          </table:table-cell>
          <table:table-cell office:value-type="string">
            <text:p>5:51v</text:p>
          </table:table-cell>
          <table:table-cell office:value-type="string">
            <text:p>6:40n</text:p>
          </table:table-cell>
          <table:table-cell office:value-type="string">
            <text:p>7:34nv</text:p>
          </table:table-cell>
          <table:table-cell office:value-type="string">
            <text:p>7:43n</text:p>
          </table:table-cell>
          <table:table-cell table:style-name="Default"/>
          <table:table-cell office:value-type="string">
            <text:p>8:46n</text:p>
          </table:table-cell>
          <table:table-cell office:value-type="string">
            <text:p>9:47n</text:p>
          </table:table-cell>
          <table:table-cell office:value-type="string">
            <text:p>11:37n</text:p>
          </table:table-cell>
          <table:table-cell office:value-type="string">
            <text:p>12:54</text:p>
          </table:table-cell>
          <table:table-cell office:value-type="string">
            <text:p>13:33n</text:p>
          </table:table-cell>
          <table:table-cell office:value-type="string">
            <text:p>14:15</text:p>
          </table:table-cell>
          <table:table-cell office:value-type="string">
            <text:p>15:02nv</text:p>
          </table:table-cell>
          <table:table-cell office:value-type="string">
            <text:p>15:44</text:p>
          </table:table-cell>
          <table:table-cell office:value-type="string">
            <text:p>16:16n</text:p>
          </table:table-cell>
          <table:table-cell office:value-type="string">
            <text:p>17:02n</text:p>
          </table:table-cell>
          <table:table-cell office:value-type="string">
            <text:p>17:32n</text:p>
          </table:table-cell>
          <table:table-cell office:value-type="string">
            <text:p>18:22n</text:p>
          </table:table-cell>
          <table:table-cell office:value-type="string">
            <text:p>19:28n</text:p>
          </table:table-cell>
          <table:table-cell office:value-type="string">
            <text:p>20:39n</text:p>
          </table:table-cell>
          <table:table-cell table:number-columns-repeated="1003"/>
        </table:table-row>
        <table:table-row table:style-name="ro1">
          <table:table-cell office:value-type="string">
            <text:p>Niekłonice Działki</text:p>
          </table:table-cell>
          <table:table-cell table:style-name="Default" table:number-columns-repeated="14"/>
          <table:table-cell table:number-columns-repeated="1009"/>
        </table:table-row>
        <table:table-row table:style-name="ro1">
          <table:table-cell office:value-type="string">
            <text:p>Niekłonice Działki k. Wieś</text:p>
          </table:table-cell>
          <table:table-cell table:style-name="Default"/>
          <table:table-cell office:value-type="string">
            <text:p>5:52v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office:value-type="string">
            <text:p>12:55</text:p>
          </table:table-cell>
          <table:table-cell table:style-name="Default"/>
          <table:table-cell office:value-type="string">
            <text:p>14:16</text:p>
          </table:table-cell>
          <table:table-cell table:style-name="Default"/>
          <table:table-cell office:value-type="string">
            <text:p>15:45</text:p>
          </table:table-cell>
          <table:table-cell table:number-columns-repeated="1009"/>
        </table:table-row>
        <table:table-row table:style-name="ro1">
          <table:table-cell office:value-type="string">
            <text:p>Niekłonice - nż</text:p>
          </table:table-cell>
          <table:table-cell table:style-name="Default"/>
          <table:table-cell office:value-type="string">
            <text:p>5:53v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office:value-type="string">
            <text:p>12:56</text:p>
          </table:table-cell>
          <table:table-cell table:style-name="Default"/>
          <table:table-cell office:value-type="string">
            <text:p>14:17</text:p>
          </table:table-cell>
          <table:table-cell table:style-name="Default"/>
          <table:table-cell office:value-type="string">
            <text:p>15:46</text:p>
          </table:table-cell>
          <table:table-cell table:number-columns-repeated="100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office:value-type="string">
            <text:p>ŁABUSZ</text:p>
          </table:table-cell>
          <table:table-cell table:style-name="Default" table:number-columns-repeated="2"/>
          <table:table-cell office:value-type="string">
            <text:p>9:23n</text:p>
          </table:table-cell>
          <table:table-cell table:number-columns-repeated="3"/>
          <table:table-cell table:style-name="Default"/>
          <table:table-cell office:value-type="string">
            <text:p>15:23v</text:p>
          </table:table-cell>
          <table:table-cell table:number-columns-repeated="1015"/>
        </table:table-row>
        <table:table-row table:style-name="ro1">
          <table:table-cell office:value-type="string">
            <text:p>Łabusz I - nż</text:p>
          </table:table-cell>
          <table:table-cell table:style-name="Default" table:number-columns-repeated="2"/>
          <table:table-cell office:value-type="string">
            <text:p>9:25n</text:p>
          </table:table-cell>
          <table:table-cell table:number-columns-repeated="3"/>
          <table:table-cell table:style-name="Default"/>
          <table:table-cell office:value-type="string">
            <text:p>15:25v</text:p>
          </table:table-cell>
          <table:table-cell table:number-columns-repeated="1015"/>
        </table:table-row>
        <table:table-row table:style-name="ro1">
          <table:table-cell office:value-type="string">
            <text:p>Łabusz - nż</text:p>
          </table:table-cell>
          <table:table-cell table:style-name="Default" table:number-columns-repeated="2"/>
          <table:table-cell office:value-type="string">
            <text:p>9:27n</text:p>
          </table:table-cell>
          <table:table-cell table:number-columns-repeated="3"/>
          <table:table-cell table:style-name="Default"/>
          <table:table-cell office:value-type="string">
            <text:p>15:27v</text:p>
          </table:table-cell>
          <table:table-cell table:number-columns-repeated="1015"/>
        </table:table-row>
        <table:table-row table:style-name="ro1">
          <table:table-cell office:value-type="string">
            <text:p>Północna II-nż</text:p>
          </table:table-cell>
          <table:table-cell table:style-name="Default" table:number-columns-repeated="2"/>
          <table:table-cell office:value-type="string">
            <text:p>9:28n</text:p>
          </table:table-cell>
          <table:table-cell table:number-columns-repeated="3"/>
          <table:table-cell table:style-name="Default"/>
          <table:table-cell office:value-type="string">
            <text:p>15:28v</text:p>
          </table:table-cell>
          <table:table-cell table:number-columns-repeated="1015"/>
        </table:table-row>
        <table:table-row table:style-name="ro1">
          <table:table-cell office:value-type="string">
            <text:p>Północna I-nż</text:p>
          </table:table-cell>
          <table:table-cell table:style-name="Default" table:number-columns-repeated="2"/>
          <table:table-cell office:value-type="string">
            <text:p>9:29n</text:p>
          </table:table-cell>
          <table:table-cell table:number-columns-repeated="3"/>
          <table:table-cell table:style-name="Default"/>
          <table:table-cell office:value-type="string">
            <text:p>15:29v</text:p>
          </table:table-cell>
          <table:table-cell table:number-columns-repeated="1015"/>
        </table:table-row>
        <table:table-row table:style-name="ro1">
          <table:table-cell office:value-type="string">
            <text:p>Jamno / MWiK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>
            <text:p>Jamno /Jamneńska - nż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>
            <text:p>Jamno Początkowy</text:p>
          </table:table-cell>
          <table:table-cell office:value-type="string">
            <text:p>6:20</text:p>
          </table:table-cell>
          <table:table-cell table:style-name="Default"/>
          <table:table-cell office:value-type="string">
            <text:p>9:30n</text:p>
          </table:table-cell>
          <table:table-cell office:value-type="string">
            <text:p>10:50</text:p>
          </table:table-cell>
          <table:table-cell office:value-type="string">
            <text:p>12:00n</text:p>
          </table:table-cell>
          <table:table-cell office:value-type="string">
            <text:p>13:00nv</text:p>
          </table:table-cell>
          <table:table-cell office:value-type="string">
            <text:p>14:18nv</text:p>
          </table:table-cell>
          <table:table-cell office:value-type="string">
            <text:p>15:32v</text:p>
          </table:table-cell>
          <table:table-cell table:style-name="Default" table:number-columns-repeated="2"/>
          <table:table-cell office:value-type="string">
            <text:p>17:59nv</text:p>
          </table:table-cell>
          <table:table-cell table:number-columns-repeated="2" office:value-type="string">
            <text:p>19:08n</text:p>
          </table:table-cell>
          <table:table-cell table:number-columns-repeated="1010"/>
        </table:table-row>
        <table:table-row table:style-name="ro1">
          <table:table-cell office:value-type="string">
            <text:p>Jamno / Skrzyżowanie</text:p>
          </table:table-cell>
          <table:table-cell office:value-type="string">
            <text:p>6:22</text:p>
          </table:table-cell>
          <table:table-cell table:style-name="Default"/>
          <table:table-cell office:value-type="string">
            <text:p>9:32n</text:p>
          </table:table-cell>
          <table:table-cell office:value-type="string">
            <text:p>10:52</text:p>
          </table:table-cell>
          <table:table-cell office:value-type="string">
            <text:p>12:02n</text:p>
          </table:table-cell>
          <table:table-cell office:value-type="string">
            <text:p>13:02nv</text:p>
          </table:table-cell>
          <table:table-cell office:value-type="string">
            <text:p>14:20nv</text:p>
          </table:table-cell>
          <table:table-cell office:value-type="string">
            <text:p>15:33v</text:p>
          </table:table-cell>
          <table:table-cell table:style-name="Default" table:number-columns-repeated="2"/>
          <table:table-cell office:value-type="string">
            <text:p>18:01nv</text:p>
          </table:table-cell>
          <table:table-cell table:number-columns-repeated="2" office:value-type="string">
            <text:p>19:10n</text:p>
          </table:table-cell>
          <table:table-cell table:number-columns-repeated="1010"/>
        </table:table-row>
        <table:table-row table:style-name="ro1">
          <table:table-cell office:value-type="string">
            <text:p>Koszalińska / Kwiatowa - nż</text:p>
          </table:table-cell>
          <table:table-cell office:value-type="string">
            <text:p>6:23</text:p>
          </table:table-cell>
          <table:table-cell table:style-name="Default"/>
          <table:table-cell office:value-type="string">
            <text:p>9:33n</text:p>
          </table:table-cell>
          <table:table-cell office:value-type="string">
            <text:p>10:53</text:p>
          </table:table-cell>
          <table:table-cell office:value-type="string">
            <text:p>12:03n</text:p>
          </table:table-cell>
          <table:table-cell office:value-type="string">
            <text:p>13:03nv</text:p>
          </table:table-cell>
          <table:table-cell office:value-type="string">
            <text:p>14:21nv</text:p>
          </table:table-cell>
          <table:table-cell office:value-type="string">
            <text:p>15:34v</text:p>
          </table:table-cell>
          <table:table-cell table:style-name="Default" table:number-columns-repeated="2"/>
          <table:table-cell office:value-type="string">
            <text:p>18:02nv</text:p>
          </table:table-cell>
          <table:table-cell table:number-columns-repeated="2" office:value-type="string">
            <text:p>19:11n</text:p>
          </table:table-cell>
          <table:table-cell table:number-columns-repeated="1010"/>
        </table:table-row>
        <table:table-row table:style-name="ro1">
          <table:table-cell office:value-type="string">
            <text:p>Koszalińska / <text:s/>Jamno - nż</text:p>
          </table:table-cell>
          <table:table-cell office:value-type="string">
            <text:p>6:24</text:p>
          </table:table-cell>
          <table:table-cell table:style-name="Default"/>
          <table:table-cell office:value-type="string">
            <text:p>9:34n</text:p>
          </table:table-cell>
          <table:table-cell office:value-type="string">
            <text:p>10:54</text:p>
          </table:table-cell>
          <table:table-cell office:value-type="string">
            <text:p>12:04n</text:p>
          </table:table-cell>
          <table:table-cell office:value-type="string">
            <text:p>13:04nv</text:p>
          </table:table-cell>
          <table:table-cell office:value-type="string">
            <text:p>14:22nv</text:p>
          </table:table-cell>
          <table:table-cell office:value-type="string">
            <text:p>15:35v</text:p>
          </table:table-cell>
          <table:table-cell table:style-name="Default" table:number-columns-repeated="2"/>
          <table:table-cell office:value-type="string">
            <text:p>18:03nv</text:p>
          </table:table-cell>
          <table:table-cell table:number-columns-repeated="2" office:value-type="string">
            <text:p>19:12n</text:p>
          </table:table-cell>
          <table:table-cell table:number-columns-repeated="1010"/>
        </table:table-row>
        <table:table-row table:style-name="ro1">
          <table:table-cell office:value-type="string">
            <text:p>Działki - nż</text:p>
          </table:table-cell>
          <table:table-cell office:value-type="string">
            <text:p>6:25</text:p>
          </table:table-cell>
          <table:table-cell table:style-name="Default"/>
          <table:table-cell office:value-type="string">
            <text:p>9:35n</text:p>
          </table:table-cell>
          <table:table-cell office:value-type="string">
            <text:p>10:55</text:p>
          </table:table-cell>
          <table:table-cell office:value-type="string">
            <text:p>12:05n</text:p>
          </table:table-cell>
          <table:table-cell office:value-type="string">
            <text:p>13:05nv</text:p>
          </table:table-cell>
          <table:table-cell office:value-type="string">
            <text:p>14:23nv</text:p>
          </table:table-cell>
          <table:table-cell office:value-type="string">
            <text:p>15:36v</text:p>
          </table:table-cell>
          <table:table-cell table:style-name="Default" table:number-columns-repeated="2"/>
          <table:table-cell office:value-type="string">
            <text:p>18:04nv</text:p>
          </table:table-cell>
          <table:table-cell table:number-columns-repeated="2" office:value-type="string">
            <text:p>19:13n</text:p>
          </table:table-cell>
          <table:table-cell table:number-columns-repeated="1010"/>
        </table:table-row>
        <table:table-row table:style-name="ro1">
          <table:table-cell office:value-type="string">
            <text:p>Ogrody Działkowe</text:p>
          </table:table-cell>
          <table:table-cell office:value-type="string">
            <text:p>6:26</text:p>
          </table:table-cell>
          <table:table-cell table:style-name="Default"/>
          <table:table-cell office:value-type="string">
            <text:p>9:36n</text:p>
          </table:table-cell>
          <table:table-cell office:value-type="string">
            <text:p>10:56</text:p>
          </table:table-cell>
          <table:table-cell office:value-type="string">
            <text:p>12:06n</text:p>
          </table:table-cell>
          <table:table-cell office:value-type="string">
            <text:p>13:06nv</text:p>
          </table:table-cell>
          <table:table-cell office:value-type="string">
            <text:p>14:24nv</text:p>
          </table:table-cell>
          <table:table-cell office:value-type="string">
            <text:p>15:37v</text:p>
          </table:table-cell>
          <table:table-cell table:style-name="Default" table:number-columns-repeated="2"/>
          <table:table-cell office:value-type="string">
            <text:p>18:05nv</text:p>
          </table:table-cell>
          <table:table-cell table:number-columns-repeated="2" office:value-type="string">
            <text:p>19:14n</text:p>
          </table:table-cell>
          <table:table-cell table:number-columns-repeated="1010"/>
        </table:table-row>
        <table:table-row table:style-name="ro1">
          <table:table-cell office:value-type="string">
            <text:p>Ogrody Działkowe I - nż</text:p>
          </table:table-cell>
          <table:table-cell office:value-type="string">
            <text:p>6:26</text:p>
          </table:table-cell>
          <table:table-cell table:style-name="Default"/>
          <table:table-cell office:value-type="string">
            <text:p>9:36n</text:p>
          </table:table-cell>
          <table:table-cell office:value-type="string">
            <text:p>10:56</text:p>
          </table:table-cell>
          <table:table-cell office:value-type="string">
            <text:p>12:06n</text:p>
          </table:table-cell>
          <table:table-cell office:value-type="string">
            <text:p>13:06nv</text:p>
          </table:table-cell>
          <table:table-cell office:value-type="string">
            <text:p>14:24nv</text:p>
          </table:table-cell>
          <table:table-cell office:value-type="string">
            <text:p>15:37v</text:p>
          </table:table-cell>
          <table:table-cell table:style-name="Default" table:number-columns-repeated="2"/>
          <table:table-cell office:value-type="string">
            <text:p>18:05nv</text:p>
          </table:table-cell>
          <table:table-cell table:number-columns-repeated="2" office:value-type="string">
            <text:p>19:14n</text:p>
          </table:table-cell>
          <table:table-cell table:number-columns-repeated="1010"/>
        </table:table-row>
        <table:table-row table:style-name="ro1">
          <table:table-cell office:value-type="string">
            <text:p>Ogrody Działkowe II - nż</text:p>
          </table:table-cell>
          <table:table-cell office:value-type="string">
            <text:p>6:27</text:p>
          </table:table-cell>
          <table:table-cell table:style-name="Default"/>
          <table:table-cell office:value-type="string">
            <text:p>9:37n</text:p>
          </table:table-cell>
          <table:table-cell office:value-type="string">
            <text:p>10:57</text:p>
          </table:table-cell>
          <table:table-cell office:value-type="string">
            <text:p>12:07n</text:p>
          </table:table-cell>
          <table:table-cell office:value-type="string">
            <text:p>13:07nv</text:p>
          </table:table-cell>
          <table:table-cell office:value-type="string">
            <text:p>14:25nv</text:p>
          </table:table-cell>
          <table:table-cell office:value-type="string">
            <text:p>15:38v</text:p>
          </table:table-cell>
          <table:table-cell table:style-name="Default" table:number-columns-repeated="2"/>
          <table:table-cell office:value-type="string">
            <text:p>18:06nv</text:p>
          </table:table-cell>
          <table:table-cell table:number-columns-repeated="2" office:value-type="string">
            <text:p>19:15n</text:p>
          </table:table-cell>
          <table:table-cell table:number-columns-repeated="1010"/>
        </table:table-row>
        <table:table-row table:style-name="ro1">
          <table:table-cell office:value-type="string">
            <text:p>Ogrody Działkowe III - nż</text:p>
          </table:table-cell>
          <table:table-cell office:value-type="string">
            <text:p>6:28</text:p>
          </table:table-cell>
          <table:table-cell table:style-name="Default"/>
          <table:table-cell office:value-type="string">
            <text:p>9:38n</text:p>
          </table:table-cell>
          <table:table-cell office:value-type="string">
            <text:p>10:58</text:p>
          </table:table-cell>
          <table:table-cell office:value-type="string">
            <text:p>12:08n</text:p>
          </table:table-cell>
          <table:table-cell office:value-type="string">
            <text:p>13:08nv</text:p>
          </table:table-cell>
          <table:table-cell office:value-type="string">
            <text:p>14:26nv</text:p>
          </table:table-cell>
          <table:table-cell office:value-type="string">
            <text:p>15:39v</text:p>
          </table:table-cell>
          <table:table-cell table:style-name="Default" table:number-columns-repeated="2"/>
          <table:table-cell office:value-type="string">
            <text:p>18:07nv</text:p>
          </table:table-cell>
          <table:table-cell table:number-columns-repeated="2" office:value-type="string">
            <text:p>19:16n</text:p>
          </table:table-cell>
          <table:table-cell table:number-columns-repeated="1010"/>
        </table:table-row>
        <table:table-row table:style-name="ro1">
          <table:table-cell office:value-type="string">
            <text:p>Osiedle UE / Francuska - nż</text:p>
          </table:table-cell>
          <table:table-cell office:value-type="string">
            <text:p>6:29</text:p>
          </table:table-cell>
          <table:table-cell table:style-name="Default"/>
          <table:table-cell office:value-type="string">
            <text:p>9:39n</text:p>
          </table:table-cell>
          <table:table-cell office:value-type="string">
            <text:p>10:59</text:p>
          </table:table-cell>
          <table:table-cell office:value-type="string">
            <text:p>12:09n</text:p>
          </table:table-cell>
          <table:table-cell office:value-type="string">
            <text:p>13:09nv</text:p>
          </table:table-cell>
          <table:table-cell office:value-type="string">
            <text:p>14:27nv</text:p>
          </table:table-cell>
          <table:table-cell office:value-type="string">
            <text:p>15:40v</text:p>
          </table:table-cell>
          <table:table-cell table:style-name="Default" table:number-columns-repeated="2"/>
          <table:table-cell office:value-type="string">
            <text:p>18:08nv</text:p>
          </table:table-cell>
          <table:table-cell table:number-columns-repeated="2" office:value-type="string">
            <text:p>19:17n</text:p>
          </table:table-cell>
          <table:table-cell table:number-columns-repeated="1010"/>
        </table:table-row>
        <table:table-row table:style-name="ro1">
          <table:table-cell office:value-type="string">
            <text:p>KTBS / Brytyjska - nż</text:p>
          </table:table-cell>
          <table:table-cell office:value-type="string">
            <text:p>6:30</text:p>
          </table:table-cell>
          <table:table-cell table:style-name="Default"/>
          <table:table-cell office:value-type="string">
            <text:p>9:40n</text:p>
          </table:table-cell>
          <table:table-cell office:value-type="string">
            <text:p>11:00</text:p>
          </table:table-cell>
          <table:table-cell office:value-type="string">
            <text:p>12:10n</text:p>
          </table:table-cell>
          <table:table-cell office:value-type="string">
            <text:p>13:10nv</text:p>
          </table:table-cell>
          <table:table-cell office:value-type="string">
            <text:p>14:28nv</text:p>
          </table:table-cell>
          <table:table-cell office:value-type="string">
            <text:p>15:41v</text:p>
          </table:table-cell>
          <table:table-cell table:style-name="Default" table:number-columns-repeated="2"/>
          <table:table-cell office:value-type="string">
            <text:p>18:09nv</text:p>
          </table:table-cell>
          <table:table-cell table:number-columns-repeated="2" office:value-type="string">
            <text:p>19:18n</text:p>
          </table:table-cell>
          <table:table-cell table:number-columns-repeated="1010"/>
        </table:table-row>
        <table:table-row table:style-name="ro1">
          <table:table-cell office:value-type="string">
            <text:p>Władysława IV / Pętla</text:p>
          </table:table-cell>
          <table:table-cell office:value-type="string">
            <text:p>6:32</text:p>
          </table:table-cell>
          <table:table-cell office:value-type="string">
            <text:p>7:45n</text:p>
          </table:table-cell>
          <table:table-cell office:value-type="string">
            <text:p>9:42n</text:p>
          </table:table-cell>
          <table:table-cell office:value-type="string">
            <text:p>11:02</text:p>
          </table:table-cell>
          <table:table-cell office:value-type="string">
            <text:p>12:12n</text:p>
          </table:table-cell>
          <table:table-cell office:value-type="string">
            <text:p>13:12nv</text:p>
          </table:table-cell>
          <table:table-cell office:value-type="string">
            <text:p>14:30nv</text:p>
          </table:table-cell>
          <table:table-cell office:value-type="string">
            <text:p>15:43v</text:p>
          </table:table-cell>
          <table:table-cell office:value-type="string">
            <text:p>17:02nv</text:p>
          </table:table-cell>
          <table:table-cell office:value-type="string">
            <text:p>18:00n</text:p>
          </table:table-cell>
          <table:table-cell office:value-type="string">
            <text:p>18:11nv</text:p>
          </table:table-cell>
          <table:table-cell table:number-columns-repeated="2" office:value-type="string">
            <text:p>19:20n</text:p>
          </table:table-cell>
          <table:table-cell table:number-columns-repeated="1010"/>
        </table:table-row>
        <table:table-row table:style-name="ro1">
          <table:table-cell office:value-type="string">
            <text:p>Władysława IV / Kwiatkowskiego</text:p>
          </table:table-cell>
          <table:table-cell office:value-type="string">
            <text:p>6:34</text:p>
          </table:table-cell>
          <table:table-cell office:value-type="string">
            <text:p>7:47n</text:p>
          </table:table-cell>
          <table:table-cell office:value-type="string">
            <text:p>9:44n</text:p>
          </table:table-cell>
          <table:table-cell office:value-type="string">
            <text:p>11:04</text:p>
          </table:table-cell>
          <table:table-cell office:value-type="string">
            <text:p>12:14n</text:p>
          </table:table-cell>
          <table:table-cell office:value-type="string">
            <text:p>13:14nv</text:p>
          </table:table-cell>
          <table:table-cell office:value-type="string">
            <text:p>14:32nv</text:p>
          </table:table-cell>
          <table:table-cell office:value-type="string">
            <text:p>15:45v</text:p>
          </table:table-cell>
          <table:table-cell office:value-type="string">
            <text:p>17:04nv</text:p>
          </table:table-cell>
          <table:table-cell office:value-type="string">
            <text:p>18:02n</text:p>
          </table:table-cell>
          <table:table-cell office:value-type="string">
            <text:p>18:13nv</text:p>
          </table:table-cell>
          <table:table-cell table:number-columns-repeated="2" office:value-type="string">
            <text:p>19:22n</text:p>
          </table:table-cell>
          <table:table-cell table:number-columns-repeated="1010"/>
        </table:table-row>
        <table:table-row table:style-name="ro1">
          <table:table-cell office:value-type="string">
            <text:p>Władysława IV / Sikorskiego</text:p>
          </table:table-cell>
          <table:table-cell office:value-type="string">
            <text:p>6:35</text:p>
          </table:table-cell>
          <table:table-cell office:value-type="string">
            <text:p>7:48n</text:p>
          </table:table-cell>
          <table:table-cell office:value-type="string">
            <text:p>9:45n</text:p>
          </table:table-cell>
          <table:table-cell office:value-type="string">
            <text:p>11:05</text:p>
          </table:table-cell>
          <table:table-cell office:value-type="string">
            <text:p>12:15n</text:p>
          </table:table-cell>
          <table:table-cell office:value-type="string">
            <text:p>13:15nv</text:p>
          </table:table-cell>
          <table:table-cell office:value-type="string">
            <text:p>14:33nv</text:p>
          </table:table-cell>
          <table:table-cell office:value-type="string">
            <text:p>15:46v</text:p>
          </table:table-cell>
          <table:table-cell office:value-type="string">
            <text:p>17:05nv</text:p>
          </table:table-cell>
          <table:table-cell office:value-type="string">
            <text:p>18:03n</text:p>
          </table:table-cell>
          <table:table-cell office:value-type="string">
            <text:p>18:14nv</text:p>
          </table:table-cell>
          <table:table-cell table:number-columns-repeated="2" office:value-type="string">
            <text:p>19:23n</text:p>
          </table:table-cell>
          <table:table-cell table:number-columns-repeated="1010"/>
        </table:table-row>
        <table:table-row table:style-name="ro1">
          <table:table-cell office:value-type="string">
            <text:p>Władysława IV / Kutrzeby</text:p>
          </table:table-cell>
          <table:table-cell office:value-type="string">
            <text:p>6:36</text:p>
          </table:table-cell>
          <table:table-cell office:value-type="string">
            <text:p>7:50n</text:p>
          </table:table-cell>
          <table:table-cell office:value-type="string">
            <text:p>9:46n</text:p>
          </table:table-cell>
          <table:table-cell office:value-type="string">
            <text:p>11:06</text:p>
          </table:table-cell>
          <table:table-cell office:value-type="string">
            <text:p>12:16n</text:p>
          </table:table-cell>
          <table:table-cell office:value-type="string">
            <text:p>13:16nv</text:p>
          </table:table-cell>
          <table:table-cell office:value-type="string">
            <text:p>14:34nv</text:p>
          </table:table-cell>
          <table:table-cell office:value-type="string">
            <text:p>15:47v</text:p>
          </table:table-cell>
          <table:table-cell office:value-type="string">
            <text:p>17:06nv</text:p>
          </table:table-cell>
          <table:table-cell office:value-type="string">
            <text:p>18:05n</text:p>
          </table:table-cell>
          <table:table-cell office:value-type="string">
            <text:p>18:15nv</text:p>
          </table:table-cell>
          <table:table-cell table:number-columns-repeated="2" office:value-type="string">
            <text:p>19:25n</text:p>
          </table:table-cell>
          <table:table-cell table:number-columns-repeated="1010"/>
        </table:table-row>
        <table:table-row table:style-name="ro1">
          <table:table-cell office:value-type="string">
            <text:p>Monte Cassino / Bałtycka</text:p>
          </table:table-cell>
          <table:table-cell office:value-type="string">
            <text:p>6:38</text:p>
          </table:table-cell>
          <table:table-cell office:value-type="string">
            <text:p>7:52n</text:p>
          </table:table-cell>
          <table:table-cell office:value-type="string">
            <text:p>9:48n</text:p>
          </table:table-cell>
          <table:table-cell office:value-type="string">
            <text:p>11:08</text:p>
          </table:table-cell>
          <table:table-cell office:value-type="string">
            <text:p>12:18n</text:p>
          </table:table-cell>
          <table:table-cell office:value-type="string">
            <text:p>13:18nv</text:p>
          </table:table-cell>
          <table:table-cell office:value-type="string">
            <text:p>14:36nv</text:p>
          </table:table-cell>
          <table:table-cell office:value-type="string">
            <text:p>15:49v</text:p>
          </table:table-cell>
          <table:table-cell office:value-type="string">
            <text:p>17:08nv</text:p>
          </table:table-cell>
          <table:table-cell office:value-type="string">
            <text:p>18:07n</text:p>
          </table:table-cell>
          <table:table-cell office:value-type="string">
            <text:p>18:17nv</text:p>
          </table:table-cell>
          <table:table-cell table:number-columns-repeated="2" office:value-type="string">
            <text:p>19:27n</text:p>
          </table:table-cell>
          <table:table-cell table:number-columns-repeated="1010"/>
        </table:table-row>
        <table:table-row table:style-name="ro1">
          <table:table-cell office:value-type="string">
            <text:p>Armii Krajowej / Kościół</text:p>
          </table:table-cell>
          <table:table-cell office:value-type="string">
            <text:p>6:40</text:p>
          </table:table-cell>
          <table:table-cell office:value-type="string">
            <text:p>7:54n</text:p>
          </table:table-cell>
          <table:table-cell office:value-type="string">
            <text:p>9:50n</text:p>
          </table:table-cell>
          <table:table-cell office:value-type="string">
            <text:p>11:10</text:p>
          </table:table-cell>
          <table:table-cell office:value-type="string">
            <text:p>12:20n</text:p>
          </table:table-cell>
          <table:table-cell office:value-type="string">
            <text:p>13:20nv</text:p>
          </table:table-cell>
          <table:table-cell office:value-type="string">
            <text:p>14:38nv</text:p>
          </table:table-cell>
          <table:table-cell office:value-type="string">
            <text:p>15:51v</text:p>
          </table:table-cell>
          <table:table-cell office:value-type="string">
            <text:p>17:10nv</text:p>
          </table:table-cell>
          <table:table-cell office:value-type="string">
            <text:p>18:09n</text:p>
          </table:table-cell>
          <table:table-cell office:value-type="string">
            <text:p>18:19nv</text:p>
          </table:table-cell>
          <table:table-cell table:number-columns-repeated="2" office:value-type="string">
            <text:p>19:29n</text:p>
          </table:table-cell>
          <table:table-cell table:number-columns-repeated="1010"/>
        </table:table-row>
        <table:table-row table:style-name="ro1">
          <table:table-cell office:value-type="string">
            <text:p>Dworzec PKP</text:p>
          </table:table-cell>
          <table:table-cell table:style-name="Default" table:number-columns-repeated="13"/>
          <table:table-cell table:number-columns-repeated="1010"/>
        </table:table-row>
        <table:table-row table:style-name="ro1">
          <table:table-cell office:value-type="string">
            <text:p>Dworzec PKP</text:p>
          </table:table-cell>
          <table:table-cell office:value-type="string">
            <text:p>6:41</text:p>
          </table:table-cell>
          <table:table-cell office:value-type="string">
            <text:p>7:55n</text:p>
          </table:table-cell>
          <table:table-cell office:value-type="string">
            <text:p>9:51n</text:p>
          </table:table-cell>
          <table:table-cell office:value-type="string">
            <text:p>11:11</text:p>
          </table:table-cell>
          <table:table-cell office:value-type="string">
            <text:p>12:21n</text:p>
          </table:table-cell>
          <table:table-cell office:value-type="string">
            <text:p>13:21nv</text:p>
          </table:table-cell>
          <table:table-cell office:value-type="string">
            <text:p>14:39nv</text:p>
          </table:table-cell>
          <table:table-cell office:value-type="string">
            <text:p>15:52v</text:p>
          </table:table-cell>
          <table:table-cell office:value-type="string">
            <text:p>17:11nv</text:p>
          </table:table-cell>
          <table:table-cell office:value-type="string">
            <text:p>18:10n</text:p>
          </table:table-cell>
          <table:table-cell office:value-type="string">
            <text:p>18:20nv</text:p>
          </table:table-cell>
          <table:table-cell table:number-columns-repeated="2" office:value-type="string">
            <text:p>19:30n</text:p>
          </table:table-cell>
          <table:table-cell table:number-columns-repeated="1010"/>
        </table:table-row>
        <table:table-row table:style-name="ro1">
          <table:table-cell office:value-type="string">
            <text:p>Krakusa i Wandy / Zwycięstwa</text:p>
          </table:table-cell>
          <table:table-cell office:value-type="string">
            <text:p>6:41</text:p>
          </table:table-cell>
          <table:table-cell office:value-type="string">
            <text:p>7:56n</text:p>
          </table:table-cell>
          <table:table-cell office:value-type="string">
            <text:p>9:52n</text:p>
          </table:table-cell>
          <table:table-cell office:value-type="string">
            <text:p>11:11</text:p>
          </table:table-cell>
          <table:table-cell office:value-type="string">
            <text:p>12:22n</text:p>
          </table:table-cell>
          <table:table-cell office:value-type="string">
            <text:p>13:21nv</text:p>
          </table:table-cell>
          <table:table-cell office:value-type="string">
            <text:p>14:39nv</text:p>
          </table:table-cell>
          <table:table-cell office:value-type="string">
            <text:p>15:53v</text:p>
          </table:table-cell>
          <table:table-cell office:value-type="string">
            <text:p>17:11nv</text:p>
          </table:table-cell>
          <table:table-cell office:value-type="string">
            <text:p>18:11n</text:p>
          </table:table-cell>
          <table:table-cell office:value-type="string">
            <text:p>18:21nv</text:p>
          </table:table-cell>
          <table:table-cell table:number-columns-repeated="2" office:value-type="string">
            <text:p>19:31n</text:p>
          </table:table-cell>
          <table:table-cell table:number-columns-repeated="1010"/>
        </table:table-row>
        <table:table-row table:style-name="ro1">
          <table:table-cell office:value-type="string">
            <text:p>Lechicka / Kolejowa</text:p>
          </table:table-cell>
          <table:table-cell office:value-type="string">
            <text:p>6:43</text:p>
          </table:table-cell>
          <table:table-cell office:value-type="string">
            <text:p>7:58n</text:p>
          </table:table-cell>
          <table:table-cell office:value-type="string">
            <text:p>9:54n</text:p>
          </table:table-cell>
          <table:table-cell office:value-type="string">
            <text:p>11:13</text:p>
          </table:table-cell>
          <table:table-cell office:value-type="string">
            <text:p>12:24n</text:p>
          </table:table-cell>
          <table:table-cell office:value-type="string">
            <text:p>13:23nv</text:p>
          </table:table-cell>
          <table:table-cell office:value-type="string">
            <text:p>14:41nv</text:p>
          </table:table-cell>
          <table:table-cell office:value-type="string">
            <text:p>15:55v</text:p>
          </table:table-cell>
          <table:table-cell office:value-type="string">
            <text:p>17:13nv</text:p>
          </table:table-cell>
          <table:table-cell office:value-type="string">
            <text:p>18:13n</text:p>
          </table:table-cell>
          <table:table-cell office:value-type="string">
            <text:p>18:23nv</text:p>
          </table:table-cell>
          <table:table-cell table:number-columns-repeated="2" office:value-type="string">
            <text:p>19:33n</text:p>
          </table:table-cell>
          <table:table-cell table:number-columns-repeated="1010"/>
        </table:table-row>
        <table:table-row table:style-name="ro1">
          <table:table-cell office:value-type="string">
            <text:p>Lechicka / FMB</text:p>
          </table:table-cell>
          <table:table-cell office:value-type="string">
            <text:p>6:44</text:p>
          </table:table-cell>
          <table:table-cell office:value-type="string">
            <text:p>7:59n</text:p>
          </table:table-cell>
          <table:table-cell office:value-type="string">
            <text:p>9:55n</text:p>
          </table:table-cell>
          <table:table-cell office:value-type="string">
            <text:p>11:14</text:p>
          </table:table-cell>
          <table:table-cell office:value-type="string">
            <text:p>12:25n</text:p>
          </table:table-cell>
          <table:table-cell office:value-type="string">
            <text:p>13:24nv</text:p>
          </table:table-cell>
          <table:table-cell office:value-type="string">
            <text:p>14:42nv</text:p>
          </table:table-cell>
          <table:table-cell office:value-type="string">
            <text:p>15:56v</text:p>
          </table:table-cell>
          <table:table-cell office:value-type="string">
            <text:p>17:14nv</text:p>
          </table:table-cell>
          <table:table-cell office:value-type="string">
            <text:p>18:14n</text:p>
          </table:table-cell>
          <table:table-cell office:value-type="string">
            <text:p>18:24nv</text:p>
          </table:table-cell>
          <table:table-cell table:number-columns-repeated="2" office:value-type="string">
            <text:p>19:34n</text:p>
          </table:table-cell>
          <table:table-cell table:number-columns-repeated="1010"/>
        </table:table-row>
        <table:table-row table:style-name="ro1">
          <table:table-cell office:value-type="string">
            <text:p>Niekłonice / Działki I - nż</text:p>
          </table:table-cell>
          <table:table-cell office:value-type="string">
            <text:p>6:45</text:p>
          </table:table-cell>
          <table:table-cell office:value-type="string">
            <text:p>8:00n</text:p>
          </table:table-cell>
          <table:table-cell office:value-type="string">
            <text:p>9:56n</text:p>
          </table:table-cell>
          <table:table-cell office:value-type="string">
            <text:p>11:15</text:p>
          </table:table-cell>
          <table:table-cell office:value-type="string">
            <text:p>12:26n</text:p>
          </table:table-cell>
          <table:table-cell office:value-type="string">
            <text:p>13:25nv</text:p>
          </table:table-cell>
          <table:table-cell office:value-type="string">
            <text:p>14:43nv</text:p>
          </table:table-cell>
          <table:table-cell office:value-type="string">
            <text:p>15:57v</text:p>
          </table:table-cell>
          <table:table-cell office:value-type="string">
            <text:p>17:15nv</text:p>
          </table:table-cell>
          <table:table-cell office:value-type="string">
            <text:p>18:15n</text:p>
          </table:table-cell>
          <table:table-cell office:value-type="string">
            <text:p>18:25nv</text:p>
          </table:table-cell>
          <table:table-cell table:number-columns-repeated="2" office:value-type="string">
            <text:p>19:35n</text:p>
          </table:table-cell>
          <table:table-cell table:number-columns-repeated="1010"/>
        </table:table-row>
        <table:table-row table:style-name="ro1">
          <table:table-cell office:value-type="string">
            <text:p>Niekłonice / Drukarnia - nż</text:p>
          </table:table-cell>
          <table:table-cell office:value-type="string">
            <text:p>6:45</text:p>
          </table:table-cell>
          <table:table-cell office:value-type="string">
            <text:p>8:01n</text:p>
          </table:table-cell>
          <table:table-cell office:value-type="string">
            <text:p>9:57n</text:p>
          </table:table-cell>
          <table:table-cell office:value-type="string">
            <text:p>11:15</text:p>
          </table:table-cell>
          <table:table-cell office:value-type="string">
            <text:p>12:27n</text:p>
          </table:table-cell>
          <table:table-cell office:value-type="string">
            <text:p>13:26nv</text:p>
          </table:table-cell>
          <table:table-cell office:value-type="string">
            <text:p>14:44nv</text:p>
          </table:table-cell>
          <table:table-cell office:value-type="string">
            <text:p>15:57v</text:p>
          </table:table-cell>
          <table:table-cell office:value-type="string">
            <text:p>17:16nv</text:p>
          </table:table-cell>
          <table:table-cell office:value-type="string">
            <text:p>18:16n</text:p>
          </table:table-cell>
          <table:table-cell office:value-type="string">
            <text:p>18:26nv</text:p>
          </table:table-cell>
          <table:table-cell table:number-columns-repeated="2" office:value-type="string">
            <text:p>19:36n</text:p>
          </table:table-cell>
          <table:table-cell table:number-columns-repeated="1010"/>
        </table:table-row>
        <table:table-row table:style-name="ro1">
          <table:table-cell office:value-type="string">
            <text:p>Niekłonice Działki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Niekłonice Działki k. Wieś</text:p>
          </table:table-cell>
          <table:table-cell office:value-type="string">
            <text:p>6:46</text:p>
          </table:table-cell>
          <table:table-cell table:style-name="Default" table:number-columns-repeated="2"/>
          <table:table-cell office:value-type="string">
            <text:p>11:16</text:p>
          </table:table-cell>
          <table:table-cell/>
          <table:table-cell table:style-name="Default" table:number-columns-repeated="2"/>
          <table:table-cell office:value-type="string">
            <text:p>15:58v</text:p>
          </table:table-cell>
          <table:table-cell table:number-columns-repeated="1015"/>
        </table:table-row>
        <table:table-row table:style-name="ro1">
          <table:table-cell office:value-type="string">
            <text:p>Niekłonice - nż</text:p>
          </table:table-cell>
          <table:table-cell office:value-type="string">
            <text:p>6:47</text:p>
          </table:table-cell>
          <table:table-cell table:style-name="Default" table:number-columns-repeated="2"/>
          <table:table-cell office:value-type="string">
            <text:p>11:17</text:p>
          </table:table-cell>
          <table:table-cell/>
          <table:table-cell table:style-name="Default" table:number-columns-repeated="2"/>
          <table:table-cell office:value-type="string">
            <text:p>15:59v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office:value-type="string">
            <text:p>ŁABUSZ</text:p>
          </table:table-cell>
          <table:table-cell table:style-name="Default" table:number-columns-repeated="2"/>
          <table:table-cell office:value-type="string">
            <text:p>9:23n</text:p>
          </table:table-cell>
          <table:table-cell table:number-columns-repeated="4"/>
          <table:table-cell office:value-type="string">
            <text:p>15:23nv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Łabusz I - nż</text:p>
          </table:table-cell>
          <table:table-cell table:style-name="Default" table:number-columns-repeated="2"/>
          <table:table-cell office:value-type="string">
            <text:p>9:25n</text:p>
          </table:table-cell>
          <table:table-cell table:number-columns-repeated="4"/>
          <table:table-cell office:value-type="string">
            <text:p>15:25nv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Łabusz - nż</text:p>
          </table:table-cell>
          <table:table-cell table:style-name="Default" table:number-columns-repeated="2"/>
          <table:table-cell office:value-type="string">
            <text:p>9:27n</text:p>
          </table:table-cell>
          <table:table-cell table:number-columns-repeated="4"/>
          <table:table-cell office:value-type="string">
            <text:p>15:27nv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Północna II-nż</text:p>
          </table:table-cell>
          <table:table-cell table:style-name="Default" table:number-columns-repeated="2"/>
          <table:table-cell office:value-type="string">
            <text:p>9:28n</text:p>
          </table:table-cell>
          <table:table-cell table:number-columns-repeated="4"/>
          <table:table-cell office:value-type="string">
            <text:p>15:28nv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Północna I-nż</text:p>
          </table:table-cell>
          <table:table-cell table:style-name="Default" table:number-columns-repeated="2"/>
          <table:table-cell office:value-type="string">
            <text:p>9:29n</text:p>
          </table:table-cell>
          <table:table-cell table:number-columns-repeated="4"/>
          <table:table-cell office:value-type="string">
            <text:p>15:29nv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Jamno / MWiK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Jamno /Jamneńska - nż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Jamno Początkowy</text:p>
          </table:table-cell>
          <table:table-cell office:value-type="string">
            <text:p>6:20n</text:p>
          </table:table-cell>
          <table:table-cell table:style-name="Default"/>
          <table:table-cell office:value-type="string">
            <text:p>9:30n</text:p>
          </table:table-cell>
          <table:table-cell office:value-type="string">
            <text:p>10:50</text:p>
          </table:table-cell>
          <table:table-cell office:value-type="string">
            <text:p>12:00n</text:p>
          </table:table-cell>
          <table:table-cell office:value-type="string">
            <text:p>13:00n</text:p>
          </table:table-cell>
          <table:table-cell office:value-type="string">
            <text:p>14:18nv</text:p>
          </table:table-cell>
          <table:table-cell office:value-type="string">
            <text:p>15:30nv</text:p>
          </table:table-cell>
          <table:table-cell table:style-name="Default"/>
          <table:table-cell office:value-type="string">
            <text:p>17:59nv</text:p>
          </table:table-cell>
          <table:table-cell table:number-columns-repeated="1013"/>
        </table:table-row>
        <table:table-row table:style-name="ro1">
          <table:table-cell office:value-type="string">
            <text:p>Jamno / Skrzyżowanie</text:p>
          </table:table-cell>
          <table:table-cell office:value-type="string">
            <text:p>6:22n</text:p>
          </table:table-cell>
          <table:table-cell table:style-name="Default"/>
          <table:table-cell office:value-type="string">
            <text:p>9:32n</text:p>
          </table:table-cell>
          <table:table-cell office:value-type="string">
            <text:p>10:52</text:p>
          </table:table-cell>
          <table:table-cell office:value-type="string">
            <text:p>12:02n</text:p>
          </table:table-cell>
          <table:table-cell office:value-type="string">
            <text:p>13:02n</text:p>
          </table:table-cell>
          <table:table-cell office:value-type="string">
            <text:p>14:20nv</text:p>
          </table:table-cell>
          <table:table-cell office:value-type="string">
            <text:p>15:32nv</text:p>
          </table:table-cell>
          <table:table-cell table:style-name="Default"/>
          <table:table-cell office:value-type="string">
            <text:p>18:01nv</text:p>
          </table:table-cell>
          <table:table-cell table:number-columns-repeated="1013"/>
        </table:table-row>
        <table:table-row table:style-name="ro1">
          <table:table-cell office:value-type="string">
            <text:p>Koszalińska / Kwiatowa - nż</text:p>
          </table:table-cell>
          <table:table-cell office:value-type="string">
            <text:p>6:23n</text:p>
          </table:table-cell>
          <table:table-cell table:style-name="Default"/>
          <table:table-cell office:value-type="string">
            <text:p>9:33n</text:p>
          </table:table-cell>
          <table:table-cell office:value-type="string">
            <text:p>10:53</text:p>
          </table:table-cell>
          <table:table-cell office:value-type="string">
            <text:p>12:03n</text:p>
          </table:table-cell>
          <table:table-cell office:value-type="string">
            <text:p>13:03n</text:p>
          </table:table-cell>
          <table:table-cell office:value-type="string">
            <text:p>14:21nv</text:p>
          </table:table-cell>
          <table:table-cell office:value-type="string">
            <text:p>15:33nv</text:p>
          </table:table-cell>
          <table:table-cell table:style-name="Default"/>
          <table:table-cell office:value-type="string">
            <text:p>18:02nv</text:p>
          </table:table-cell>
          <table:table-cell table:number-columns-repeated="1013"/>
        </table:table-row>
        <table:table-row table:style-name="ro1">
          <table:table-cell office:value-type="string">
            <text:p>Koszalińska / <text:s/>Jamno - nż</text:p>
          </table:table-cell>
          <table:table-cell office:value-type="string">
            <text:p>6:24n</text:p>
          </table:table-cell>
          <table:table-cell table:style-name="Default"/>
          <table:table-cell office:value-type="string">
            <text:p>9:34n</text:p>
          </table:table-cell>
          <table:table-cell office:value-type="string">
            <text:p>10:54</text:p>
          </table:table-cell>
          <table:table-cell office:value-type="string">
            <text:p>12:04n</text:p>
          </table:table-cell>
          <table:table-cell office:value-type="string">
            <text:p>13:04n</text:p>
          </table:table-cell>
          <table:table-cell office:value-type="string">
            <text:p>14:22nv</text:p>
          </table:table-cell>
          <table:table-cell office:value-type="string">
            <text:p>15:34nv</text:p>
          </table:table-cell>
          <table:table-cell table:style-name="Default"/>
          <table:table-cell office:value-type="string">
            <text:p>18:03nv</text:p>
          </table:table-cell>
          <table:table-cell table:number-columns-repeated="1013"/>
        </table:table-row>
        <table:table-row table:style-name="ro1">
          <table:table-cell office:value-type="string">
            <text:p>Działki - nż</text:p>
          </table:table-cell>
          <table:table-cell office:value-type="string">
            <text:p>6:25n</text:p>
          </table:table-cell>
          <table:table-cell table:style-name="Default"/>
          <table:table-cell office:value-type="string">
            <text:p>9:35n</text:p>
          </table:table-cell>
          <table:table-cell office:value-type="string">
            <text:p>10:55</text:p>
          </table:table-cell>
          <table:table-cell office:value-type="string">
            <text:p>12:05n</text:p>
          </table:table-cell>
          <table:table-cell office:value-type="string">
            <text:p>13:05n</text:p>
          </table:table-cell>
          <table:table-cell office:value-type="string">
            <text:p>14:23nv</text:p>
          </table:table-cell>
          <table:table-cell office:value-type="string">
            <text:p>15:35nv</text:p>
          </table:table-cell>
          <table:table-cell table:style-name="Default"/>
          <table:table-cell office:value-type="string">
            <text:p>18:04nv</text:p>
          </table:table-cell>
          <table:table-cell table:number-columns-repeated="1013"/>
        </table:table-row>
        <table:table-row table:style-name="ro1">
          <table:table-cell office:value-type="string">
            <text:p>Ogrody Działkowe</text:p>
          </table:table-cell>
          <table:table-cell office:value-type="string">
            <text:p>6:26n</text:p>
          </table:table-cell>
          <table:table-cell table:style-name="Default"/>
          <table:table-cell office:value-type="string">
            <text:p>9:36n</text:p>
          </table:table-cell>
          <table:table-cell office:value-type="string">
            <text:p>10:56</text:p>
          </table:table-cell>
          <table:table-cell office:value-type="string">
            <text:p>12:06n</text:p>
          </table:table-cell>
          <table:table-cell office:value-type="string">
            <text:p>13:06n</text:p>
          </table:table-cell>
          <table:table-cell office:value-type="string">
            <text:p>14:24nv</text:p>
          </table:table-cell>
          <table:table-cell office:value-type="string">
            <text:p>15:36nv</text:p>
          </table:table-cell>
          <table:table-cell table:style-name="Default"/>
          <table:table-cell office:value-type="string">
            <text:p>18:05nv</text:p>
          </table:table-cell>
          <table:table-cell table:number-columns-repeated="1013"/>
        </table:table-row>
        <table:table-row table:style-name="ro1">
          <table:table-cell office:value-type="string">
            <text:p>Ogrody Działkowe I - nż</text:p>
          </table:table-cell>
          <table:table-cell office:value-type="string">
            <text:p>6:26n</text:p>
          </table:table-cell>
          <table:table-cell table:style-name="Default"/>
          <table:table-cell office:value-type="string">
            <text:p>9:36n</text:p>
          </table:table-cell>
          <table:table-cell office:value-type="string">
            <text:p>10:56</text:p>
          </table:table-cell>
          <table:table-cell office:value-type="string">
            <text:p>12:06n</text:p>
          </table:table-cell>
          <table:table-cell office:value-type="string">
            <text:p>13:06n</text:p>
          </table:table-cell>
          <table:table-cell office:value-type="string">
            <text:p>14:24nv</text:p>
          </table:table-cell>
          <table:table-cell office:value-type="string">
            <text:p>15:36nv</text:p>
          </table:table-cell>
          <table:table-cell table:style-name="Default"/>
          <table:table-cell office:value-type="string">
            <text:p>18:05nv</text:p>
          </table:table-cell>
          <table:table-cell table:number-columns-repeated="1013"/>
        </table:table-row>
        <table:table-row table:style-name="ro1">
          <table:table-cell office:value-type="string">
            <text:p>Ogrody Działkowe II - nż</text:p>
          </table:table-cell>
          <table:table-cell office:value-type="string">
            <text:p>6:27n</text:p>
          </table:table-cell>
          <table:table-cell table:style-name="Default"/>
          <table:table-cell office:value-type="string">
            <text:p>9:37n</text:p>
          </table:table-cell>
          <table:table-cell office:value-type="string">
            <text:p>10:57</text:p>
          </table:table-cell>
          <table:table-cell office:value-type="string">
            <text:p>12:07n</text:p>
          </table:table-cell>
          <table:table-cell office:value-type="string">
            <text:p>13:07n</text:p>
          </table:table-cell>
          <table:table-cell office:value-type="string">
            <text:p>14:25nv</text:p>
          </table:table-cell>
          <table:table-cell office:value-type="string">
            <text:p>15:37nv</text:p>
          </table:table-cell>
          <table:table-cell table:style-name="Default"/>
          <table:table-cell office:value-type="string">
            <text:p>18:06nv</text:p>
          </table:table-cell>
          <table:table-cell table:number-columns-repeated="1013"/>
        </table:table-row>
        <table:table-row table:style-name="ro1">
          <table:table-cell office:value-type="string">
            <text:p>Ogrody Działkowe III - nż</text:p>
          </table:table-cell>
          <table:table-cell office:value-type="string">
            <text:p>6:28n</text:p>
          </table:table-cell>
          <table:table-cell table:style-name="Default"/>
          <table:table-cell office:value-type="string">
            <text:p>9:38n</text:p>
          </table:table-cell>
          <table:table-cell office:value-type="string">
            <text:p>10:58</text:p>
          </table:table-cell>
          <table:table-cell office:value-type="string">
            <text:p>12:08n</text:p>
          </table:table-cell>
          <table:table-cell office:value-type="string">
            <text:p>13:08n</text:p>
          </table:table-cell>
          <table:table-cell office:value-type="string">
            <text:p>14:26nv</text:p>
          </table:table-cell>
          <table:table-cell office:value-type="string">
            <text:p>15:38nv</text:p>
          </table:table-cell>
          <table:table-cell table:style-name="Default"/>
          <table:table-cell office:value-type="string">
            <text:p>18:07nv</text:p>
          </table:table-cell>
          <table:table-cell table:number-columns-repeated="1013"/>
        </table:table-row>
        <table:table-row table:style-name="ro1">
          <table:table-cell office:value-type="string">
            <text:p>Osiedle UE / Francuska - nż</text:p>
          </table:table-cell>
          <table:table-cell office:value-type="string">
            <text:p>6:29n</text:p>
          </table:table-cell>
          <table:table-cell table:style-name="Default"/>
          <table:table-cell office:value-type="string">
            <text:p>9:39n</text:p>
          </table:table-cell>
          <table:table-cell office:value-type="string">
            <text:p>10:59</text:p>
          </table:table-cell>
          <table:table-cell office:value-type="string">
            <text:p>12:09n</text:p>
          </table:table-cell>
          <table:table-cell office:value-type="string">
            <text:p>13:09n</text:p>
          </table:table-cell>
          <table:table-cell office:value-type="string">
            <text:p>14:27nv</text:p>
          </table:table-cell>
          <table:table-cell office:value-type="string">
            <text:p>15:39nv</text:p>
          </table:table-cell>
          <table:table-cell table:style-name="Default"/>
          <table:table-cell office:value-type="string">
            <text:p>18:08nv</text:p>
          </table:table-cell>
          <table:table-cell table:number-columns-repeated="1013"/>
        </table:table-row>
        <table:table-row table:style-name="ro1">
          <table:table-cell office:value-type="string">
            <text:p>KTBS / Brytyjska - nż</text:p>
          </table:table-cell>
          <table:table-cell office:value-type="string">
            <text:p>6:30n</text:p>
          </table:table-cell>
          <table:table-cell table:style-name="Default"/>
          <table:table-cell office:value-type="string">
            <text:p>9:40n</text:p>
          </table:table-cell>
          <table:table-cell office:value-type="string">
            <text:p>11:00</text:p>
          </table:table-cell>
          <table:table-cell office:value-type="string">
            <text:p>12:10n</text:p>
          </table:table-cell>
          <table:table-cell office:value-type="string">
            <text:p>13:10n</text:p>
          </table:table-cell>
          <table:table-cell office:value-type="string">
            <text:p>14:28nv</text:p>
          </table:table-cell>
          <table:table-cell office:value-type="string">
            <text:p>15:40nv</text:p>
          </table:table-cell>
          <table:table-cell table:style-name="Default"/>
          <table:table-cell office:value-type="string">
            <text:p>18:09nv</text:p>
          </table:table-cell>
          <table:table-cell table:number-columns-repeated="1013"/>
        </table:table-row>
        <table:table-row table:style-name="ro1">
          <table:table-cell office:value-type="string">
            <text:p>Władysława IV / Pętla</text:p>
          </table:table-cell>
          <table:table-cell office:value-type="string">
            <text:p>6:32n</text:p>
          </table:table-cell>
          <table:table-cell office:value-type="string">
            <text:p>7:45</text:p>
          </table:table-cell>
          <table:table-cell office:value-type="string">
            <text:p>9:42n</text:p>
          </table:table-cell>
          <table:table-cell office:value-type="string">
            <text:p>11:02</text:p>
          </table:table-cell>
          <table:table-cell office:value-type="string">
            <text:p>12:12n</text:p>
          </table:table-cell>
          <table:table-cell office:value-type="string">
            <text:p>13:12n</text:p>
          </table:table-cell>
          <table:table-cell office:value-type="string">
            <text:p>14:30nv</text:p>
          </table:table-cell>
          <table:table-cell office:value-type="string">
            <text:p>15:42nv</text:p>
          </table:table-cell>
          <table:table-cell office:value-type="string">
            <text:p>17:02nv</text:p>
          </table:table-cell>
          <table:table-cell office:value-type="string">
            <text:p>18:11nv</text:p>
          </table:table-cell>
          <table:table-cell table:number-columns-repeated="1013"/>
        </table:table-row>
        <table:table-row table:style-name="ro1">
          <table:table-cell office:value-type="string">
            <text:p>Władysława IV / Kwiatkowskiego</text:p>
          </table:table-cell>
          <table:table-cell office:value-type="string">
            <text:p>6:34n</text:p>
          </table:table-cell>
          <table:table-cell office:value-type="string">
            <text:p>7:47</text:p>
          </table:table-cell>
          <table:table-cell office:value-type="string">
            <text:p>9:44n</text:p>
          </table:table-cell>
          <table:table-cell office:value-type="string">
            <text:p>11:04</text:p>
          </table:table-cell>
          <table:table-cell office:value-type="string">
            <text:p>12:14n</text:p>
          </table:table-cell>
          <table:table-cell office:value-type="string">
            <text:p>13:14n</text:p>
          </table:table-cell>
          <table:table-cell office:value-type="string">
            <text:p>14:32nv</text:p>
          </table:table-cell>
          <table:table-cell office:value-type="string">
            <text:p>15:44nv</text:p>
          </table:table-cell>
          <table:table-cell office:value-type="string">
            <text:p>17:04nv</text:p>
          </table:table-cell>
          <table:table-cell office:value-type="string">
            <text:p>18:13nv</text:p>
          </table:table-cell>
          <table:table-cell table:number-columns-repeated="1013"/>
        </table:table-row>
        <table:table-row table:style-name="ro1">
          <table:table-cell office:value-type="string">
            <text:p>Władysława IV / Sikorskiego</text:p>
          </table:table-cell>
          <table:table-cell office:value-type="string">
            <text:p>6:35n</text:p>
          </table:table-cell>
          <table:table-cell office:value-type="string">
            <text:p>7:48</text:p>
          </table:table-cell>
          <table:table-cell office:value-type="string">
            <text:p>9:45n</text:p>
          </table:table-cell>
          <table:table-cell office:value-type="string">
            <text:p>11:05</text:p>
          </table:table-cell>
          <table:table-cell office:value-type="string">
            <text:p>12:15n</text:p>
          </table:table-cell>
          <table:table-cell office:value-type="string">
            <text:p>13:15n</text:p>
          </table:table-cell>
          <table:table-cell office:value-type="string">
            <text:p>14:33nv</text:p>
          </table:table-cell>
          <table:table-cell office:value-type="string">
            <text:p>15:45nv</text:p>
          </table:table-cell>
          <table:table-cell office:value-type="string">
            <text:p>17:05nv</text:p>
          </table:table-cell>
          <table:table-cell office:value-type="string">
            <text:p>18:14nv</text:p>
          </table:table-cell>
          <table:table-cell table:number-columns-repeated="1013"/>
        </table:table-row>
        <table:table-row table:style-name="ro1">
          <table:table-cell office:value-type="string">
            <text:p>Władysława IV / Kutrzeby</text:p>
          </table:table-cell>
          <table:table-cell office:value-type="string">
            <text:p>6:36n</text:p>
          </table:table-cell>
          <table:table-cell office:value-type="string">
            <text:p>7:50</text:p>
          </table:table-cell>
          <table:table-cell office:value-type="string">
            <text:p>9:46n</text:p>
          </table:table-cell>
          <table:table-cell office:value-type="string">
            <text:p>11:06</text:p>
          </table:table-cell>
          <table:table-cell office:value-type="string">
            <text:p>12:16n</text:p>
          </table:table-cell>
          <table:table-cell office:value-type="string">
            <text:p>13:16n</text:p>
          </table:table-cell>
          <table:table-cell office:value-type="string">
            <text:p>14:34nv</text:p>
          </table:table-cell>
          <table:table-cell office:value-type="string">
            <text:p>15:46nv</text:p>
          </table:table-cell>
          <table:table-cell office:value-type="string">
            <text:p>17:06nv</text:p>
          </table:table-cell>
          <table:table-cell office:value-type="string">
            <text:p>18:15nv</text:p>
          </table:table-cell>
          <table:table-cell table:number-columns-repeated="1013"/>
        </table:table-row>
        <table:table-row table:style-name="ro1">
          <table:table-cell office:value-type="string">
            <text:p>Monte Cassino / Bałtycka</text:p>
          </table:table-cell>
          <table:table-cell office:value-type="string">
            <text:p>6:38n</text:p>
          </table:table-cell>
          <table:table-cell office:value-type="string">
            <text:p>7:52</text:p>
          </table:table-cell>
          <table:table-cell office:value-type="string">
            <text:p>9:48n</text:p>
          </table:table-cell>
          <table:table-cell office:value-type="string">
            <text:p>11:08</text:p>
          </table:table-cell>
          <table:table-cell office:value-type="string">
            <text:p>12:18n</text:p>
          </table:table-cell>
          <table:table-cell office:value-type="string">
            <text:p>13:18n</text:p>
          </table:table-cell>
          <table:table-cell office:value-type="string">
            <text:p>14:36nv</text:p>
          </table:table-cell>
          <table:table-cell office:value-type="string">
            <text:p>15:48nv</text:p>
          </table:table-cell>
          <table:table-cell office:value-type="string">
            <text:p>17:08nv</text:p>
          </table:table-cell>
          <table:table-cell office:value-type="string">
            <text:p>18:17nv</text:p>
          </table:table-cell>
          <table:table-cell table:number-columns-repeated="1013"/>
        </table:table-row>
        <table:table-row table:style-name="ro1">
          <table:table-cell office:value-type="string">
            <text:p>Armii Krajowej / Kościół</text:p>
          </table:table-cell>
          <table:table-cell office:value-type="string">
            <text:p>6:40n</text:p>
          </table:table-cell>
          <table:table-cell office:value-type="string">
            <text:p>7:54</text:p>
          </table:table-cell>
          <table:table-cell office:value-type="string">
            <text:p>9:50n</text:p>
          </table:table-cell>
          <table:table-cell office:value-type="string">
            <text:p>11:10</text:p>
          </table:table-cell>
          <table:table-cell office:value-type="string">
            <text:p>12:20n</text:p>
          </table:table-cell>
          <table:table-cell office:value-type="string">
            <text:p>13:20n</text:p>
          </table:table-cell>
          <table:table-cell office:value-type="string">
            <text:p>14:38nv</text:p>
          </table:table-cell>
          <table:table-cell office:value-type="string">
            <text:p>15:50nv</text:p>
          </table:table-cell>
          <table:table-cell office:value-type="string">
            <text:p>17:10nv</text:p>
          </table:table-cell>
          <table:table-cell office:value-type="string">
            <text:p>18:19nv</text:p>
          </table:table-cell>
          <table:table-cell table:number-columns-repeated="1013"/>
        </table:table-row>
        <table:table-row table:style-name="ro1">
          <table:table-cell office:value-type="string">
            <text:p>Dworzec PKP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office:value-type="string">
            <text:p>Dworzec PKP</text:p>
          </table:table-cell>
          <table:table-cell office:value-type="string">
            <text:p>6:41n</text:p>
          </table:table-cell>
          <table:table-cell office:value-type="string">
            <text:p>7:55</text:p>
          </table:table-cell>
          <table:table-cell office:value-type="string">
            <text:p>9:51n</text:p>
          </table:table-cell>
          <table:table-cell office:value-type="string">
            <text:p>11:11</text:p>
          </table:table-cell>
          <table:table-cell office:value-type="string">
            <text:p>12:21n</text:p>
          </table:table-cell>
          <table:table-cell office:value-type="string">
            <text:p>13:21n</text:p>
          </table:table-cell>
          <table:table-cell office:value-type="string">
            <text:p>14:39nv</text:p>
          </table:table-cell>
          <table:table-cell office:value-type="string">
            <text:p>15:51nv</text:p>
          </table:table-cell>
          <table:table-cell office:value-type="string">
            <text:p>17:11nv</text:p>
          </table:table-cell>
          <table:table-cell office:value-type="string">
            <text:p>18:20nv</text:p>
          </table:table-cell>
          <table:table-cell table:number-columns-repeated="1013"/>
        </table:table-row>
        <table:table-row table:style-name="ro1">
          <table:table-cell office:value-type="string">
            <text:p>Krakusa i Wandy / Zwycięstwa</text:p>
          </table:table-cell>
          <table:table-cell office:value-type="string">
            <text:p>6:41n</text:p>
          </table:table-cell>
          <table:table-cell office:value-type="string">
            <text:p>7:56</text:p>
          </table:table-cell>
          <table:table-cell office:value-type="string">
            <text:p>9:52n</text:p>
          </table:table-cell>
          <table:table-cell office:value-type="string">
            <text:p>11:11</text:p>
          </table:table-cell>
          <table:table-cell office:value-type="string">
            <text:p>12:21n</text:p>
          </table:table-cell>
          <table:table-cell office:value-type="string">
            <text:p>13:22n</text:p>
          </table:table-cell>
          <table:table-cell office:value-type="string">
            <text:p>14:40nv</text:p>
          </table:table-cell>
          <table:table-cell office:value-type="string">
            <text:p>15:52nv</text:p>
          </table:table-cell>
          <table:table-cell office:value-type="string">
            <text:p>17:11nv</text:p>
          </table:table-cell>
          <table:table-cell office:value-type="string">
            <text:p>18:20nv</text:p>
          </table:table-cell>
          <table:table-cell table:number-columns-repeated="1013"/>
        </table:table-row>
        <table:table-row table:style-name="ro1">
          <table:table-cell office:value-type="string">
            <text:p>Lechicka / Kolejowa</text:p>
          </table:table-cell>
          <table:table-cell office:value-type="string">
            <text:p>6:43n</text:p>
          </table:table-cell>
          <table:table-cell office:value-type="string">
            <text:p>7:58</text:p>
          </table:table-cell>
          <table:table-cell office:value-type="string">
            <text:p>9:54n</text:p>
          </table:table-cell>
          <table:table-cell office:value-type="string">
            <text:p>11:13</text:p>
          </table:table-cell>
          <table:table-cell office:value-type="string">
            <text:p>12:23n</text:p>
          </table:table-cell>
          <table:table-cell office:value-type="string">
            <text:p>13:24n</text:p>
          </table:table-cell>
          <table:table-cell office:value-type="string">
            <text:p>14:42nv</text:p>
          </table:table-cell>
          <table:table-cell office:value-type="string">
            <text:p>15:54nv</text:p>
          </table:table-cell>
          <table:table-cell office:value-type="string">
            <text:p>17:13nv</text:p>
          </table:table-cell>
          <table:table-cell office:value-type="string">
            <text:p>18:22nv</text:p>
          </table:table-cell>
          <table:table-cell table:number-columns-repeated="1013"/>
        </table:table-row>
        <table:table-row table:style-name="ro1">
          <table:table-cell office:value-type="string">
            <text:p>Lechicka / FMB</text:p>
          </table:table-cell>
          <table:table-cell office:value-type="string">
            <text:p>6:44n</text:p>
          </table:table-cell>
          <table:table-cell office:value-type="string">
            <text:p>7:59</text:p>
          </table:table-cell>
          <table:table-cell office:value-type="string">
            <text:p>9:55n</text:p>
          </table:table-cell>
          <table:table-cell office:value-type="string">
            <text:p>11:14</text:p>
          </table:table-cell>
          <table:table-cell office:value-type="string">
            <text:p>12:24n</text:p>
          </table:table-cell>
          <table:table-cell office:value-type="string">
            <text:p>13:25n</text:p>
          </table:table-cell>
          <table:table-cell office:value-type="string">
            <text:p>14:43nv</text:p>
          </table:table-cell>
          <table:table-cell office:value-type="string">
            <text:p>15:55nv</text:p>
          </table:table-cell>
          <table:table-cell office:value-type="string">
            <text:p>17:14nv</text:p>
          </table:table-cell>
          <table:table-cell office:value-type="string">
            <text:p>18:23nv</text:p>
          </table:table-cell>
          <table:table-cell table:number-columns-repeated="1013"/>
        </table:table-row>
        <table:table-row table:style-name="ro1">
          <table:table-cell office:value-type="string">
            <text:p>Niekłonice / Działki I - nż</text:p>
          </table:table-cell>
          <table:table-cell office:value-type="string">
            <text:p>6:45n</text:p>
          </table:table-cell>
          <table:table-cell office:value-type="string">
            <text:p>8:00</text:p>
          </table:table-cell>
          <table:table-cell office:value-type="string">
            <text:p>9:56n</text:p>
          </table:table-cell>
          <table:table-cell office:value-type="string">
            <text:p>11:15</text:p>
          </table:table-cell>
          <table:table-cell office:value-type="string">
            <text:p>12:25n</text:p>
          </table:table-cell>
          <table:table-cell office:value-type="string">
            <text:p>13:26n</text:p>
          </table:table-cell>
          <table:table-cell office:value-type="string">
            <text:p>14:44nv</text:p>
          </table:table-cell>
          <table:table-cell office:value-type="string">
            <text:p>15:56nv</text:p>
          </table:table-cell>
          <table:table-cell office:value-type="string">
            <text:p>17:15nv</text:p>
          </table:table-cell>
          <table:table-cell office:value-type="string">
            <text:p>18:24nv</text:p>
          </table:table-cell>
          <table:table-cell table:number-columns-repeated="1013"/>
        </table:table-row>
        <table:table-row table:style-name="ro1">
          <table:table-cell office:value-type="string">
            <text:p>Niekłonice / Drukarnia - nż</text:p>
          </table:table-cell>
          <table:table-cell office:value-type="string">
            <text:p>6:46n</text:p>
          </table:table-cell>
          <table:table-cell office:value-type="string">
            <text:p>8:00</text:p>
          </table:table-cell>
          <table:table-cell office:value-type="string">
            <text:p>9:57n</text:p>
          </table:table-cell>
          <table:table-cell office:value-type="string">
            <text:p>11:15</text:p>
          </table:table-cell>
          <table:table-cell office:value-type="string">
            <text:p>12:26n</text:p>
          </table:table-cell>
          <table:table-cell office:value-type="string">
            <text:p>13:27n</text:p>
          </table:table-cell>
          <table:table-cell office:value-type="string">
            <text:p>14:45nv</text:p>
          </table:table-cell>
          <table:table-cell office:value-type="string">
            <text:p>15:57nv</text:p>
          </table:table-cell>
          <table:table-cell office:value-type="string">
            <text:p>17:16nv</text:p>
          </table:table-cell>
          <table:table-cell office:value-type="string">
            <text:p>18:25nv</text:p>
          </table:table-cell>
          <table:table-cell table:number-columns-repeated="1013"/>
        </table:table-row>
        <table:table-row table:style-name="ro1">
          <table:table-cell office:value-type="string">
            <text:p>Niekłonice Działki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>
            <text:p>Niekłonice Działki k. Wieś</text:p>
          </table:table-cell>
          <table:table-cell table:style-name="Default"/>
          <table:table-cell office:value-type="string">
            <text:p>8:01</text:p>
          </table:table-cell>
          <table:table-cell table:style-name="Default"/>
          <table:table-cell office:value-type="string">
            <text:p>11:16</text:p>
          </table:table-cell>
          <table:table-cell table:number-columns-repeated="1019"/>
        </table:table-row>
        <table:table-row table:style-name="ro1">
          <table:table-cell office:value-type="string">
            <text:p>Niekłonice - nż</text:p>
          </table:table-cell>
          <table:table-cell/>
          <table:table-cell office:value-type="string">
            <text:p>8:02</text:p>
          </table:table-cell>
          <table:table-cell table:style-name="Default"/>
          <table:table-cell office:value-type="string">
            <text:p>11:17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2S</meta:editing-duration>
    <meta:editing-cycles>57</meta:editing-cycles>
    <meta:generator>LibreOffice/3.5$Windows_x86 LibreOffice_project/165a79a-7059095-e13bb37-fef39a4-9503d18</meta:generator>
    <dc:date>2012-06-28T18:38:30.65</dc:date>
    <meta:document-statistic meta:table-count="7" meta:cell-count="2144" meta:object-count="0"/>
    <meta:user-defined meta:name="Info 1"/>
    <meta:user-defined meta:name="Info 2"/>
    <meta:user-defined meta:name="Info 3"/>
    <meta:user-defined meta:name="Info 4"/>
  </office:meta>
</office:document-meta>
</file>